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2.0071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5.585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6189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2.2283in"/>
    </style:style>
    <style:style style:name="co12" style:family="table-column">
      <style:table-column-properties fo:break-before="auto" style:column-width="2.1193in"/>
    </style:style>
    <style:style style:name="co31" style:family="table-column">
      <style:table-column-properties fo:break-before="auto" style:column-width="2.1429in"/>
    </style:style>
    <style:style style:name="co32" style:family="table-column">
      <style:table-column-properties fo:break-before="auto" style:column-width="1.75in"/>
    </style:style>
    <style:style style:name="co33" style:family="table-column">
      <style:table-column-properties fo:break-before="auto" style:column-width="1.7063in"/>
    </style:style>
    <style:style style:name="co34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0.4492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7882in"/>
    </style:style>
    <style:style style:name="co35" style:family="table-column">
      <style:table-column-properties fo:break-before="auto" style:column-width="2.0909in"/>
    </style:style>
    <style:style style:name="co36" style:family="table-column">
      <style:table-column-properties fo:break-before="auto" style:column-width="2.2063in"/>
    </style:style>
    <style:style style:name="co58" style:family="table-column">
      <style:table-column-properties fo:break-before="auto" style:column-width="1.7374in"/>
    </style:style>
    <style:style style:name="co59" style:family="table-column">
      <style:table-column-properties fo:break-before="auto" style:column-width="1.7929in"/>
    </style:style>
    <style:style style:name="co60" style:family="table-column">
      <style:table-column-properties fo:break-before="auto" style:column-width="0.5571in"/>
    </style:style>
    <style:style style:name="co61" style:family="table-column">
      <style:table-column-properties fo:break-before="auto" style:column-width="0.5945in"/>
    </style:style>
    <style:style style:name="co62" style:family="table-column">
      <style:table-column-properties fo:break-before="auto" style:column-width="0.6035in"/>
    </style:style>
    <style:style style:name="co63" style:family="table-column">
      <style:table-column-properties fo:break-before="auto" style:column-width="0.622in"/>
    </style:style>
    <style:style style:name="co64" style:family="table-column">
      <style:table-column-properties fo:break-before="auto" style:column-width="0.7327in"/>
    </style:style>
    <style:style style:name="co65" style:family="table-column">
      <style:table-column-properties fo:break-before="auto" style:column-width="1.7283in"/>
    </style:style>
    <style:style style:name="co66" style:family="table-column">
      <style:table-column-properties fo:break-before="auto" style:column-width="1.9047in"/>
    </style:style>
    <style:style style:name="co67" style:family="table-column">
      <style:table-column-properties fo:break-before="auto" style:column-width="1.6055in"/>
    </style:style>
    <style:style style:name="co68" style:family="table-column">
      <style:table-column-properties fo:break-before="auto" style:column-width="1.6717in"/>
    </style:style>
    <style:style style:name="co69" style:family="table-column">
      <style:table-column-properties fo:break-before="auto" style:column-width="1.2075in"/>
    </style:style>
    <style:style style:name="co70" style:family="table-column">
      <style:table-column-properties fo:break-before="auto" style:column-width="1.6165in"/>
    </style:style>
    <style:style style:name="co71" style:family="table-column">
      <style:table-column-properties fo:break-before="auto" style:column-width="0.3756in"/>
    </style:style>
    <style:style style:name="co72" style:family="table-column">
      <style:table-column-properties fo:break-before="auto" style:column-width="0.4126in"/>
    </style:style>
    <style:style style:name="co73" style:family="table-column">
      <style:table-column-properties fo:break-before="auto" style:column-width="0.5055in"/>
    </style:style>
    <style:style style:name="co74" style:family="table-column">
      <style:table-column-properties fo:break-before="auto" style:column-width="1.5236in"/>
    </style:style>
    <style:style style:name="co75" style:family="table-column">
      <style:table-column-properties fo:break-before="auto" style:column-width="2.0165in"/>
    </style:style>
    <style:style style:name="co76" style:family="table-column">
      <style:table-column-properties fo:break-before="auto" style:column-width="1.4661in"/>
    </style:style>
    <style:style style:name="co77" style:family="table-column">
      <style:table-column-properties fo:break-before="auto" style:column-width="1.8374in"/>
    </style:style>
    <style:style style:name="co78" style:family="table-column">
      <style:table-column-properties fo:break-before="auto" style:column-width="0.4335in"/>
    </style:style>
    <style:style style:name="co79" style:family="table-column">
      <style:table-column-properties fo:break-before="auto" style:column-width="0.4646in"/>
    </style:style>
    <style:style style:name="co80" style:family="table-column">
      <style:table-column-properties fo:break-before="auto" style:column-width="0.7126in"/>
    </style:style>
    <style:style style:name="co81" style:family="table-column">
      <style:table-column-properties fo:break-before="auto" style:column-width="1.5693in"/>
    </style:style>
    <style:style style:name="co82" style:family="table-column">
      <style:table-column-properties fo:break-before="auto" style:column-width="1.5075in"/>
    </style:style>
    <style:style style:name="co83" style:family="table-column">
      <style:table-column-properties fo:break-before="auto" style:column-width="1.7453in"/>
    </style:style>
    <style:style style:name="co84" style:family="table-column">
      <style:table-column-properties fo:break-before="auto" style:column-width="1.8173in"/>
    </style:style>
    <style:style style:name="co85" style:family="table-column">
      <style:table-column-properties fo:break-before="auto" style:column-width="0.6709in"/>
    </style:style>
    <style:style style:name="co86" style:family="table-column">
      <style:table-column-properties fo:break-before="auto" style:column-width="0.4228in"/>
    </style:style>
    <style:style style:name="co87" style:family="table-column">
      <style:table-column-properties fo:break-before="auto" style:column-width="0.402in"/>
    </style:style>
    <style:style style:name="co88" style:family="table-column">
      <style:table-column-properties fo:break-before="auto" style:column-width="0.4437in"/>
    </style:style>
    <style:style style:name="co89" style:family="table-column">
      <style:table-column-properties fo:break-before="auto" style:column-width="0.702in"/>
    </style:style>
    <style:style style:name="co90" style:family="table-column">
      <style:table-column-properties fo:break-before="auto" style:column-width="1.5382in"/>
    </style:style>
    <style:style style:name="co91" style:family="table-column">
      <style:table-column-properties fo:break-before="auto" style:column-width="1.6445in"/>
    </style:style>
    <style:style style:name="co92" style:family="table-column">
      <style:table-column-properties fo:break-before="auto" style:column-width="0.539in"/>
    </style:style>
    <style:style style:name="co93" style:family="table-column">
      <style:table-column-properties fo:break-before="auto" style:column-width="0.5291in"/>
    </style:style>
    <style:style style:name="co94" style:family="table-column">
      <style:table-column-properties fo:break-before="auto" style:column-width="0.4366in"/>
    </style:style>
    <style:style style:name="co95" style:family="table-column">
      <style:table-column-properties fo:break-before="auto" style:column-width="0.3902in"/>
    </style:style>
    <style:style style:name="co96" style:family="table-column">
      <style:table-column-properties fo:break-before="auto" style:column-width="0.7709in"/>
    </style:style>
    <style:style style:name="co97" style:family="table-column">
      <style:table-column-properties fo:break-before="auto" style:column-width="1.9602in"/>
    </style:style>
    <style:style style:name="co98" style:family="table-column">
      <style:table-column-properties fo:break-before="auto" style:column-width="1.7146in"/>
    </style:style>
    <style:style style:name="co99" style:family="table-column">
      <style:table-column-properties fo:break-before="auto" style:column-width="1.3126in"/>
    </style:style>
    <style:style style:name="co100" style:family="table-column">
      <style:table-column-properties fo:break-before="auto" style:column-width="1.4492in"/>
    </style:style>
    <style:style style:name="co101" style:family="table-column">
      <style:table-column-properties fo:break-before="auto" style:column-width="0.4736in"/>
    </style:style>
    <style:style style:name="co102" style:family="table-column">
      <style:table-column-properties fo:break-before="auto" style:column-width="0.8083in"/>
    </style:style>
    <style:style style:name="co103" style:family="table-column">
      <style:table-column-properties fo:break-before="auto" style:column-width="1.8217in"/>
    </style:style>
    <style:style style:name="co104" style:family="table-column">
      <style:table-column-properties fo:break-before="auto" style:column-width="2.2118in"/>
    </style:style>
    <style:style style:name="co52" style:family="table-column">
      <style:table-column-properties fo:break-before="auto" style:column-width="1.9138in"/>
    </style:style>
    <style:style style:name="co105" style:family="table-column">
      <style:table-column-properties fo:break-before="auto" style:column-width="1.3in"/>
    </style:style>
    <style:style style:name="co54" style:family="table-column">
      <style:table-column-properties fo:break-before="auto" style:column-width="1.4854in"/>
    </style:style>
    <style:style style:name="co42" style:family="table-column">
      <style:table-column-properties fo:break-before="auto" style:column-width="0.4146in"/>
    </style:style>
    <style:style style:name="co47" style:family="table-column">
      <style:table-column-properties fo:break-before="auto" style:column-width="0.4693in"/>
    </style:style>
    <style:style style:name="co29" style:family="table-column">
      <style:table-column-properties fo:break-before="auto" style:column-width="0.3929in"/>
    </style:style>
    <style:style style:name="co55" style:family="table-column">
      <style:table-column-properties fo:break-before="auto" style:column-width="0.7535in"/>
    </style:style>
    <style:style style:name="co56" style:family="table-column">
      <style:table-column-properties fo:break-before="auto" style:column-width="2.1409in"/>
    </style:style>
    <style:style style:name="co106" style:family="table-column">
      <style:table-column-properties fo:break-before="auto" style:column-width="1.9701in"/>
    </style:style>
    <style:style style:name="co107" style:family="table-column">
      <style:table-column-properties fo:break-before="auto" style:column-width="0.3819in"/>
    </style:style>
    <style:style style:name="co108" style:family="table-column">
      <style:table-column-properties fo:break-before="auto" style:column-width="1.6417in"/>
    </style:style>
    <style:style style:name="co109" style:family="table-column">
      <style:table-column-properties fo:break-before="auto" style:column-width="2.6744in"/>
    </style:style>
    <style:style style:name="co110" style:family="table-column">
      <style:table-column-properties fo:break-before="auto" style:column-width="2.5091in"/>
    </style:style>
    <style:style style:name="co111" style:family="table-column">
      <style:table-column-properties fo:break-before="auto" style:column-width="3.0354in"/>
    </style:style>
    <style:style style:name="co112" style:family="table-column">
      <style:table-column-properties fo:break-before="auto" style:column-width="1.5508in"/>
    </style:style>
    <style:style style:name="co113" style:family="table-column">
      <style:table-column-properties fo:break-before="auto" style:column-width="1.3654in"/>
    </style:style>
    <style:style style:name="co114" style:family="table-column">
      <style:table-column-properties fo:break-before="auto" style:column-width="0.3272in"/>
    </style:style>
    <style:style style:name="co115" style:family="table-column">
      <style:table-column-properties fo:break-before="auto" style:column-width="2.6327in"/>
    </style:style>
    <style:style style:name="co116" style:family="table-column">
      <style:table-column-properties fo:break-before="auto" style:column-width="3.9874in"/>
    </style:style>
    <style:style style:name="co13" style:family="table-column">
      <style:table-column-properties fo:break-before="auto" style:column-width="2.1654in"/>
    </style:style>
    <style:style style:name="co17" style:family="table-column">
      <style:table-column-properties fo:break-before="auto" style:column-width="2.2937in"/>
    </style:style>
    <style:style style:name="co18" style:family="table-column">
      <style:table-column-properties fo:break-before="auto" style:column-width="2.0862in"/>
    </style:style>
    <style:style style:name="co117" style:family="table-column">
      <style:table-column-properties fo:break-before="auto" style:column-width="1.9409in"/>
    </style:style>
    <style:style style:name="co118" style:family="table-column">
      <style:table-column-properties fo:break-before="auto" style:column-width="1.4764in"/>
    </style:style>
    <style:style style:name="co119" style:family="table-column">
      <style:table-column-properties fo:break-before="auto" style:column-width="0.898in"/>
    </style:style>
    <style:style style:name="co120" style:family="table-column">
      <style:table-column-properties fo:break-before="auto" style:column-width="0.5673in"/>
    </style:style>
    <style:style style:name="co121" style:family="table-column">
      <style:table-column-properties fo:break-before="auto" style:column-width="0.6602in"/>
    </style:style>
    <style:style style:name="co122" style:family="table-column">
      <style:table-column-properties fo:break-before="auto" style:column-width="2.3335in"/>
    </style:style>
    <style:style style:name="co123" style:family="table-column">
      <style:table-column-properties fo:break-before="auto" style:column-width="2.5917in"/>
    </style:style>
    <style:style style:name="co134" style:family="table-column">
      <style:table-column-properties fo:break-before="auto" style:column-width="1.6043in"/>
    </style:style>
    <style:style style:name="co135" style:family="table-column">
      <style:table-column-properties fo:break-before="auto" style:column-width="1.8902in"/>
    </style:style>
    <style:style style:name="co136" style:family="table-column">
      <style:table-column-properties fo:break-before="auto" style:column-width="0.6008in"/>
    </style:style>
    <style:style style:name="co137" style:family="table-column">
      <style:table-column-properties fo:break-before="auto" style:column-width="1.3335in"/>
    </style:style>
    <style:style style:name="co138" style:family="table-column">
      <style:table-column-properties fo:break-before="auto" style:column-width="0.9083in"/>
    </style:style>
    <style:style style:name="co139" style:family="table-column">
      <style:table-column-properties fo:break-before="auto" style:column-width="2.3161in"/>
    </style:style>
    <style:style style:name="co140" style:family="table-column">
      <style:table-column-properties fo:break-before="auto" style:column-width="1.9555in"/>
    </style:style>
    <style:style style:name="co141" style:family="table-column">
      <style:table-column-properties fo:break-before="auto" style:column-width="1.398in"/>
    </style:style>
    <style:style style:name="co142" style:family="table-column">
      <style:table-column-properties fo:break-before="auto" style:column-width="1.639in"/>
    </style:style>
    <style:style style:name="co143" style:family="table-column">
      <style:table-column-properties fo:break-before="auto" style:column-width="0.4256in"/>
    </style:style>
    <style:style style:name="co144" style:family="table-column">
      <style:table-column-properties fo:break-before="auto" style:column-width="2.3602in"/>
    </style:style>
    <style:style style:name="co145" style:family="table-column">
      <style:table-column-properties fo:break-before="auto" style:column-width="2.0535in"/>
    </style:style>
    <style:style style:name="co146" style:family="table-column">
      <style:table-column-properties fo:break-before="auto" style:column-width="1.289in"/>
    </style:style>
    <style:style style:name="co147" style:family="table-column">
      <style:table-column-properties fo:break-before="auto" style:column-width="1.2354in"/>
    </style:style>
    <style:style style:name="co148" style:family="table-column">
      <style:table-column-properties fo:break-before="auto" style:column-width="0.3602in"/>
    </style:style>
    <style:style style:name="co149" style:family="table-column">
      <style:table-column-properties fo:break-before="auto" style:column-width="0.939in"/>
    </style:style>
    <style:style style:name="co150" style:family="table-column">
      <style:table-column-properties fo:break-before="auto" style:column-width="0.961in"/>
    </style:style>
    <style:style style:name="co151" style:family="table-column">
      <style:table-column-properties fo:break-before="auto" style:column-width="2.698in"/>
    </style:style>
    <style:style style:name="co152" style:family="table-column">
      <style:table-column-properties fo:break-before="auto" style:column-width="2.1929in"/>
    </style:style>
    <style:style style:name="co153" style:family="table-column">
      <style:table-column-properties fo:break-before="auto" style:column-width="1.2472in"/>
    </style:style>
    <style:style style:name="co154" style:family="table-column">
      <style:table-column-properties fo:break-before="auto" style:column-width="0.5134in"/>
    </style:style>
    <style:style style:name="co155" style:family="table-column">
      <style:table-column-properties fo:break-before="auto" style:column-width="0.4807in"/>
    </style:style>
    <style:style style:name="co156" style:family="table-column">
      <style:table-column-properties fo:break-before="auto" style:column-width="2.578in"/>
    </style:style>
    <style:style style:name="co157" style:family="table-column">
      <style:table-column-properties fo:break-before="auto" style:column-width="2.0425in"/>
    </style:style>
    <style:style style:name="co158" style:family="table-column">
      <style:table-column-properties fo:break-before="auto" style:column-width="1.1902in"/>
    </style:style>
    <style:style style:name="co159" style:family="table-column">
      <style:table-column-properties fo:break-before="auto" style:column-width="2.157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0.2402in" fo:break-before="auto" style:use-optimal-row-height="true"/>
    </style:style>
    <style:style style:name="ro19" style:family="table-row">
      <style:table-row-properties style:row-height="0.1807in" fo:break-before="auto" style:use-optimal-row-height="true"/>
    </style:style>
    <style:style style:name="ro20" style:family="table-row">
      <style:table-row-properties style:row-height="0.1736in" fo:break-before="auto" style:use-optimal-row-height="true"/>
    </style:style>
    <style:style style:name="ro21" style:family="table-row">
      <style:table-row-properties style:row-height="0.5043in" fo:break-before="auto" style:use-optimal-row-height="true"/>
    </style:style>
    <style:style style:name="ro22" style:family="table-row">
      <style:table-row-properties style:row-height="0.3425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1791in" fo:break-before="auto" style:use-optimal-row-height="true"/>
    </style:style>
    <style:style style:name="ro15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3484in" fo:break-before="auto" style:use-optimal-row-height="true"/>
    </style:style>
    <style:style style:name="ro16" style:family="table-row">
      <style:table-row-properties style:row-height="0.2374in" fo:break-before="auto" style:use-optimal-row-height="false"/>
    </style:style>
    <style:style style:name="ro25" style:family="table-row">
      <style:table-row-properties style:row-height="0.3835in" fo:break-before="auto" style:use-optimal-row-height="false"/>
    </style:style>
    <style:style style:name="ro27" style:family="table-row">
      <style:table-row-properties style:row-height="0.2453in" fo:break-before="auto" style:use-optimal-row-height="true"/>
    </style:style>
    <style:style style:name="ro28" style:family="table-row">
      <style:table-row-properties style:row-height="0.4764in" fo:break-before="auto" style:use-optimal-row-height="true"/>
    </style:style>
    <style:style style:name="ro29" style:family="table-row">
      <style:table-row-properties style:row-height="0.3654in" fo:break-before="auto" style:use-optimal-row-height="false"/>
    </style:style>
    <style:style style:name="ro30" style:family="table-row">
      <style:table-row-properties style:row-height="0.3925in" fo:break-before="auto" style:use-optimal-row-height="false"/>
    </style:style>
    <style:style style:name="ro31" style:family="table-row">
      <style:table-row-properties style:row-height="0.5744in" fo:break-before="auto" style:use-optimal-row-height="false"/>
    </style:style>
    <style:style style:name="ro32" style:family="table-row">
      <style:table-row-properties style:row-height="0.3283in" fo:break-before="auto" style:use-optimal-row-height="false"/>
    </style:style>
    <style:style style:name="ro33" style:family="table-row">
      <style:table-row-properties style:row-height="0.3571in" fo:break-before="auto" style:use-optimal-row-height="tru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 tableooo:tab-color="#0000ff"/>
    </style:style>
    <style:style style:name="ta6" style:family="table" style:master-page-name="Default">
      <style:table-properties table:display="true" style:writing-mode="lr-tb" tableooo:tab-color="#b80047"/>
    </style:style>
    <style:style style:name="ta10" style:family="table" style:master-page-name="Default">
      <style:table-properties table:display="true" style:writing-mode="lr-tb" tableooo:tab-color="#000000"/>
    </style:style>
    <style:style style:name="ta11" style:family="table" style:master-page-name="Default">
      <style:table-properties table:display="true" style:writing-mode="lr-tb" tableooo:tab-color="#ffffcc"/>
    </style:style>
    <style:style style:name="ta12" style:family="table" style:master-page-name="Default">
      <style:table-properties table:display="true" style:writing-mode="lr-tb" tableooo:tab-color="#808000"/>
    </style:style>
    <style:style style:name="ta13" style:family="table" style:master-page-name="Default">
      <style:table-properties table:display="true" style:writing-mode="lr-tb" tableooo:tab-color="#ff950e"/>
    </style:style>
    <style:style style:name="ta14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996633"/>
    </style:style>
    <style:style style:name="ta16" style:family="table" style:master-page-name="Default">
      <style:table-properties table:display="true" style:writing-mode="lr-tb" tableooo:tab-color="#00ffff"/>
    </style:style>
    <style:style style:name="ta17" style:family="table" style:master-page-name="Default">
      <style:table-properties table:display="true" style:writing-mode="lr-tb" tableooo:tab-color="#ff00ff"/>
    </style:style>
    <style:style style:name="ta18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8000"/>
    </style:style>
    <style:style style:name="ta19" style:family="table" style:master-page-name="Default">
      <style:table-properties table:display="true" style:writing-mode="lr-tb" tableooo:tab-color="#ffcc99"/>
    </style:style>
    <style:style style:name="ta20" style:family="table" style:master-page-name="Default">
      <style:table-properties table:display="true" style:writing-mode="lr-tb" tableooo:tab-color="#666666"/>
    </style:style>
    <style:style style:name="ta22" style:family="table" style:master-page-name="Default">
      <style:table-properties table:display="true" style:writing-mode="lr-tb" tableooo:tab-color="#999999"/>
    </style:style>
    <style:style style:name="ta23" style:family="table" style:master-page-name="Default">
      <style:table-properties table:display="true" style:writing-mode="lr-tb" tableooo:tab-color="#663300"/>
    </style:style>
    <style:style style:name="ta24" style:family="table" style:master-page-name="Default">
      <style:table-properties table:display="true" style:writing-mode="lr-tb" tableooo:tab-color="#5e11a6"/>
    </style:style>
    <style:style style:name="ta25" style:family="table" style:master-page-name="Default">
      <style:table-properties table:display="true" style:writing-mode="lr-tb" tableooo:tab-color="#cccc00"/>
    </style:style>
    <style:style style:name="ta26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b300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950e" fo:wrap-option="wrap" style:vertical-align="middle"/>
      <style:text-properties fo:color="#000000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000000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00ff00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996633" fo:wrap-option="wrap" style:vertical-align="middle"/>
      <style:text-properties fo:color="#c0c0c0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cccc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579d1c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00ff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00ff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background-color="#663300" fo:wrap-option="wrap" style:vertical-align="middle"/>
      <style:text-properties fo:color="#33cc66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ff99" fo:wrap-option="wrap" style:vertical-align="top"/>
      <style:text-properties fo:color="#00008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b3b300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950e" fo:wrap-option="wrap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000000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00ff00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996633" fo:wrap-option="wrap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00ff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663300" fo:wrap-option="wrap" style:vertical-align="top"/>
      <style:text-properties fo:color="#33cc66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4b1f6f" fo:wrap-option="wrap" style:vertical-align="top"/>
      <style:text-properties fo:color="#00ff00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ff0000" fo:wrap-option="wrap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4b1f6f" fo:wrap-option="wrap" style:vertical-align="middle"/>
      <style:text-properties fo:color="#00ff00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cccc00" fo:wrap-option="wrap" style:vertical-align="top"/>
      <style:text-properties fo:color="#800080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b3b3b3" fo:wrap-option="wrap" style:vertical-align="top"/>
      <style:text-properties fo:color="#800000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3366" fo:wrap-option="wrap" style:vertical-align="top"/>
      <style:text-properties fo:color="#e6e64c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579d1c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ff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00" fo:wrap-option="wrap" style:vertical-align="middle"/>
      <style:text-properties fo:color="#7e002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b3b3b3" fo:wrap-option="wrap" style:vertical-align="middle"/>
      <style:text-properties fo:color="#99284c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3366" fo:wrap-option="wrap" style:vertical-align="middle"/>
      <style:text-properties fo:color="#e6ff00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99" fo:wrap-option="wrap" style:vertical-align="middle"/>
      <style:text-properties fo:color="#000080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0000" fo:wrap-option="wrap" style:vertical-align="middle"/>
      <style:text-properties fo:color="#000000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cccc00" fo:wrap-option="wrap" style:vertical-align="middle"/>
      <style:text-properties fo:color="#80008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b3b3b3" fo:wrap-option="wrap" style:vertical-align="middle"/>
      <style:text-properties fo:color="#8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3366" fo:wrap-option="wrap" style:vertical-align="middle"/>
      <style:text-properties fo:color="#e6e64c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0066cc" fo:wrap-option="wrap" style:vertical-align="middle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0000ff" fo:wrap-option="wrap" style:vertical-align="middle"/>
      <style:text-properties fo:color="#ffffff"/>
    </style:style>
    <style:style style:name="ce44" style:family="table-cell" style:parent-style-name="Default">
      <style:table-cell-properties fo:background-color="#000080" fo:wrap-option="wrap" style:vertical-align="middle"/>
      <style:text-properties fo:color="#ffffff"/>
    </style:style>
    <style:style style:name="ce45" style:family="table-cell" style:parent-style-name="Default">
      <style:table-cell-properties fo:background-color="#0066cc" fo:wrap-option="wrap" style:vertical-align="middle"/>
      <style:text-properties fo:color="#ffffff"/>
    </style:style>
    <style:style style:name="ce46" style:family="table-cell" style:parent-style-name="Default">
      <style:table-cell-properties fo:background-color="#0047ff" fo:wrap-option="wrap" style:vertical-align="middle"/>
      <style:text-properties fo:color="#ffffff"/>
    </style:style>
    <style:style style:name="ce47" style:family="table-cell" style:parent-style-name="Default">
      <style:table-cell-properties fo:background-color="#0066cc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4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fo:background-color="#0047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font-name="Arial1" style:font-name-asian="Arial1" style:font-name-complex="Arial1"/>
    </style:style>
    <style:style style:name="ce100" style:family="table-cell" style:parent-style-name="Default">
      <style:table-cell-properties fo:background-color="#ff3366" fo:border="0.0008in solid #ffff99" style:vertical-align="middle"/>
      <style:text-properties fo:color="#ffff99"/>
    </style:style>
    <style:style style:name="ce101" style:family="table-cell" style:parent-style-name="Default">
      <style:table-cell-properties fo:background-color="#800000" fo:border="0.0008in solid #ffff99" style:vertical-align="middle"/>
      <style:text-properties fo:color="#ffff99"/>
    </style:style>
    <style:style style:name="ce102" style:family="table-cell" style:parent-style-name="Default">
      <style:table-cell-properties fo:background-color="#b80047" fo:border="0.0008in solid #ffff99" style:vertical-align="middle"/>
      <style:text-properties fo:color="#ffff99" fo:font-weight="bold" style:font-weight-asian="bold" style:font-weight-complex="bold"/>
    </style:style>
    <style:style style:name="ce103" style:family="table-cell" style:parent-style-name="Default">
      <style:table-cell-properties fo:background-color="#b80047" fo:border="0.0008in solid #ffff99" style:vertical-align="middle"/>
      <style:text-properties fo:color="#ffff99"/>
    </style:style>
    <style:style style:name="ce104" style:family="table-cell" style:parent-style-name="Default">
      <style:table-cell-properties fo:background-color="#b80047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5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6" style:family="table-cell" style:parent-style-name="Default">
      <style:table-cell-properties fo:background-color="#ff3366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7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style:font-name="Arial1" style:font-name-asian="Arial1" style:font-name-complex="Arial1"/>
    </style:style>
    <style:style style:name="ce108" style:family="table-cell" style:parent-style-name="Default">
      <style:table-cell-properties fo:background-color="#800000" fo:wrap-option="wrap" fo:border="0.0008in solid #ffff99" style:vertical-align="middle"/>
      <style:text-properties fo:color="#ffff99"/>
    </style:style>
    <style:style style:name="ce97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fo:font-weight="bold" style:font-weight-asian="bold" style:font-weight-complex="bold"/>
    </style:style>
    <style:style style:name="ce99" style:family="table-cell" style:parent-style-name="Default">
      <style:table-cell-properties fo:background-color="#b80047" fo:wrap-option="wrap" fo:border="0.0008in solid #ffff99" style:vertical-align="middle"/>
      <style:text-properties fo:color="#ffff99" fo:font-weight="bold" style:font-weight-asian="bold" style:font-weight-complex="bold"/>
    </style:style>
    <style:style style:name="ce151" style:family="table-cell" style:parent-style-name="Default">
      <style:table-cell-properties fo:background-color="#000000" fo:wrap-option="wrap" style:vertical-align="middle"/>
      <style:text-properties fo:color="#ffffff"/>
    </style:style>
    <style:style style:name="ce14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9" style:family="table-cell" style:parent-style-name="Default">
      <style:table-cell-properties fo:background-color="#4c4c4c" fo:wrap-option="wrap" style:vertical-align="middle"/>
      <style:text-properties fo:color="#ffffff" fo:font-weight="bold" style:font-weight-asian="bold" style:font-weight-complex="bold"/>
    </style:style>
    <style:style style:name="ce150" style:family="table-cell" style:parent-style-name="Default">
      <style:table-cell-properties fo:background-color="#999999" fo:wrap-option="wrap" style:vertical-align="middle"/>
      <style:text-properties fo:color="#ffffff"/>
    </style:style>
    <style:style style:name="ce152" style:family="table-cell" style:parent-style-name="Default">
      <style:table-cell-properties fo:background-color="#999999"/>
      <style:text-properties fo:color="#ffffff"/>
    </style:style>
    <style:style style:name="ce153" style:family="table-cell" style:parent-style-name="Default">
      <style:table-cell-properties fo:background-color="#4c4c4c" fo:wrap-option="wrap" style:vertical-align="middle"/>
      <style:text-properties fo:color="#ffffff"/>
    </style:style>
    <style:style style:name="ce154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style:font-name="Arial1" style:font-name-asian="Arial1" style:font-name-complex="Arial1"/>
    </style:style>
    <style:style style:name="ce162" style:family="table-cell" style:parent-style-name="Default">
      <style:table-cell-properties fo:background-color="#ffffcc" fo:border="0.0008in solid #280099" style:vertical-align="middle"/>
      <style:text-properties fo:color="#000080"/>
    </style:style>
    <style:style style:name="ce163" style:family="table-cell" style:parent-style-name="Default">
      <style:table-cell-properties fo:background-color="#e6e64c" style:text-align-source="fix" style:repeat-content="false" fo:border="0.0008in solid #280099" style:vertical-align="middle"/>
      <style:paragraph-properties fo:text-align="center" fo:margin-left="0in"/>
      <style:text-properties fo:color="#000080"/>
    </style:style>
    <style:style style:name="ce161" style:family="table-cell" style:parent-style-name="Default">
      <style:table-cell-properties fo:background-color="#e6e64c" fo:border="0.0008in solid #280099" style:vertical-align="middle"/>
      <style:text-properties fo:color="#000080"/>
    </style:style>
    <style:style style:name="ce165" style:family="table-cell" style:parent-style-name="Default">
      <style:table-cell-properties fo:background-color="#ffffcc" fo:wrap-option="wrap" fo:border="0.0008in solid #280099" style:vertical-align="middle"/>
      <style:text-properties fo:color="#000080"/>
    </style:style>
    <style:style style:name="ce15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59" style:family="table-cell" style:parent-style-name="Default">
      <style:table-cell-properties fo:background-color="#e6e64c" fo:border="0.0008in solid #280099" style:vertical-align="middle"/>
      <style:text-properties fo:color="#000080" fo:font-weight="bold" style:font-weight-asian="bold" style:font-weight-complex="bold"/>
    </style:style>
    <style:style style:name="ce160" style:family="table-cell" style:parent-style-name="Default">
      <style:table-cell-properties fo:background-color="#ffff99" fo:border="0.0008in solid #280099" style:vertical-align="middle"/>
      <style:text-properties fo:color="#000080"/>
    </style:style>
    <style:style style:name="ce164" style:family="table-cell" style:parent-style-name="Default">
      <style:table-cell-properties fo:background-color="#ffffcc" style:text-align-source="fix" style:repeat-content="false" fo:border="0.0008in solid #280099" style:vertical-align="middle"/>
      <style:paragraph-properties fo:text-align="center" fo:margin-left="0in"/>
      <style:text-properties fo:color="#000080"/>
    </style:style>
    <style:style style:name="ce170" style:family="table-cell" style:parent-style-name="Default">
      <style:table-cell-properties fo:background-color="#808019" fo:wrap-option="wrap" style:vertical-align="middle"/>
      <style:text-properties fo:color="#ffff66"/>
    </style:style>
    <style:style style:name="ce166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fo:font-weight="bold" style:font-weight-asian="bold" style:font-weight-complex="bold"/>
    </style:style>
    <style:style style:name="ce168" style:family="table-cell" style:parent-style-name="Default">
      <style:table-cell-properties fo:background-color="#996633" fo:wrap-option="wrap" style:vertical-align="middle"/>
      <style:text-properties fo:color="#ffff66" fo:font-weight="bold" style:font-weight-asian="bold" style:font-weight-complex="bold"/>
    </style:style>
    <style:style style:name="ce169" style:family="table-cell" style:parent-style-name="Default">
      <style:table-cell-properties fo:background-color="#999999" fo:wrap-option="wrap" style:vertical-align="middle"/>
      <style:text-properties fo:color="#ffff66"/>
    </style:style>
    <style:style style:name="ce171" style:family="table-cell" style:parent-style-name="Default">
      <style:table-cell-properties fo:background-color="#999999"/>
      <style:text-properties fo:color="#ffff66"/>
    </style:style>
    <style:style style:name="ce172" style:family="table-cell" style:parent-style-name="Default">
      <style:table-cell-properties fo:background-color="#996633" fo:wrap-option="wrap" style:vertical-align="middle"/>
      <style:text-properties fo:color="#ffff66"/>
    </style:style>
    <style:style style:name="ce173" style:family="table-cell" style:parent-style-name="Default">
      <style:table-cell-properties fo:background-color="#996633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4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5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6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style:font-name="Arial1" style:font-name-asian="Arial1" style:font-name-complex="Arial1"/>
    </style:style>
    <style:style style:name="ce181" style:family="table-cell" style:parent-style-name="Default">
      <style:table-cell-properties fo:background-color="#ffff00" fo:wrap-option="wrap" style:vertical-align="middle"/>
      <style:text-properties fo:color="#0000ff"/>
    </style:style>
    <style:style style:name="ce17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179" style:family="table-cell" style:parent-style-name="Default">
      <style:table-cell-properties fo:background-color="#ff420e" fo:wrap-option="wrap" style:vertical-align="middle"/>
      <style:text-properties fo:color="#0000ff" fo:font-weight="bold" style:font-weight-asian="bold" style:font-weight-complex="bold"/>
    </style:style>
    <style:style style:name="ce180" style:family="table-cell" style:parent-style-name="Default">
      <style:table-cell-properties fo:background-color="#ff950e" fo:wrap-option="wrap" style:vertical-align="middle"/>
      <style:text-properties fo:color="#0000ff"/>
    </style:style>
    <style:style style:name="ce182" style:family="table-cell" style:parent-style-name="Default">
      <style:table-cell-properties fo:background-color="#ff950e"/>
      <style:text-properties fo:color="#0000ff"/>
    </style:style>
    <style:style style:name="ce183" style:family="table-cell" style:parent-style-name="Default">
      <style:table-cell-properties fo:background-color="#ff420e" fo:wrap-option="wrap" style:vertical-align="middle"/>
      <style:text-properties fo:color="#0000ff"/>
    </style:style>
    <style:style style:name="ce184" style:family="table-cell" style:parent-style-name="Default">
      <style:table-cell-properties fo:background-color="#ff420e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style:font-name="Arial1" style:font-name-asian="Arial1" style:font-name-complex="Arial1"/>
    </style:style>
    <style:style style:name="ce192" style:family="table-cell" style:parent-style-name="Default">
      <style:table-cell-properties fo:background-color="#33cc66" fo:wrap-option="wrap" style:vertical-align="middle"/>
      <style:text-properties fo:color="#000000"/>
    </style:style>
    <style:style style:name="ce18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23ff23" fo:wrap-option="wrap" style:vertical-align="middle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fo:background-color="#aecf00" fo:wrap-option="wrap" style:vertical-align="middle"/>
      <style:text-properties fo:color="#000000"/>
    </style:style>
    <style:style style:name="ce193" style:family="table-cell" style:parent-style-name="Default">
      <style:table-cell-properties fo:background-color="#aecf00"/>
      <style:text-properties fo:color="#000000"/>
    </style:style>
    <style:style style:name="ce194" style:family="table-cell" style:parent-style-name="Default">
      <style:table-cell-properties fo:background-color="#23ff23" fo:wrap-option="wrap" style:vertical-align="middle"/>
      <style:text-properties fo:color="#000000"/>
    </style:style>
    <style:style style:name="ce195" style:family="table-cell" style:parent-style-name="Default">
      <style:table-cell-properties fo:background-color="#23ff23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6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7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style:font-name="Arial1" style:font-name-asian="Arial1" style:font-name-complex="Arial1"/>
    </style:style>
    <style:style style:name="ce203" style:family="table-cell" style:parent-style-name="Default">
      <style:table-cell-properties fo:background-color="#804c19" fo:wrap-option="wrap" style:vertical-align="middle"/>
      <style:text-properties fo:color="#cccccc"/>
    </style:style>
    <style:style style:name="ce199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201" style:family="table-cell" style:parent-style-name="Default">
      <style:table-cell-properties fo:background-color="#996633" fo:wrap-option="wrap" style:vertical-align="middle"/>
      <style:text-properties fo:color="#cccccc" fo:font-weight="bold" style:font-weight-asian="bold" style:font-weight-complex="bold"/>
    </style:style>
    <style:style style:name="ce202" style:family="table-cell" style:parent-style-name="Default">
      <style:table-cell-properties fo:background-color="#808019" fo:wrap-option="wrap" style:vertical-align="middle"/>
      <style:text-properties fo:color="#cccccc"/>
    </style:style>
    <style:style style:name="ce204" style:family="table-cell" style:parent-style-name="Default">
      <style:table-cell-properties fo:background-color="#808019"/>
      <style:text-properties fo:color="#cccccc"/>
    </style:style>
    <style:style style:name="ce205" style:family="table-cell" style:parent-style-name="Default">
      <style:table-cell-properties fo:background-color="#996633" fo:wrap-option="wrap" style:vertical-align="middle"/>
      <style:text-properties fo:color="#cccccc"/>
    </style:style>
    <style:style style:name="ce206" style:family="table-cell" style:parent-style-name="Default">
      <style:table-cell-properties fo:background-color="#996633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7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8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9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style:font-name="Arial1" style:font-name-asian="Arial1" style:font-name-complex="Arial1"/>
    </style:style>
    <style:style style:name="ce214" style:family="table-cell" style:parent-style-name="Default">
      <style:table-cell-properties fo:background-color="#00b8ff" fo:wrap-option="wrap" style:vertical-align="middle"/>
      <style:text-properties fo:color="#008000"/>
    </style:style>
    <style:style style:name="ce210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fo:font-weight="bold" style:font-weight-asian="bold" style:font-weight-complex="bold"/>
    </style:style>
    <style:style style:name="ce212" style:family="table-cell" style:parent-style-name="Default">
      <style:table-cell-properties fo:background-color="#00dcff" fo:wrap-option="wrap" style:vertical-align="middle"/>
      <style:text-properties fo:color="#008000" fo:font-weight="bold" style:font-weight-asian="bold" style:font-weight-complex="bold"/>
    </style:style>
    <style:style style:name="ce213" style:family="table-cell" style:parent-style-name="Default">
      <style:table-cell-properties fo:background-color="#ccffff" fo:wrap-option="wrap" style:vertical-align="middle"/>
      <style:text-properties fo:color="#008000"/>
    </style:style>
    <style:style style:name="ce215" style:family="table-cell" style:parent-style-name="Default">
      <style:table-cell-properties fo:background-color="#ccffff"/>
      <style:text-properties fo:color="#008000"/>
    </style:style>
    <style:style style:name="ce216" style:family="table-cell" style:parent-style-name="Default">
      <style:table-cell-properties fo:background-color="#00dcff" fo:wrap-option="wrap" style:vertical-align="middle"/>
      <style:text-properties fo:color="#008000"/>
    </style:style>
    <style:style style:name="ce217" style:family="table-cell" style:parent-style-name="Default">
      <style:table-cell-properties fo:background-color="#00dc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18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19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20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style:font-name="Arial1" style:font-name-asian="Arial1" style:font-name-complex="Arial1"/>
    </style:style>
    <style:style style:name="ce221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fo:font-weight="bold" style:font-weight-asian="bold" style:font-weight-complex="bold"/>
    </style:style>
    <style:style style:name="ce223" style:family="table-cell" style:parent-style-name="Default">
      <style:table-cell-properties fo:background-color="#ffcc99" fo:wrap-option="wrap" style:vertical-align="middle"/>
      <style:text-properties fo:color="#00b8ff" fo:font-weight="bold" style:font-weight-asian="bold" style:font-weight-complex="bold"/>
    </style:style>
    <style:style style:name="ce224" style:family="table-cell" style:parent-style-name="Default">
      <style:table-cell-properties fo:background-color="#ffffcc" fo:wrap-option="wrap" style:vertical-align="middle"/>
      <style:text-properties fo:color="#00b8ff"/>
    </style:style>
    <style:style style:name="ce225" style:family="table-cell" style:parent-style-name="Default">
      <style:table-cell-properties fo:background-color="#ff9966" fo:wrap-option="wrap" style:vertical-align="middle"/>
      <style:text-properties fo:color="#00b8ff"/>
    </style:style>
    <style:style style:name="ce226" style:family="table-cell" style:parent-style-name="Default">
      <style:table-cell-properties fo:background-color="#ffffcc"/>
      <style:text-properties fo:color="#00b8ff"/>
    </style:style>
    <style:style style:name="ce227" style:family="table-cell" style:parent-style-name="Default">
      <style:table-cell-properties fo:background-color="#ff9966"/>
      <style:text-properties fo:color="#00b8ff"/>
    </style:style>
    <style:style style:name="ce228" style:family="table-cell" style:parent-style-name="Default">
      <style:table-cell-properties fo:background-color="#ffcc99" fo:wrap-option="wrap" style:vertical-align="middle"/>
      <style:text-properties fo:color="#00b8ff"/>
    </style:style>
    <style:style style:name="ce22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30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31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32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style:font-name="Arial1" style:font-name-asian="Arial1" style:font-name-complex="Arial1"/>
    </style:style>
    <style:style style:name="ce2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235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36" style:family="table-cell" style:parent-style-name="Default">
      <style:table-cell-properties fo:background-color="#008000"/>
      <style:text-properties fo:color="#ff0000" fo:font-weight="bold" style:font-weight-asian="bold" style:font-weight-complex="bold"/>
    </style:style>
    <style:style style:name="ce237" style:family="table-cell" style:parent-style-name="Default">
      <style:table-cell-properties fo:background-color="#579d1c"/>
      <style:text-properties fo:color="#ff0000"/>
    </style:style>
    <style:style style:name="ce238" style:family="table-cell" style:parent-style-name="Default">
      <style:table-cell-properties fo:background-color="#314004"/>
      <style:text-properties fo:color="#ff0000"/>
    </style:style>
    <style:style style:name="ce239" style:family="table-cell" style:parent-style-name="Default">
      <style:table-cell-properties fo:background-color="#314004"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240" style:family="table-cell" style:parent-style-name="Default">
      <style:table-cell-properties fo:background-color="#008000"/>
      <style:text-properties fo:color="#ff0000"/>
    </style:style>
    <style:style style:name="ce241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0000"/>
    </style:style>
    <style:style style:name="ce242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/>
    </style:style>
    <style:style style:name="ce243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color="#ff0000"/>
    </style:style>
    <style:style style:name="ce244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style:font-name="Arial1" style:font-name-asian="Arial1" style:font-name-complex="Arial1"/>
    </style:style>
    <style:style style:name="ce52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314004"/>
      <style:text-properties fo:color="#ffffff"/>
    </style:style>
    <style:style style:name="ce58" style:family="table-cell" style:parent-style-name="Default">
      <style:table-cell-properties fo:background-color="#008000"/>
      <style:text-properties fo:color="#ffffff"/>
    </style:style>
    <style:style style:name="ce62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/>
    </style:style>
    <style:style style:name="ce24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46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4c4c4c" fo:wrap-option="wrap" style:vertical-align="middle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fo:background-color="#999999" fo:wrap-option="wrap" style:vertical-align="middle"/>
      <style:text-properties fo:color="#000000"/>
    </style:style>
    <style:style style:name="ce249" style:family="table-cell" style:parent-style-name="Default">
      <style:table-cell-properties fo:background-color="#ffcc99" fo:wrap-option="wrap" style:vertical-align="middle"/>
      <style:text-properties fo:color="#000000"/>
    </style:style>
    <style:style style:name="ce250" style:family="table-cell" style:parent-style-name="Default">
      <style:text-properties fo:color="#000000"/>
    </style:style>
    <style:style style:name="ce251" style:family="table-cell" style:parent-style-name="Default">
      <style:table-cell-properties fo:background-color="#4c4c4c" fo:wrap-option="wrap" style:vertical-align="middle"/>
      <style:text-properties fo:color="#000000"/>
    </style:style>
    <style:style style:name="ce252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3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4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style:font-name="Arial1" style:font-name-asian="Arial1" style:font-name-complex="Arial1"/>
    </style:style>
    <style:style style:name="ce260" style:family="table-cell" style:parent-style-name="Default">
      <style:table-cell-properties fo:background-color="#4c4c4c" fo:wrap-option="wrap" fo:border="0.0008in solid #33cc66" style:vertical-align="middle"/>
      <style:text-properties fo:color="#996633"/>
    </style:style>
    <style:style style:name="ce256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fo:font-weight="bold" style:font-weight-asian="bold" style:font-weight-complex="bold"/>
    </style:style>
    <style:style style:name="ce258" style:family="table-cell" style:parent-style-name="Default">
      <style:table-cell-properties fo:background-color="#663300" fo:wrap-option="wrap" fo:border="0.0008in solid #33cc66" style:vertical-align="middle"/>
      <style:text-properties fo:color="#996633" fo:font-weight="bold" style:font-weight-asian="bold" style:font-weight-complex="bold"/>
    </style:style>
    <style:style style:name="ce259" style:family="table-cell" style:parent-style-name="Default">
      <style:table-cell-properties fo:background-color="#804c19" fo:wrap-option="wrap" fo:border="0.0008in solid #33cc66" style:vertical-align="middle"/>
      <style:text-properties fo:color="#996633"/>
    </style:style>
    <style:style style:name="ce261" style:family="table-cell" style:parent-style-name="Default">
      <style:table-cell-properties fo:background-color="#804c19" fo:wrap-option="wrap" fo:border="0.0008in solid #33cc66" style:vertical-align="middle"/>
      <style:text-properties fo:color="#996633" fo:font-weight="bold" style:font-weight-asian="bold" style:font-weight-complex="bold"/>
    </style:style>
    <style:style style:name="ce262" style:family="table-cell" style:parent-style-name="Default">
      <style:table-cell-properties fo:background-color="#663300" fo:wrap-option="wrap" fo:border="0.0008in solid #33cc66" style:vertical-align="middle"/>
      <style:text-properties fo:color="#996633"/>
    </style:style>
    <style:style style:name="ce263" style:family="table-cell" style:parent-style-name="Default">
      <style:table-cell-properties fo:background-color="#663300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4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5" style:family="table-cell" style:parent-style-name="Default">
      <style:table-cell-properties fo:background-color="#804c19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6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style:font-name="Arial1" style:font-name-asian="Arial1" style:font-name-complex="Arial1"/>
    </style:style>
    <style:style style:name="ce271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273" style:family="table-cell" style:parent-style-name="Default">
      <style:table-cell-properties fo:background-color="#579d1c"/>
      <style:text-properties fo:color="#ffffff"/>
    </style:style>
    <style:style style:name="ce274" style:family="table-cell" style:parent-style-name="Default">
      <style:table-cell-properties fo:background-color="#008000" fo:wrap-option="wrap" style:vertical-align="middle"/>
      <style:text-properties fo:color="#ffffff" fo:font-weight="bold" style:font-weight-asian="bold" style:font-weight-complex="bold"/>
    </style:style>
    <style:style style:name="ce275" style:family="table-cell" style:parent-style-name="Default">
      <style:table-cell-properties fo:background-color="#579d1c" fo:wrap-option="wrap" style:vertical-align="middle"/>
      <style:text-properties fo:color="#ffffff"/>
    </style:style>
    <style:style style:name="ce276" style:family="table-cell" style:parent-style-name="Default">
      <style:table-cell-properties fo:background-color="#008000" fo:wrap-option="wrap" style:vertical-align="middle"/>
      <style:text-properties fo:color="#ffffff"/>
    </style:style>
    <style:style style:name="ce277" style:family="table-cell" style:parent-style-name="Default">
      <style:table-cell-properties fo:background-color="#314004" fo:wrap-option="wrap" style:vertical-align="middle"/>
      <style:text-properties fo:color="#ffffff"/>
    </style:style>
    <style:style style:name="ce278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ffff"/>
    </style:style>
    <style:style style:name="ce279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color="#ffffff"/>
    </style:style>
    <style:style style:name="ce280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style:font-name="Arial1" style:font-name-asian="Arial1" style:font-name-complex="Arial1"/>
    </style:style>
    <style:style style:name="ce281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82" style:family="table-cell" style:parent-style-name="Default">
      <style:table-cell-properties fo:background-color="#314004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83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start" fo:margin-left="0in"/>
      <style:text-properties fo:color="#ffffff"/>
    </style:style>
    <style:style style:name="ce284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fo:font-size="14pt" fo:font-weight="bold" style:font-size-asian="14pt" style:font-weight-asian="bold" style:font-size-complex="14pt" style:font-weight-complex="bold"/>
    </style:style>
    <style:style style:name="ce285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fo:font-weight="bold" style:font-weight-asian="bold" style:font-weight-complex="bold"/>
    </style:style>
    <style:style style:name="ce286" style:family="table-cell" style:parent-style-name="Default">
      <style:table-cell-properties fo:background-color="#b3b3b3" fo:border="0.0008in solid #7e0021" style:vertical-align="middle"/>
      <style:text-properties fo:color="#7e0021" fo:font-weight="bold" style:font-weight-asian="bold" style:font-weight-complex="bold"/>
    </style:style>
    <style:style style:name="ce287" style:family="table-cell" style:parent-style-name="Default">
      <style:table-cell-properties fo:background-color="#cccccc" fo:border="0.0008in solid #7e0021" style:vertical-align="middle"/>
      <style:text-properties fo:color="#7e0021"/>
    </style:style>
    <style:style style:name="ce288" style:family="table-cell" style:parent-style-name="Default">
      <style:table-cell-properties fo:background-color="#999999" fo:border="0.0008in solid #7e0021" style:vertical-align="middle"/>
      <style:text-properties fo:color="#7e0021"/>
    </style:style>
    <style:style style:name="ce289" style:family="table-cell" style:parent-style-name="Default">
      <style:table-cell-properties fo:background-color="#999999" fo:border="0.0008in solid #7e0021" style:vertical-align="middle"/>
      <style:text-properties fo:color="#ffffcc"/>
    </style:style>
    <style:style style:name="ce290" style:family="table-cell" style:parent-style-name="Default">
      <style:table-cell-properties fo:background-color="#b3b3b3" fo:border="0.0008in solid #7e0021" style:vertical-align="middle"/>
      <style:text-properties fo:color="#7e0021"/>
    </style:style>
    <style:style style:name="ce291" style:family="table-cell" style:parent-style-name="Default">
      <style:table-cell-properties fo:background-color="#b3b3b3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292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293" style:family="table-cell" style:parent-style-name="Default">
      <style:table-cell-properties fo:background-color="#cccccc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294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style:font-name="Arial1" style:font-name-asian="Arial1" style:font-name-complex="Arial1"/>
    </style:style>
    <style:style style:name="ce295" style:family="table-cell" style:parent-style-name="Default" style:data-style-name="N100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296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ffffcc"/>
    </style:style>
    <style:style style:name="ce297" style:family="table-cell" style:parent-style-name="Default">
      <style:table-cell-properties fo:background-color="#999999" fo:wrap-option="wrap" fo:border="0.0008in solid #7e0021" style:vertical-align="middle"/>
      <style:text-properties fo:color="#7e0021"/>
    </style:style>
    <style:style style:name="ce298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ffffcc" fo:font-weight="bold" style:font-weight-asian="bold" style:font-weight-complex="bold"/>
    </style:style>
    <style:style style:name="ce299" style:family="table-cell" style:parent-style-name="Default">
      <style:table-cell-properties fo:background-color="#b3b3b3" fo:border="0.0008in solid #7e0021" style:vertical-align="middle"/>
      <style:text-properties fo:color="#ffffcc"/>
    </style:style>
    <style:style style:name="ce300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fo:font-weight="bold" style:font-weight-asian="bold" style:font-weight-complex="bold"/>
    </style:style>
    <style:style style:name="ce302" style:family="table-cell" style:parent-style-name="Default">
      <style:table-cell-properties fo:background-color="#663300" fo:wrap-option="wrap" fo:border="0.0008in solid #33cc66" style:vertical-align="middle"/>
      <style:text-properties fo:color="#33cc66" fo:font-weight="bold" style:font-weight-asian="bold" style:font-weight-complex="bold"/>
    </style:style>
    <style:style style:name="ce303" style:family="table-cell" style:parent-style-name="Default">
      <style:table-cell-properties fo:background-color="#804c19" fo:wrap-option="wrap" fo:border="0.0008in solid #33cc66" style:vertical-align="middle"/>
      <style:text-properties fo:color="#33cc66"/>
    </style:style>
    <style:style style:name="ce304" style:family="table-cell" style:parent-style-name="Default">
      <style:table-cell-properties fo:background-color="#4c1900" fo:wrap-option="wrap" fo:border="0.0008in solid #33cc66" style:vertical-align="middle"/>
      <style:text-properties fo:color="#33cc66"/>
    </style:style>
    <style:style style:name="ce305" style:family="table-cell" style:parent-style-name="Default">
      <style:table-cell-properties fo:background-color="#804c19" fo:wrap-option="wrap" fo:border="0.0008in solid #33cc66" style:vertical-align="middle"/>
      <style:text-properties fo:color="#33cc66" fo:font-weight="bold" style:font-weight-asian="bold" style:font-weight-complex="bold"/>
    </style:style>
    <style:style style:name="ce306" style:family="table-cell" style:parent-style-name="Default">
      <style:table-cell-properties fo:background-color="#663300" fo:wrap-option="wrap" fo:border="0.0008in solid #33cc66" style:vertical-align="middle"/>
      <style:text-properties fo:color="#33cc66"/>
    </style:style>
    <style:style style:name="ce307" style:family="table-cell" style:parent-style-name="Default">
      <style:table-cell-properties fo:background-color="#663300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308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309" style:family="table-cell" style:parent-style-name="Default">
      <style:table-cell-properties fo:background-color="#804c19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310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style:font-name="Arial1" style:font-name-asian="Arial1" style:font-name-complex="Arial1"/>
    </style:style>
    <style:style style:name="ce311" style:family="table-cell" style:parent-style-name="Default">
      <style:table-cell-properties fo:background-color="#4c1900" fo:border="0.0008in solid #33cc66" style:vertical-align="middle"/>
      <style:text-properties fo:color="#33cc66"/>
    </style:style>
    <style:style style:name="ce312" style:family="table-cell" style:parent-style-name="Default">
      <style:table-cell-properties fo:background-color="#663300" fo:border="0.0008in solid #33cc66" style:vertical-align="middle"/>
      <style:text-properties fo:color="#33cc66"/>
    </style:style>
    <style:style style:name="ce31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fo:font-size="14pt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fo:font-weight="bold" style:font-weight-asian="bold" style:font-weight-complex="bold"/>
    </style:style>
    <style:style style:name="ce315" style:family="table-cell" style:parent-style-name="Default">
      <style:table-cell-properties fo:background-color="#4b1f6f" fo:wrap-option="wrap" style:vertical-align="middle"/>
      <style:text-properties fo:color="#00ff00" fo:font-weight="bold" style:font-weight-asian="bold" style:font-weight-complex="bold"/>
    </style:style>
    <style:style style:name="ce316" style:family="table-cell" style:parent-style-name="Default">
      <style:table-cell-properties fo:background-color="#660066" fo:wrap-option="wrap" style:vertical-align="middle"/>
      <style:text-properties fo:color="#00ff00"/>
    </style:style>
    <style:style style:name="ce317" style:family="table-cell" style:parent-style-name="Default">
      <style:table-cell-properties fo:background-color="#000000" fo:wrap-option="wrap" style:vertical-align="middle"/>
      <style:text-properties fo:color="#00ff00"/>
    </style:style>
    <style:style style:name="ce318" style:family="table-cell" style:parent-style-name="Default">
      <style:table-cell-properties fo:background-color="#660066" fo:wrap-option="wrap" style:vertical-align="middle"/>
      <style:text-properties fo:color="#23ff23"/>
    </style:style>
    <style:style style:name="ce319" style:family="table-cell" style:parent-style-name="Default">
      <style:table-cell-properties fo:background-color="#4b1f6f" fo:wrap-option="wrap" style:vertical-align="middle"/>
      <style:text-properties fo:color="#00ff00"/>
    </style:style>
    <style:style style:name="ce320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321" style:family="table-cell" style:parent-style-name="Default">
      <style:table-cell-properties fo:background-color="#4b1f6f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323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32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style:font-name="Arial1" style:font-name-asian="Arial1" style:font-name-complex="Arial1"/>
    </style:style>
    <style:style style:name="ce325" style:family="table-cell" style:parent-style-name="Default">
      <style:table-cell-properties fo:background-color="#000000" fo:wrap-option="wrap" style:vertical-align="middle"/>
      <style:text-properties fo:color="#00ff00" style:font-name="Arial" style:font-name-asian="Arial Unicode MS" style:font-name-complex="Tahoma"/>
    </style:style>
    <style:style style:name="ce326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fo:font-weight="bold" style:font-weight-asian="bold" style:font-weight-complex="bold"/>
    </style:style>
    <style:style style:name="ce328" style:family="table-cell" style:parent-style-name="Default">
      <style:table-cell-properties fo:background-color="#cccc00" fo:wrap-option="wrap" style:vertical-align="middle"/>
      <style:text-properties fo:color="#800080" fo:font-weight="bold" style:font-weight-asian="bold" style:font-weight-complex="bold"/>
    </style:style>
    <style:style style:name="ce329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330" style:family="table-cell" style:parent-style-name="Default">
      <style:table-cell-properties fo:background-color="#b3b300" fo:wrap-option="wrap" style:vertical-align="middle"/>
      <style:text-properties fo:color="#800080"/>
    </style:style>
    <style:style style:name="ce331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332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333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334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335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style:font-name="Arial1" style:font-name-asian="Arial1" style:font-name-complex="Arial1"/>
    </style:style>
    <style:style style:name="ce336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337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338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339" style:family="table-cell" style:parent-style-name="Default">
      <style:table-cell-properties fo:background-color="#b3b300" fo:wrap-option="wrap" style:vertical-align="middle"/>
      <style:text-properties fo:color="#800080" style:font-name="Arial" style:font-name-asian="Arial Unicode MS" style:font-name-complex="Tahoma"/>
    </style:style>
    <style:style style:name="ce3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3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42" style:family="table-cell" style:parent-style-name="Default">
      <style:table-cell-properties fo:background-color="#333333" fo:wrap-option="wrap" style:vertical-align="middle"/>
      <style:text-properties fo:color="#ff0000" fo:font-weight="bold" style:font-weight-asian="bold" style:font-weight-complex="bold"/>
    </style:style>
    <style:style style:name="ce343" style:family="table-cell" style:parent-style-name="Default">
      <style:table-cell-properties fo:background-color="#4c4c4c" fo:wrap-option="wrap" style:vertical-align="middle"/>
      <style:text-properties fo:color="#ff0000"/>
    </style:style>
    <style:style style:name="ce344" style:family="table-cell" style:parent-style-name="Default">
      <style:table-cell-properties fo:background-color="#000000" fo:wrap-option="wrap" style:vertical-align="middle"/>
      <style:text-properties fo:color="#ff0000"/>
    </style:style>
    <style:style style:name="ce345" style:family="table-cell" style:parent-style-name="Default">
      <style:table-cell-properties fo:background-color="#4c4c4c"/>
      <style:text-properties fo:color="#ff0000"/>
    </style:style>
    <style:style style:name="ce346" style:family="table-cell" style:parent-style-name="Default">
      <style:table-cell-properties fo:background-color="#333333" fo:wrap-option="wrap" style:vertical-align="middle"/>
      <style:text-properties fo:color="#ff0000"/>
    </style:style>
    <style:style style:name="ce34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3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349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3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style:font-name="Arial1" style:font-name-asian="Arial1" style:font-name-complex="Arial1"/>
    </style:style>
    <style:style style:name="T1" style:family="text">
      <style:text-properties style:text-position="super 58%"/>
    </style:style>
  </office:automatic-styles>
  <office:body>
    <office:spreadsheet>
      <table:table table:name="Overview" table:style-name="ta1" table:print="false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9"/>
        <table:table-column table:style-name="co5" table:number-columns-repeated="1019" table:default-cell-style-name="ce19"/>
        <table:table-row table:style-name="ro1">
          <table:table-cell table:style-name="ce1" office:value-type="string">
            <text:p>Team</text:p>
          </table:table-cell>
          <table:table-cell table:style-name="ce1" office:value-type="string">
            <text:p>Theme</text:p>
          </table:table-cell>
          <table:table-cell table:style-name="ce1" office:value-type="string">
            <text:p>Mechanics</text:p>
          </table:table-cell>
          <table:table-cell table:style-name="ce1" office:value-type="string">
            <text:p>Description</text:p>
          </table:table-cell>
          <table:table-cell table:style-name="ce35" office:value-type="string">
            <text:p>Time Fram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gotten Grove</text:p>
          </table:table-cell>
          <table:table-cell table:style-name="ce2" office:value-type="string">
            <text:p>Noble beasts</text:p>
          </table:table-cell>
          <table:table-cell table:style-name="ce2"/>
          <table:table-cell table:style-name="ce27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style-name="ce2" office:value-type="string">
            <text:p>Prima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sycho Tropics</text:p>
          </table:table-cell>
          <table:table-cell table:style-name="ce3" office:value-type="string">
            <text:p>Jungle horrors</text:p>
          </table:table-cell>
          <table:table-cell table:style-name="ce3"/>
          <table:table-cell table:style-name="ce28" office:value-type="string">
            <text:p>What most find toxic, the Psycho Tropics thrive on. <text:s/>Their lack of defenses are more than compensated for by their ability to infest and infect.</text:p>
          </table:table-cell>
          <table:table-cell table:style-name="ce3" office:value-type="string">
            <text:p>Primal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The Ancients</text:p>
          </table:table-cell>
          <table:table-cell table:style-name="ce20" office:value-type="string">
            <text:p>Merciful Gods</text:p>
          </table:table-cell>
          <table:table-cell table:style-name="ce20" table:number-columns-repeated="2"/>
          <table:table-cell table:style-name="ce5" office:value-type="string">
            <text:p>Ancient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The Voidoids</text:p>
          </table:table-cell>
          <table:table-cell table:style-name="ce6" office:value-type="string">
            <text:p>Evil God</text:p>
          </table:table-cell>
          <table:table-cell table:style-name="ce6"/>
          <table:table-cell table:style-name="ce29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style-name="ce6" office:value-type="string">
            <text:p>Ancient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7" office:value-type="string">
            <text:p>Psilent Aureators</text:p>
          </table:table-cell>
          <table:table-cell table:style-name="ce7" office:value-type="string">
            <text:p>Psionic followers of The Ancients</text:p>
          </table:table-cell>
          <table:table-cell table:style-name="ce7"/>
          <table:table-cell table:style-name="ce3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style-name="ce36" office:value-type="string">
            <text:p>Bronze Ag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orridale</text:p>
          </table:table-cell>
          <table:table-cell table:style-name="ce8" office:value-type="string">
            <text:p>Medieval followers of the Voidoids</text:p>
          </table:table-cell>
          <table:table-cell table:style-name="ce8"/>
          <table:table-cell table:style-name="ce31" office:value-type="string">
            <text:p>In the dark ages of man, a golden age shone on the inhabitants of Torridale. <text:s/>What they lack in technology they make up for in constitution.</text:p>
          </table:table-cell>
          <table:table-cell table:style-name="ce37" office:value-type="string">
            <text:p>Dark Ages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9" office:value-type="string">
            <text:p>Chrononistas</text:p>
          </table:table-cell>
          <table:table-cell table:style-name="ce9" office:value-type="string">
            <text:p>Western frontier time travelers</text:p>
          </table:table-cell>
          <table:table-cell table:style-name="ce9"/>
          <table:table-cell table:style-name="ce32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style-name="ce38" office:value-type="string">
            <text:p>Historic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[Steampunk]</text:p>
          </table:table-cell>
          <table:table-cell table:style-name="ce21" office:value-type="string">
            <text:p>Urban Steampunks</text:p>
          </table:table-cell>
          <table:table-cell table:style-name="ce21" table:number-columns-repeated="2"/>
          <table:table-cell table:style-name="ce10" office:value-type="string">
            <text:p>Historic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Laissez Fair</text:p>
          </table:table-cell>
          <table:table-cell table:style-name="ce22" office:value-type="string">
            <text:p>Circus of chaos</text:p>
          </table:table-cell>
          <table:table-cell table:style-name="ce22" table:number-columns-repeated="2"/>
          <table:table-cell table:style-name="ce11" office:value-type="string">
            <text:p>Historic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2" office:value-type="string">
            <text:p>TOP SECRET</text:p>
          </table:table-cell>
          <table:table-cell table:style-name="ce23" office:value-type="string">
            <text:p>Meddling covert agents of the Cute</text:p>
          </table:table-cell>
          <table:table-cell table:style-name="ce23" table:number-columns-repeated="2"/>
          <table:table-cell table:style-name="ce12" office:value-type="string">
            <text:p>Future</text:p>
          </table:table-cell>
          <table:table-cell table:number-columns-repeated="1019"/>
        </table:table-row>
        <table:table-row table:style-name="ro2">
          <table:table-cell table:style-name="ce13" office:value-type="string">
            <text:p>Experiment X</text:p>
          </table:table-cell>
          <table:table-cell table:style-name="ce24" office:value-type="string">
            <text:p>Rogue failed experiments of TOP SECRET</text:p>
          </table:table-cell>
          <table:table-cell table:style-name="ce24" table:number-columns-repeated="2"/>
          <table:table-cell table:style-name="ce13" office:value-type="string">
            <text:p>Future</text:p>
          </table:table-cell>
          <table:table-cell table:number-columns-repeated="1019"/>
        </table:table-row>
        <table:table-row table:style-name="ro2">
          <table:table-cell table:style-name="ce14" office:value-type="string">
            <text:p>Nuclear Winterers</text:p>
          </table:table-cell>
          <table:table-cell table:style-name="ce25" office:value-type="string">
            <text:p>Scattered bands of apocalypse survivors</text:p>
          </table:table-cell>
          <table:table-cell table:style-name="ce25" table:number-columns-repeated="2"/>
          <table:table-cell table:style-name="ce14" office:value-type="string">
            <text:p>Future</text:p>
          </table:table-cell>
          <table:table-cell table:number-columns-repeated="1019"/>
        </table:table-row>
        <table:table-row table:style-name="ro4">
          <table:table-cell table:style-name="ce15" office:value-type="string">
            <text:p>The Aridiated Guild</text:p>
          </table:table-cell>
          <table:table-cell table:style-name="ce15" office:value-type="string">
            <text:p>Hyper-evolved aquatic race, forced on land in apocalyptic drought</text:p>
          </table:table-cell>
          <table:table-cell table:style-name="ce15" table:number-columns-repeated="2"/>
          <table:table-cell table:style-name="ce15" office:value-type="string">
            <text:p>Future</text:p>
          </table:table-cell>
          <table:table-cell table:style-name="ce39" table:number-columns-repeated="1019"/>
        </table:table-row>
        <table:table-row table:style-name="ro5">
          <table:table-cell table:style-name="ce16" office:value-type="string">
            <text:p>The New Republic</text:p>
          </table:table-cell>
          <table:table-cell table:style-name="ce16" office:value-type="string">
            <text:p>Marshal law of the post-apocalypse</text:p>
          </table:table-cell>
          <table:table-cell table:style-name="ce16"/>
          <table:table-cell table:style-name="ce33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style-name="ce16" office:value-type="string">
            <text:p>Future</text:p>
          </table:table-cell>
          <table:table-cell table:number-columns-repeated="1019"/>
        </table:table-row>
        <table:table-row table:style-name="ro4">
          <table:table-cell table:style-name="ce17" office:value-type="string">
            <text:p>G.E.A.R.P</text:p>
          </table:table-cell>
          <table:table-cell table:style-name="ce17" office:value-type="string">
            <text:p>Seceded AI defenders created by New Republic</text:p>
          </table:table-cell>
          <table:table-cell table:style-name="ce17"/>
          <table:table-cell table:style-name="ce34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style-name="ce17" office:value-type="string">
            <text:p>Futur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[Cute]</text:p>
          </table:table-cell>
          <table:table-cell table:style-name="ce26" office:value-type="string">
            <text:p>Seemingly cute alien overlords</text:p>
          </table:table-cell>
          <table:table-cell table:style-name="ce26" table:number-columns-repeated="2"/>
          <table:table-cell table:style-name="ce18" office:value-type="string">
            <text:p>Future</text:p>
          </table:table-cell>
          <table:table-cell table:number-columns-repeated="1019"/>
        </table:table-row>
        <table:table-row table:style-name="ro1" table:number-rows-repeated="5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2">
          <table:table-cell table:style-name="Default" table:number-columns-repeated="5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P" table:style-name="ta2" table:print="false">
        <table:table-column table:style-name="co6" table:default-cell-style-name="ce44"/>
        <table:table-column table:style-name="co7" table:default-cell-style-name="ce44"/>
        <table:table-column table:style-name="co5" table:default-cell-style-name="ce44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5" table:default-cell-style-name="ce48"/>
        <table:table-column table:style-name="co11" table:default-cell-style-name="ce44"/>
        <table:table-column table:style-name="co12" table:default-cell-style-name="ce44"/>
        <table:table-column table:style-name="co5" table:number-columns-repeated="1014" table:default-cell-style-name="ce44"/>
        <table:table-column table:style-name="co5" table:default-cell-style-name="ce4"/>
        <table:table-row table:style-name="ro6">
          <table:table-cell table:style-name="ce40" office:value-type="string" table:number-columns-spanned="7" table:number-rows-spanned="1">
            <text:p>G.E.A.R.P. (Galactic Exploration Autonomous Research Project)</text:p>
          </table:table-cell>
          <table:covered-table-cell table:number-columns-repeated="6" table:style-name="ce41"/>
          <table:table-cell table:style-name="ce41" table:number-columns-repeated="1016"/>
          <table:table-cell/>
        </table:table-row>
        <table:table-row table:style-name="ro7">
          <table:table-cell table:style-name="ce41" office:value-type="string">
            <text:p>Unit Name</text:p>
          </table:table-cell>
          <table:table-cell table:style-name="ce41" office:value-type="string">
            <text:p>Ability </text:p>
          </table:table-cell>
          <table:table-cell table:style-name="ce41" office:value-type="string">
            <text:p>Cost</text:p>
          </table:table-cell>
          <table:table-cell table:style-name="ce41" office:value-type="string">
            <text:p>RNG</text:p>
          </table:table-cell>
          <table:table-cell table:style-name="ce41" office:value-type="string">
            <text:p>DMG</text:p>
          </table:table-cell>
          <table:table-cell table:style-name="ce41" office:value-type="string">
            <text:p>RAD</text:p>
          </table:table-cell>
          <table:table-cell table:style-name="ce41" office:value-type="string">
            <text:p>Targeting</text:p>
          </table:table-cell>
          <table:table-cell table:style-name="ce41" office:value-type="string">
            <text:p>Effects</text:p>
          </table:table-cell>
          <table:table-cell table:style-name="ce41" office:value-type="string">
            <text:p>Note</text:p>
          </table:table-cell>
          <table:table-cell table:style-name="ce41" table:number-columns-repeated="1014"/>
          <table:table-cell/>
        </table:table-row>
        <table:table-row table:style-name="ro1">
          <table:table-cell table:style-name="ce42" office:value-type="string">
            <text:p>Satellite Mech Ninja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45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OS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3 / SP:4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FLY</text:p>
          </table:table-cell>
          <table:table-cell table:style-name="ce46" office:value-type="string">
            <text:p>Create Ninjoid</text:p>
          </table:table-cell>
          <table:table-cell table:style-name="ce46" office:value-type="string">
            <text:p>AP: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style-name="ce43"/>
          <table:table-cell table:style-name="ce46" office:value-type="string">
            <text:p>Create Sentinel</text:p>
          </table:table-cell>
          <table:table-cell table:style-name="ce46" office:value-type="string">
            <text:p>FP:2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style-name="ce43"/>
          <table:table-cell table:style-name="ce46" office:value-type="string">
            <text:p>Create Pterrordactyl</text:p>
          </table:table-cell>
          <table:table-cell table:style-name="ce46" office:value-type="string">
            <text:p>AP:2/FP:2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3">
          <table:table-cell table:style-name="ce43"/>
          <table:table-cell table:number-columns-repeated="1023"/>
        </table:table-row>
        <table:table-row table:style-name="ro1">
          <table:table-cell table:style-name="ce43"/>
          <table:table-cell office:value-type="string">
            <text:p>Teleport Friendly Unit</text:p>
          </table:table-cell>
          <table:table-cell office:value-type="string">
            <text:p>AP:1/FP:1</text:p>
          </table:table-cell>
          <table:table-cell table:style-name="ce50" office:value-type="string">
            <text:p>∞</text:p>
          </table:table-cell>
          <table:table-cell table:number-columns-repeated="2"/>
          <table:table-cell office:value-type="string">
            <text:p>ARC </text:p>
          </table:table-cell>
          <table:table-cell office:value-type="string">
            <text:p>Move ally</text:p>
          </table:table-cell>
          <table:table-cell office:value-type="string">
            <text:p>(From anywhere to anywhere)</text:p>
          </table:table-cell>
          <table:table-cell table:number-columns-repeated="1015"/>
        </table:table-row>
        <table:table-row table:style-name="ro1">
          <table:table-cell table:style-name="ce43"/>
          <table:table-cell office:value-type="string">
            <text:p>Advanced Plating</text:p>
          </table:table-cell>
          <table:table-cell office:value-type="string">
            <text:p>AP:1/FP:2</text:p>
          </table:table-cell>
          <table:table-cell office:value-type="string">
            <text:p>∞</text:p>
          </table:table-cell>
          <table:table-cell table:number-columns-repeated="2"/>
          <table:table-cell office:value-type="string">
            <text:p>ARC </text:p>
          </table:table-cell>
          <table:table-cell office:value-type="string">
            <text:p>Target gets +5MHP (2 per unit)</text:p>
          </table:table-cell>
          <table:table-cell table:number-columns-repeated="1016"/>
        </table:table-row>
        <table:table-row table:style-name="ro1">
          <table:table-cell table:style-name="ce43"/>
          <table:table-cell office:value-type="string">
            <text:p>Superdirectional Laser</text:p>
          </table:table-cell>
          <table:table-cell office:value-type="string">
            <text:p>AP:1/FP:2</text:p>
          </table:table-cell>
          <table:table-cell office:value-type="string">
            <text:p>∞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LOS </text:p>
          </table:table-cell>
          <table:table-cell office:value-type="string">
            <text:p>LSR, Destroys DO's in path</text:p>
          </table:table-cell>
          <table:table-cell office:value-type="string">
            <text:p>25% decay on laser damag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42" office:value-type="string">
            <text:p>Ninjoid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8 / DEF:0</text:p>
          </table:table-cell>
          <table:table-cell office:value-type="string">
            <text:p>Attack (Slash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L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3 / SP:4</text:p>
          </table:table-cell>
          <table:table-cell office:value-type="string">
            <text:p>Sprint</text:p>
          </table:table-cell>
          <table:table-cell office:value-type="string">
            <text:p>FP:1</text:p>
          </table:table-cell>
          <table:table-cell table:number-columns-repeated="3"/>
          <table:table-cell office:value-type="string">
            <text:p>PWR </text:p>
          </table:table-cell>
          <table:table-cell office:value-type="string">
            <text:p>+4SP</text:p>
          </table:table-cell>
          <table:table-cell office:value-type="string">
            <text:p>Resets on next turn</text:p>
          </table:table-cell>
          <table:table-cell table:number-columns-repeated="1015"/>
        </table:table-row>
        <table:table-row table:style-name="ro1">
          <table:table-cell table:style-name="ce43" office:value-type="string">
            <text:p>GND</text:p>
          </table:table-cell>
          <table:table-cell office:value-type="string">
            <text:p>Laser Spin</text:p>
          </table:table-cell>
          <table:table-cell office:value-type="string">
            <text:p>AP:1/FP: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L </text:p>
          </table:table-cell>
          <table:table-cell office:value-type="string">
            <text:p>LSR</text:p>
          </table:table-cell>
          <table:table-cell office:value-type="string">
            <text:p>Radial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42" office:value-type="string">
            <text:p>Sentinel Probe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13 / DEF:5</text:p>
          </table:table-cell>
          <table:table-cell office:value-type="string">
            <text:p>Attack (Shock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L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2 / SP:3</text:p>
          </table:table-cell>
          <table:table-cell office:value-type="string">
            <text:p>Shield</text:p>
          </table:table-cell>
          <table:table-cell office:value-type="string">
            <text:p>(Constan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UR</text:p>
          </table:table-cell>
          <table:table-cell office:value-type="string">
            <text:p>D:3 (Self immune)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GND</text:p>
          </table:table-cell>
          <table:table-cell office:value-type="string">
            <text:p>Fortify Shield</text:p>
          </table:table-cell>
          <table:table-cell office:value-type="string">
            <text:p>AP:1/FP: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WR </text:p>
          </table:table-cell>
          <table:table-cell office:value-type="string">
            <text:p>Shield +1D</text:p>
          </table:table-cell>
          <table:table-cell office:value-type="string">
            <text:p>2 Uses max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42" office:value-type="string">
            <text:p>Pterrordactyl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22 / DEF:0</text:p>
          </table:table-cell>
          <table:table-cell office:value-type="string">
            <text:p>Attack (Laser guns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LOS </text:p>
          </table:table-cell>
          <table:table-cell office:value-type="string">
            <text:p>LSR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IN:2 / SP:6</text:p>
          </table:table-cell>
          <table:table-cell office:value-type="string">
            <text:p>Barrage</text:p>
          </table:table-cell>
          <table:table-cell office:value-type="string">
            <text:p>AP:1/FP: 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MEL </text:p>
          </table:table-cell>
          <table:table-cell office:value-type="string">
            <text:p>EXP, +1RAD &amp; +1DMG per bomb</text:p>
          </table:table-cell>
          <table:table-cell office:value-type="string">
            <text:p>Only GND units take damage</text:p>
          </table:table-cell>
          <table:table-cell table:number-columns-repeated="1015"/>
        </table:table-row>
        <table:table-row table:style-name="ro1">
          <table:table-cell table:style-name="ce43" office:value-type="string">
            <text:p>FLY</text:p>
          </table:table-cell>
          <table:table-cell office:value-type="string">
            <text:p>Stockpile</text:p>
          </table:table-cell>
          <table:table-cell office:value-type="string">
            <text:p>FP: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WR </text:p>
          </table:table-cell>
          <table:table-cell office:value-type="string">
            <text:p>+1 Bomb</text:p>
          </table:table-cell>
          <table:table-cell table:number-columns-repeated="1016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.R." table:style-name="ta3" table:print="false">
        <table:table-column table:style-name="co13" table:number-columns-repeated="2" table:default-cell-style-name="ce55"/>
        <table:table-column table:style-name="co5" table:default-cell-style-name="ce55"/>
        <table:table-column table:style-name="co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55"/>
        <table:table-column table:style-name="co18" table:default-cell-style-name="ce55"/>
        <table:table-column table:style-name="co5" table:number-columns-repeated="1015" table:default-cell-style-name="ce55"/>
        <table:table-row table:style-name="ro27">
          <table:table-cell table:style-name="ce271" office:value-type="string">
            <text:p>The New Republic</text:p>
          </table:table-cell>
          <table:table-cell table:style-name="ce52" table:number-columns-repeated="1023"/>
        </table:table-row>
        <table:table-row table:style-name="ro3">
          <table:table-cell table:style-name="ce52" office:value-type="string">
            <text:p>Unit Name</text:p>
          </table:table-cell>
          <table:table-cell table:style-name="ce52" office:value-type="string">
            <text:p>Ability </text:p>
          </table:table-cell>
          <table:table-cell table:style-name="ce52" office:value-type="string">
            <text:p>Cost</text:p>
          </table:table-cell>
          <table:table-cell table:style-name="ce52" office:value-type="string">
            <text:p>RNG</text:p>
          </table:table-cell>
          <table:table-cell table:style-name="ce52" office:value-type="string">
            <text:p>DMG</text:p>
          </table:table-cell>
          <table:table-cell table:style-name="ce52" office:value-type="string">
            <text:p>RAD</text:p>
          </table:table-cell>
          <table:table-cell table:style-name="ce52" office:value-type="string">
            <text:p>Targeting</text:p>
          </table:table-cell>
          <table:table-cell table:style-name="ce52" office:value-type="string">
            <text:p>Effects</text:p>
          </table:table-cell>
          <table:table-cell table:style-name="ce52" office:value-type="string">
            <text:p>Note</text:p>
          </table:table-cell>
          <table:table-cell table:style-name="ce52" table:number-columns-repeated="1015"/>
        </table:table-row>
        <table:table-row table:style-name="ro1">
          <table:table-cell table:style-name="ce272" office:value-type="string">
            <text:p>Robo Tank Fortress</text:p>
          </table:table-cell>
          <table:table-cell table:style-name="ce58" table:number-columns-repeated="2"/>
          <table:table-cell table:style-name="ce278" table:number-columns-repeated="4"/>
          <table:table-cell table:style-name="ce58" table:number-columns-repeated="1017"/>
        </table:table-row>
        <table:table-row table:style-name="ro3">
          <table:table-cell table:style-name="ce273" office:value-type="string">
            <text:p>HP:60 / DEF:1</text:p>
          </table:table-cell>
          <table:table-cell office:value-type="string">
            <text:p>Attack (Turret – Tank Mode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OS</text:p>
          </table:table-cell>
          <table:table-cell/>
          <table:table-cell office:value-type="string">
            <text:p>Use only in Tank Mode</text:p>
          </table:table-cell>
          <table:table-cell table:number-columns-repeated="1015"/>
        </table:table-row>
        <table:table-row table:style-name="ro3">
          <table:table-cell table:style-name="ce273" office:value-type="string">
            <text:p>IN:2 / SP:2</text:p>
          </table:table-cell>
          <table:table-cell office:value-type="string">
            <text:p>Attack (Turret – Siege Mode)</text:p>
          </table:table-cell>
          <table:table-cell office:value-type="string">
            <text:p>AP: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LOS</text:p>
          </table:table-cell>
          <table:table-cell/>
          <table:table-cell office:value-type="string">
            <text:p>Use only in Siege Mode</text:p>
          </table:table-cell>
          <table:table-cell table:number-columns-repeated="1015"/>
        </table:table-row>
        <table:table-row table:style-name="ro3">
          <table:table-cell table:style-name="ce273" office:value-type="string">
            <text:p>TRM</text:p>
          </table:table-cell>
          <table:table-cell table:number-columns-repeated="1023"/>
        </table:table-row>
        <table:table-row table:style-name="ro1">
          <table:table-cell table:style-name="ce273"/>
          <table:table-cell table:style-name="ce273" office:value-type="string">
            <text:p>Create Demolitia</text:p>
          </table:table-cell>
          <table:table-cell table:style-name="ce273" office:value-type="string">
            <text:p>AP:1</text:p>
          </table:table-cell>
          <table:table-cell table:style-name="ce279" office:value-type="float" office:value="1">
            <text:p>1</text:p>
          </table:table-cell>
          <table:table-cell table:style-name="ce279" table:number-columns-repeated="2"/>
          <table:table-cell table:style-name="ce279" office:value-type="string">
            <text:p>MEL</text:p>
          </table:table-cell>
          <table:table-cell table:style-name="ce273" table:number-columns-repeated="2"/>
          <table:table-cell table:number-columns-repeated="1015"/>
        </table:table-row>
        <table:table-row table:style-name="ro3">
          <table:table-cell table:style-name="ce273"/>
          <table:table-cell table:style-name="ce273" office:value-type="string">
            <text:p>Create Condor</text:p>
          </table:table-cell>
          <table:table-cell table:style-name="ce273" office:value-type="string">
            <text:p>AP:1/FP:1</text:p>
          </table:table-cell>
          <table:table-cell table:style-name="ce279" office:value-type="float" office:value="1">
            <text:p>1</text:p>
          </table:table-cell>
          <table:table-cell table:style-name="ce279" table:number-columns-repeated="2"/>
          <table:table-cell table:style-name="ce279" office:value-type="string">
            <text:p>MEL</text:p>
          </table:table-cell>
          <table:table-cell table:style-name="ce273" table:number-columns-repeated="2"/>
          <table:table-cell table:number-columns-repeated="1015"/>
        </table:table-row>
        <table:table-row table:style-name="ro1">
          <table:table-cell table:style-name="ce273"/>
          <table:table-cell table:style-name="ce273" office:value-type="string">
            <text:p>Create Panopticlops</text:p>
          </table:table-cell>
          <table:table-cell table:style-name="ce273" office:value-type="string">
            <text:p>AP:1/FP:2</text:p>
          </table:table-cell>
          <table:table-cell table:style-name="ce279" office:value-type="float" office:value="1">
            <text:p>1</text:p>
          </table:table-cell>
          <table:table-cell table:style-name="ce279" table:number-columns-repeated="2"/>
          <table:table-cell table:style-name="ce279" office:value-type="string">
            <text:p>MEL</text:p>
          </table:table-cell>
          <table:table-cell table:style-name="ce273" table:number-columns-repeated="2"/>
          <table:table-cell table:number-columns-repeated="1015"/>
        </table:table-row>
        <table:table-row table:style-name="ro3">
          <table:table-cell table:style-name="ce273"/>
          <table:table-cell table:number-columns-repeated="1023"/>
        </table:table-row>
        <table:table-row table:style-name="ro3">
          <table:table-cell table:style-name="ce273"/>
          <table:table-cell office:value-type="string">
            <text:p>Artillery Mortar</text:p>
          </table:table-cell>
          <table:table-cell office:value-type="string">
            <text:p>AP:1/FP:2</text:p>
          </table:table-cell>
          <table:table-cell table:style-name="ce280" office:value-type="string">
            <text:p>4 to 8</text:p>
          </table:table-cell>
          <table:table-cell office:value-type="float" office:value="14">
            <text:p>14</text:p>
          </table:table-cell>
          <table:table-cell office:value-type="string">
            <text:p>∞</text:p>
          </table:table-cell>
          <table:table-cell office:value-type="string">
            <text:p>ARC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3">
          <table:table-cell table:style-name="ce273"/>
          <table:table-cell office:value-type="string">
            <text:p>Incendiary Fire</text:p>
          </table:table-cell>
          <table:table-cell office:value-type="string">
            <text:p>AP:1/FP: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LOS</text:p>
          </table:table-cell>
          <table:table-cell office:value-type="string">
            <text:p>FIR</text:p>
          </table:table-cell>
          <table:table-cell table:number-columns-repeated="1016"/>
        </table:table-row>
        <table:table-row table:style-name="ro3">
          <table:table-cell table:style-name="ce273"/>
          <table:table-cell office:value-type="string">
            <text:p>Tank Mode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-3DEF, +2SP</text:p>
          </table:table-cell>
          <table:table-cell office:value-type="string">
            <text:p>Use only in Siege Mode</text:p>
          </table:table-cell>
          <table:table-cell table:number-columns-repeated="1015"/>
        </table:table-row>
        <table:table-row table:style-name="ro3">
          <table:table-cell table:style-name="ce273"/>
          <table:table-cell office:value-type="string">
            <text:p>Siege Mode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3DEF, -2SP</text:p>
          </table:table-cell>
          <table:table-cell office:value-type="string">
            <text:p>Use only in Tank Mod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272" office:value-type="string">
            <text:p>Demolitia</text:p>
          </table:table-cell>
          <table:table-cell table:style-name="ce58" table:number-columns-repeated="2"/>
          <table:table-cell table:style-name="ce278" table:number-columns-repeated="4"/>
          <table:table-cell table:style-name="ce58" table:number-columns-repeated="1017"/>
        </table:table-row>
        <table:table-row table:style-name="ro3">
          <table:table-cell table:style-name="ce273" office:value-type="string">
            <text:p>HP:10 / DEF:0</text:p>
          </table:table-cell>
          <table:table-cell office:value-type="string">
            <text:p>Attack (Grenade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3">
          <table:table-cell table:style-name="ce273" office:value-type="string">
            <text:p>IN:2 / SP:3</text:p>
          </table:table-cell>
          <table:table-cell office:value-type="string">
            <text:p>Enhance Armor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1DEF (4 max)</text:p>
          </table:table-cell>
          <table:table-cell table:number-columns-repeated="1016"/>
        </table:table-row>
        <table:table-row table:style-name="ro3">
          <table:table-cell table:style-name="ce273" office:value-type="string">
            <text:p>GN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72" office:value-type="string">
            <text:p>Condor</text:p>
          </table:table-cell>
          <table:table-cell table:style-name="ce58" table:number-columns-repeated="2"/>
          <table:table-cell table:style-name="ce278" table:number-columns-repeated="4"/>
          <table:table-cell table:style-name="ce58" table:number-columns-repeated="1017"/>
        </table:table-row>
        <table:table-row table:style-name="ro3">
          <table:table-cell table:style-name="ce273" office:value-type="string">
            <text:p>HP:15 / DEF:0</text:p>
          </table:table-cell>
          <table:table-cell office:value-type="string">
            <text:p>Attack (Shotgun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273" office:value-type="string">
            <text:p>IN:2 / SP:5</text:p>
          </table:table-cell>
          <table:table-cell table:style-name="ce273" office:value-type="string">
            <text:p>Lay Mine</text:p>
          </table:table-cell>
          <table:table-cell table:style-name="ce273" office:value-type="string">
            <text:p>AP:1/FP:1</text:p>
          </table:table-cell>
          <table:table-cell table:style-name="ce279" office:value-type="float" office:value="1">
            <text:p>1</text:p>
          </table:table-cell>
          <table:table-cell table:style-name="ce279" table:number-columns-repeated="2"/>
          <table:table-cell table:style-name="ce279" office:value-type="string">
            <text:p>MEL</text:p>
          </table:table-cell>
          <table:table-cell table:style-name="ce273" table:number-columns-repeated="2"/>
          <table:table-cell table:number-columns-repeated="1015"/>
        </table:table-row>
        <table:table-row table:style-name="ro1">
          <table:table-cell table:style-name="ce273" office:value-type="string">
            <text:p>GND</text:p>
          </table:table-cell>
          <table:table-cell office:value-type="string">
            <text:p>MasterDetonator</text:p>
          </table:table-cell>
          <table:table-cell office:value-type="string">
            <text:p>AP:1</text:p>
          </table:table-cell>
          <table:table-cell table:number-columns-repeated="3"/>
          <table:table-cell office:value-type="string">
            <text:p>GLB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style-name="ce274" office:value-type="string">
            <text:p>Mine</text:p>
          </table:table-cell>
          <table:table-cell table:style-name="ce276" table:number-columns-repeated="2"/>
          <table:table-cell table:style-name="ce281" table:number-columns-repeated="4"/>
          <table:table-cell table:style-name="ce276" office:value-type="string">
            <text:p>Other GND units may occupy the same space.</text:p>
          </table:table-cell>
          <table:table-cell table:style-name="ce283" office:value-type="string">
            <text:p>Mine leaves no Corpse</text:p>
          </table:table-cell>
          <table:table-cell table:style-name="ce277" table:number-columns-repeated="1015"/>
        </table:table-row>
        <table:table-row table:style-name="ro1">
          <table:table-cell table:style-name="ce275" office:value-type="string">
            <text:p>HP:1 / DEF:0</text:p>
          </table:table-cell>
          <table:table-cell table:style-name="ce277" office:value-type="string">
            <text:p>Detonator</text:p>
          </table:table-cell>
          <table:table-cell table:style-name="ce277"/>
          <table:table-cell table:style-name="ce282" table:number-columns-repeated="3"/>
          <table:table-cell table:style-name="ce282" office:value-type="string">
            <text:p>PWR</text:p>
          </table:table-cell>
          <table:table-cell table:style-name="ce277" office:value-type="string">
            <text:p>Mine does 1DMG to self.</text:p>
          </table:table-cell>
          <table:table-cell table:style-name="ce277" office:value-type="string">
            <text:p>Triggered by GND unit in space.</text:p>
          </table:table-cell>
          <table:table-cell table:style-name="ce277" table:number-columns-repeated="1015"/>
        </table:table-row>
        <table:table-row table:style-name="ro1">
          <table:table-cell table:style-name="ce275" office:value-type="string">
            <text:p>IN:0 / SP:0</text:p>
          </table:table-cell>
          <table:table-cell table:style-name="ce277" office:value-type="string">
            <text:p>Explode</text:p>
          </table:table-cell>
          <table:table-cell table:style-name="ce277"/>
          <table:table-cell table:style-name="ce282"/>
          <table:table-cell table:style-name="ce282" office:value-type="float" office:value="10">
            <text:p>10</text:p>
          </table:table-cell>
          <table:table-cell table:style-name="ce282" office:value-type="float" office:value="1">
            <text:p>1</text:p>
          </table:table-cell>
          <table:table-cell table:style-name="ce282" office:value-type="string">
            <text:p>AUR</text:p>
          </table:table-cell>
          <table:table-cell table:style-name="ce277"/>
          <table:table-cell table:style-name="ce277" office:value-type="string">
            <text:p>Triggered on death.</text:p>
          </table:table-cell>
          <table:table-cell table:style-name="ce277" table:number-columns-repeated="1015"/>
        </table:table-row>
        <table:table-row table:style-name="ro1">
          <table:table-cell table:style-name="ce275" office:value-type="string">
            <text:p>GND</text:p>
          </table:table-cell>
          <table:table-cell table:style-name="ce277" table:number-columns-repeated="2"/>
          <table:table-cell table:style-name="ce282" table:number-columns-repeated="4"/>
          <table:table-cell table:style-name="ce277" table:number-columns-repeated="1017"/>
        </table:table-row>
        <table:table-row table:style-name="ro3">
          <table:table-cell/>
          <table:table-cell table:style-name="ce277" table:number-columns-repeated="2"/>
          <table:table-cell table:style-name="ce282" table:number-columns-repeated="4"/>
          <table:table-cell table:style-name="ce277" table:number-columns-repeated="1017"/>
        </table:table-row>
        <table:table-row table:style-name="ro1">
          <table:table-cell table:style-name="ce272" office:value-type="string">
            <text:p>Panopticlops</text:p>
          </table:table-cell>
          <table:table-cell table:style-name="ce58" table:number-columns-repeated="2"/>
          <table:table-cell table:style-name="ce278" table:number-columns-repeated="4"/>
          <table:table-cell table:style-name="ce58" table:number-columns-repeated="1017"/>
        </table:table-row>
        <table:table-row table:style-name="ro3">
          <table:table-cell table:style-name="ce273" office:value-type="string">
            <text:p>HP:38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office:value-type="string">
            <text:p>2 to 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RC</text:p>
          </table:table-cell>
          <table:table-cell table:number-columns-repeated="1017"/>
        </table:table-row>
        <table:table-row table:style-name="ro3">
          <table:table-cell table:style-name="ce273" office:value-type="string">
            <text:p>IN:1 / SP:2</text:p>
          </table:table-cell>
          <table:table-cell office:value-type="string">
            <text:p>Fortifications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1DEF, +1RNG (2 max)</text:p>
          </table:table-cell>
          <table:table-cell table:number-columns-repeated="1016"/>
        </table:table-row>
        <table:table-row table:style-name="ro1">
          <table:table-cell table:style-name="ce273" office:value-type="string">
            <text:p>TRM</text:p>
          </table:table-cell>
          <table:table-cell office:value-type="string">
            <text:p>Tactical Missile</text:p>
          </table:table-cell>
          <table:table-cell office:value-type="string">
            <text:p>AP:1/FP:2</text:p>
          </table:table-cell>
          <table:table-cell office:value-type="string">
            <text:p>Rng +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RC</text:p>
          </table:table-cell>
          <table:table-cell office:value-type="string">
            <text:p>PRC</text:p>
          </table:table-cell>
          <table:table-cell table:number-columns-repeated="1016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r." table:style-name="ta22" table:print="false">
        <table:table-column table:style-name="co134" table:default-cell-style-name="ce289"/>
        <table:table-column table:style-name="co135" table:default-cell-style-name="ce289"/>
        <table:table-column table:style-name="co5" table:default-cell-style-name="ce289"/>
        <table:table-column table:style-name="co136" table:default-cell-style-name="ce296"/>
        <table:table-column table:style-name="co137" table:default-cell-style-name="ce296"/>
        <table:table-column table:style-name="co10" table:default-cell-style-name="ce296"/>
        <table:table-column table:style-name="co138" table:default-cell-style-name="ce296"/>
        <table:table-column table:style-name="co139" table:default-cell-style-name="ce289"/>
        <table:table-column table:style-name="co18" table:default-cell-style-name="ce289"/>
        <table:table-column table:style-name="co5" table:number-columns-repeated="1015" table:default-cell-style-name="ce289"/>
        <table:table-row table:style-name="ro27">
          <table:table-cell table:style-name="ce284" office:value-type="string">
            <text:p>Torridale</text:p>
          </table:table-cell>
          <table:table-cell table:style-name="ce285" table:number-columns-repeated="8"/>
          <table:table-cell table:style-name="ce298" table:number-columns-repeated="1015"/>
        </table:table-row>
        <table:table-row table:style-name="ro3">
          <table:table-cell table:style-name="ce285" office:value-type="string">
            <text:p>Unit Name</text:p>
          </table:table-cell>
          <table:table-cell table:style-name="ce285" office:value-type="string">
            <text:p>Ability </text:p>
          </table:table-cell>
          <table:table-cell table:style-name="ce285" office:value-type="string">
            <text:p>Cost</text:p>
          </table:table-cell>
          <table:table-cell table:style-name="ce285" office:value-type="string">
            <text:p>Range</text:p>
          </table:table-cell>
          <table:table-cell table:style-name="ce285" office:value-type="string">
            <text:p>Damage</text:p>
          </table:table-cell>
          <table:table-cell table:style-name="ce285" office:value-type="string">
            <text:p>Radius</text:p>
          </table:table-cell>
          <table:table-cell table:style-name="ce285" office:value-type="string">
            <text:p>Targeting</text:p>
          </table:table-cell>
          <table:table-cell table:style-name="ce285" office:value-type="string">
            <text:p>Effects</text:p>
          </table:table-cell>
          <table:table-cell table:style-name="ce285" office:value-type="string">
            <text:p>Note</text:p>
          </table:table-cell>
          <table:table-cell table:style-name="ce298" table:number-columns-repeated="1015"/>
        </table:table-row>
        <table:table-row table:style-name="ro3">
          <table:table-cell table:style-name="ce286" office:value-type="string">
            <text:p>Castle Dragon</text:p>
          </table:table-cell>
          <table:table-cell table:style-name="ce290" table:number-columns-repeated="2"/>
          <table:table-cell table:style-name="ce291" table:number-columns-repeated="4"/>
          <table:table-cell table:style-name="ce290" office:value-type="string">
            <text:p>Castle/Dragon @ Night/Day</text:p>
          </table:table-cell>
          <table:table-cell table:style-name="ce290" office:value-type="string">
            <text:p>Castle floating?</text:p>
          </table:table-cell>
          <table:table-cell table:style-name="ce299" table:number-columns-repeated="1015"/>
        </table:table-row>
        <table:table-row table:style-name="ro3">
          <table:table-cell table:style-name="ce287" office:value-type="string">
            <text:p>HP:55 / DEF:0</text:p>
          </table:table-cell>
          <table:table-cell table:style-name="ce288" office:value-type="string">
            <text:p>Attack (Maul)</text:p>
          </table:table-cell>
          <table:table-cell table:style-name="ce288" office:value-type="string">
            <text:p>AP:1</text:p>
          </table:table-cell>
          <table:table-cell table:style-name="ce292" office:value-type="float" office:value="1">
            <text:p>1</text:p>
          </table:table-cell>
          <table:table-cell table:style-name="ce292" office:value-type="float" office:value="15">
            <text:p>15</text:p>
          </table:table-cell>
          <table:table-cell table:style-name="ce292"/>
          <table:table-cell table:style-name="ce292" office:value-type="string">
            <text:p>MEL</text:p>
          </table:table-cell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7" office:value-type="string">
            <text:p>IN:2 / SP:5</text:p>
          </table:table-cell>
          <table:table-cell table:style-name="ce288" table:number-columns-repeated="2"/>
          <table:table-cell table:style-name="ce292" table:number-columns-repeated="4"/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7" office:value-type="string">
            <text:p>FLY</text:p>
          </table:table-cell>
          <table:table-cell table:style-name="ce287" office:value-type="string">
            <text:p>Create Mournking</text:p>
          </table:table-cell>
          <table:table-cell table:style-name="ce287" office:value-type="string">
            <text:p>AP:1</text:p>
          </table:table-cell>
          <table:table-cell table:style-name="ce293" office:value-type="float" office:value="1">
            <text:p>1</text:p>
          </table:table-cell>
          <table:table-cell table:style-name="ce293" table:number-columns-repeated="2"/>
          <table:table-cell table:style-name="ce293" office:value-type="string">
            <text:p>MEL</text:p>
          </table:table-cell>
          <table:table-cell table:style-name="ce287" table:number-columns-repeated="2"/>
          <table:table-cell table:number-columns-repeated="1015"/>
        </table:table-row>
        <table:table-row table:style-name="ro3">
          <table:table-cell table:style-name="ce287"/>
          <table:table-cell table:style-name="ce287" office:value-type="string">
            <text:p>Create Chimera</text:p>
          </table:table-cell>
          <table:table-cell table:style-name="ce287" office:value-type="string">
            <text:p>AP:1/FP:1</text:p>
          </table:table-cell>
          <table:table-cell table:style-name="ce293" office:value-type="float" office:value="1">
            <text:p>1</text:p>
          </table:table-cell>
          <table:table-cell table:style-name="ce293" table:number-columns-repeated="2"/>
          <table:table-cell table:style-name="ce293" office:value-type="string">
            <text:p>MEL</text:p>
          </table:table-cell>
          <table:table-cell table:style-name="ce287" table:number-columns-repeated="2"/>
          <table:table-cell table:number-columns-repeated="1015"/>
        </table:table-row>
        <table:table-row table:style-name="ro3">
          <table:table-cell table:style-name="ce287"/>
          <table:table-cell table:style-name="ce287" office:value-type="string">
            <text:p>Create Rambuchet</text:p>
          </table:table-cell>
          <table:table-cell table:style-name="ce287" office:value-type="string">
            <text:p>AP:1/FP:2</text:p>
          </table:table-cell>
          <table:table-cell table:style-name="ce293" office:value-type="float" office:value="1">
            <text:p>1</text:p>
          </table:table-cell>
          <table:table-cell table:style-name="ce293" table:number-columns-repeated="2"/>
          <table:table-cell table:style-name="ce293" office:value-type="string">
            <text:p>MEL</text:p>
          </table:table-cell>
          <table:table-cell table:style-name="ce287" table:number-columns-repeated="2"/>
          <table:table-cell table:number-columns-repeated="1015"/>
        </table:table-row>
        <table:table-row table:style-name="ro3">
          <table:table-cell table:style-name="ce287"/>
          <table:table-cell table:style-name="ce288" table:number-columns-repeated="2"/>
          <table:table-cell table:style-name="ce292" table:number-columns-repeated="4"/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7"/>
          <table:table-cell table:style-name="ce288" office:value-type="string">
            <text:p>Tail Spin</text:p>
          </table:table-cell>
          <table:table-cell table:style-name="ce288" office:value-type="string">
            <text:p>AP:1/FP:1</text:p>
          </table:table-cell>
          <table:table-cell table:style-name="ce294" office:value-type="float" office:value="1">
            <text:p>1</text:p>
          </table:table-cell>
          <table:table-cell table:style-name="ce292" office:value-type="float" office:value="8">
            <text:p>8</text:p>
          </table:table-cell>
          <table:table-cell table:style-name="ce292" office:value-type="float" office:value="1">
            <text:p>1</text:p>
          </table:table-cell>
          <table:table-cell table:style-name="ce292" office:value-type="string">
            <text:p>MEL</text:p>
          </table:table-cell>
          <table:table-cell table:style-name="ce288" office:value-type="string">
            <text:p>KB1</text:p>
          </table:table-cell>
          <table:table-cell table:style-name="ce288"/>
          <table:table-cell table:number-columns-repeated="1015"/>
        </table:table-row>
        <table:table-row table:style-name="ro3">
          <table:table-cell table:style-name="ce287"/>
          <table:table-cell table:style-name="ce288" office:value-type="string">
            <text:p>Slash and Burn (Flame Trail)</text:p>
          </table:table-cell>
          <table:table-cell table:style-name="ce288" office:value-type="string">
            <text:p>AP:1/FP:1</text:p>
          </table:table-cell>
          <table:table-cell table:style-name="ce292" office:value-type="float" office:value="5">
            <text:p>5</text:p>
          </table:table-cell>
          <table:table-cell table:style-name="ce292" office:value-type="float" office:value="8">
            <text:p>8</text:p>
          </table:table-cell>
          <table:table-cell table:style-name="ce292"/>
          <table:table-cell table:style-name="ce292" office:value-type="string">
            <text:p>LOS</text:p>
          </table:table-cell>
          <table:table-cell table:style-name="ce288" office:value-type="string">
            <text:p>FIR</text:p>
          </table:table-cell>
          <table:table-cell table:style-name="ce288"/>
          <table:table-cell table:number-columns-repeated="1015"/>
        </table:table-row>
        <table:table-row table:style-name="ro3">
          <table:table-cell table:style-name="ce287"/>
          <table:table-cell table:style-name="ce288" office:value-type="string">
            <text:p>Castle Mode</text:p>
          </table:table-cell>
          <table:table-cell table:style-name="ce288" office:value-type="string">
            <text:p>AP:1/FP:1</text:p>
          </table:table-cell>
          <table:table-cell table:style-name="ce292" table:number-columns-repeated="3"/>
          <table:table-cell table:style-name="ce292" office:value-type="string">
            <text:p>PWR</text:p>
          </table:table-cell>
          <table:table-cell table:style-name="ce288" office:value-type="string">
            <text:p>+3DEF, -5SP, GND, +CNT</text:p>
          </table:table-cell>
          <table:table-cell table:style-name="ce288" office:value-type="string">
            <text:p>Use only in Dragon Mode</text:p>
          </table:table-cell>
          <table:table-cell table:number-columns-repeated="1015"/>
        </table:table-row>
        <table:table-row table:style-name="ro3">
          <table:table-cell table:style-name="ce287"/>
          <table:table-cell table:style-name="ce288" office:value-type="string">
            <text:p>Dragon Mode</text:p>
          </table:table-cell>
          <table:table-cell table:style-name="ce288" office:value-type="string">
            <text:p>AP:1/FP:1</text:p>
          </table:table-cell>
          <table:table-cell table:style-name="ce292" table:number-columns-repeated="3"/>
          <table:table-cell table:style-name="ce292" office:value-type="string">
            <text:p>PWR</text:p>
          </table:table-cell>
          <table:table-cell table:style-name="ce288" office:value-type="string">
            <text:p>-3DEF, +5SP, FLY, -CNT</text:p>
          </table:table-cell>
          <table:table-cell table:style-name="ce288" office:value-type="string">
            <text:p>Use only in Castle Mode</text:p>
          </table:table-cell>
          <table:table-cell table:number-columns-repeated="1015"/>
        </table:table-row>
        <table:table-row table:style-name="ro3">
          <table:table-cell table:style-name="ce288" table:number-columns-repeated="3"/>
          <table:table-cell table:style-name="ce292" table:number-columns-repeated="4"/>
          <table:table-cell table:style-name="ce297"/>
          <table:table-cell table:style-name="ce288"/>
          <table:table-cell table:number-columns-repeated="1015"/>
        </table:table-row>
        <table:table-row table:style-name="ro3">
          <table:table-cell table:style-name="ce286" office:value-type="string">
            <text:p>Mournking (Orc)</text:p>
          </table:table-cell>
          <table:table-cell table:style-name="ce290" table:number-columns-repeated="2"/>
          <table:table-cell table:style-name="ce291" table:number-columns-repeated="4"/>
          <table:table-cell table:style-name="ce290" office:value-type="string">
            <text:p>Night boost</text:p>
          </table:table-cell>
          <table:table-cell table:style-name="ce290"/>
          <table:table-cell table:style-name="ce299" table:number-columns-repeated="1015"/>
        </table:table-row>
        <table:table-row table:style-name="ro3">
          <table:table-cell table:style-name="ce287" office:value-type="string">
            <text:p>HP:12 / DEF:0</text:p>
          </table:table-cell>
          <table:table-cell table:style-name="ce288" office:value-type="string">
            <text:p>Attack (Morningstar)</text:p>
          </table:table-cell>
          <table:table-cell table:style-name="ce288" office:value-type="string">
            <text:p>AP:1</text:p>
          </table:table-cell>
          <table:table-cell table:style-name="ce292" office:value-type="float" office:value="1">
            <text:p>1</text:p>
          </table:table-cell>
          <table:table-cell table:style-name="ce292" office:value-type="float" office:value="10">
            <text:p>10</text:p>
          </table:table-cell>
          <table:table-cell table:style-name="ce292"/>
          <table:table-cell table:style-name="ce292" office:value-type="string">
            <text:p>MEL</text:p>
          </table:table-cell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7" office:value-type="string">
            <text:p>IN:3 / SP:2</text:p>
          </table:table-cell>
          <table:table-cell table:style-name="ce288" office:value-type="string">
            <text:p>Wind Up</text:p>
          </table:table-cell>
          <table:table-cell table:style-name="ce288" office:value-type="string">
            <text:p>FP:1</text:p>
          </table:table-cell>
          <table:table-cell table:style-name="ce292" table:number-columns-repeated="3"/>
          <table:table-cell table:style-name="ce292" office:value-type="string">
            <text:p>PWR</text:p>
          </table:table-cell>
          <table:table-cell table:style-name="ce288" office:value-type="string">
            <text:p>+1RNG on next attack</text:p>
          </table:table-cell>
          <table:table-cell table:style-name="ce288" office:value-type="string">
            <text:p>No Limit</text:p>
          </table:table-cell>
          <table:table-cell table:number-columns-repeated="1015"/>
        </table:table-row>
        <table:table-row table:style-name="ro3">
          <table:table-cell table:style-name="ce287" office:value-type="string">
            <text:p>GND</text:p>
          </table:table-cell>
          <table:table-cell table:style-name="ce288" table:number-columns-repeated="2"/>
          <table:table-cell table:style-name="ce292" table:number-columns-repeated="4"/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8" table:number-columns-repeated="3"/>
          <table:table-cell table:style-name="ce292" table:number-columns-repeated="4"/>
          <table:table-cell table:style-name="ce297"/>
          <table:table-cell table:style-name="ce288"/>
          <table:table-cell table:number-columns-repeated="1015"/>
        </table:table-row>
        <table:table-row table:style-name="ro3">
          <table:table-cell table:style-name="ce286" office:value-type="string">
            <text:p>Phoenix</text:p>
          </table:table-cell>
          <table:table-cell table:style-name="ce290" table:number-columns-repeated="2"/>
          <table:table-cell table:style-name="ce291" table:number-columns-repeated="2"/>
          <table:table-cell table:style-name="ce291" office:value-type="float" office:value="1">
            <text:p>1</text:p>
          </table:table-cell>
          <table:table-cell table:style-name="ce291"/>
          <table:table-cell table:style-name="ce290" table:number-columns-repeated="2"/>
          <table:table-cell table:style-name="ce299" table:number-columns-repeated="1015"/>
        </table:table-row>
        <table:table-row table:style-name="ro3">
          <table:table-cell table:style-name="ce287"/>
          <table:table-cell table:style-name="ce288" table:number-columns-repeated="2"/>
          <table:table-cell table:style-name="ce292" table:number-columns-repeated="4"/>
          <table:table-cell table:style-name="ce288" table:number-columns-repeated="2"/>
          <table:table-cell table:number-columns-repeated="1015"/>
        </table:table-row>
        <table:table-row table:style-name="ro3" table:number-rows-repeated="2">
          <table:table-cell table:style-name="ce287"/>
          <table:table-cell table:style-name="ce288" table:number-columns-repeated="2"/>
          <table:table-cell table:style-name="ce292" table:number-columns-repeated="4"/>
          <table:table-cell table:style-name="ce297" table:number-columns-repeated="2"/>
          <table:table-cell table:number-columns-repeated="1015"/>
        </table:table-row>
        <table:table-row table:style-name="ro3">
          <table:table-cell table:style-name="ce287"/>
          <table:table-cell table:style-name="ce288" table:number-columns-repeated="2"/>
          <table:table-cell table:style-name="ce292" table:number-columns-repeated="4"/>
          <table:table-cell table:style-name="ce297"/>
          <table:table-cell table:style-name="ce288"/>
          <table:table-cell table:number-columns-repeated="1015"/>
        </table:table-row>
        <table:table-row table:style-name="ro3">
          <table:table-cell table:style-name="ce288" table:number-columns-repeated="3"/>
          <table:table-cell table:style-name="ce292" table:number-columns-repeated="4"/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6" office:value-type="string">
            <text:p>Battering Rambuchet</text:p>
          </table:table-cell>
          <table:table-cell table:style-name="ce290" table:number-columns-repeated="2"/>
          <table:table-cell table:style-name="ce291" table:number-columns-repeated="4"/>
          <table:table-cell table:style-name="ce290" table:number-columns-repeated="2"/>
          <table:table-cell table:style-name="ce299" table:number-columns-repeated="1015"/>
        </table:table-row>
        <table:table-row table:style-name="ro3">
          <table:table-cell table:style-name="ce287" office:value-type="string">
            <text:p>HP:36 / DEF:0</text:p>
          </table:table-cell>
          <table:table-cell table:style-name="ce288" office:value-type="string">
            <text:p>Attack (Ram/Catapault)</text:p>
          </table:table-cell>
          <table:table-cell table:style-name="ce288" office:value-type="string">
            <text:p>AP:1</text:p>
          </table:table-cell>
          <table:table-cell table:style-name="ce295" office:value-type="string">
            <text:p>1/3</text:p>
          </table:table-cell>
          <table:table-cell table:style-name="ce292" office:value-type="string">
            <text:p>14/10</text:p>
          </table:table-cell>
          <table:table-cell table:style-name="ce292"/>
          <table:table-cell table:style-name="ce292" office:value-type="string">
            <text:p>MEL/ARC</text:p>
          </table:table-cell>
          <table:table-cell table:style-name="ce288" table:number-columns-repeated="2"/>
          <table:table-cell table:number-columns-repeated="1015"/>
        </table:table-row>
        <table:table-row table:style-name="ro3">
          <table:table-cell table:style-name="ce287" office:value-type="string">
            <text:p>IN:1 / SP:3 </text:p>
          </table:table-cell>
          <table:table-cell table:style-name="ce288" office:value-type="string">
            <text:p>Momentum</text:p>
          </table:table-cell>
          <table:table-cell table:style-name="ce288" office:value-type="string">
            <text:p>AP:1/FP:1</text:p>
          </table:table-cell>
          <table:table-cell table:style-name="ce292" office:value-type="float" office:value="5">
            <text:p>5</text:p>
          </table:table-cell>
          <table:table-cell table:style-name="ce292" office:value-type="string">
            <text:p>5 by Spaces Moved</text:p>
          </table:table-cell>
          <table:table-cell table:style-name="ce292"/>
          <table:table-cell table:style-name="ce292" office:value-type="string">
            <text:p>LOS</text:p>
          </table:table-cell>
          <table:table-cell table:style-name="ce288" table:number-columns-repeated="2"/>
          <table:table-cell table:number-columns-repeated="1015"/>
        </table:table-row>
        <table:table-row table:style-name="ro1">
          <table:table-cell table:style-name="ce287" office:value-type="string">
            <text:p>TRM</text:p>
          </table:table-cell>
          <table:table-cell table:style-name="ce288" office:value-type="string">
            <text:p>Corpse-a-pault</text:p>
          </table:table-cell>
          <table:table-cell table:style-name="ce288" office:value-type="string">
            <text:p>AP: 1 </text:p>
          </table:table-cell>
          <table:table-cell table:style-name="ce292" office:value-type="string">
            <text:p>2 to 5</text:p>
          </table:table-cell>
          <table:table-cell table:style-name="ce292" office:value-type="float" office:value="8">
            <text:p>8</text:p>
          </table:table-cell>
          <table:table-cell table:style-name="ce292" office:value-type="float" office:value="1">
            <text:p>1</text:p>
          </table:table-cell>
          <table:table-cell table:style-name="ce292" office:value-type="string">
            <text:p>ARC</text:p>
          </table:table-cell>
          <table:table-cell table:style-name="ce297" office:value-type="string">
            <text:p>Corpse destroyed if space occupied</text:p>
          </table:table-cell>
          <table:table-cell table:style-name="ce288" office:value-type="string">
            <text:p>Requires Adjacent Corpse</text:p>
          </table:table-cell>
          <table:table-cell table:number-columns-repeated="1015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.G." table:style-name="ta23" table:print="false">
        <table:table-column table:style-name="co140" table:default-cell-style-name="ce304"/>
        <table:table-column table:style-name="co141" table:default-cell-style-name="ce304"/>
        <table:table-column table:style-name="co142" table:default-cell-style-name="ce304"/>
        <table:table-column table:style-name="co143" table:default-cell-style-name="ce308"/>
        <table:table-column table:style-name="co136" table:default-cell-style-name="ce308"/>
        <table:table-column table:style-name="co29" table:default-cell-style-name="ce308"/>
        <table:table-column table:style-name="co5" table:default-cell-style-name="ce308"/>
        <table:table-column table:style-name="co144" table:default-cell-style-name="ce304"/>
        <table:table-column table:style-name="co11" table:default-cell-style-name="ce304"/>
        <table:table-column table:style-name="co5" table:number-columns-repeated="1014" table:default-cell-style-name="ce304"/>
        <table:table-column table:style-name="co5" table:default-cell-style-name="ce311"/>
        <table:table-row table:style-name="ro28">
          <table:table-cell table:style-name="ce300" office:value-type="string">
            <text:p>The Forgotten Grove</text:p>
          </table:table-cell>
          <table:table-cell table:style-name="ce301" table:number-columns-repeated="1022"/>
          <table:table-cell/>
        </table:table-row>
        <table:table-row table:style-name="ro1">
          <table:table-cell table:style-name="ce301" office:value-type="string">
            <text:p>Unit Name</text:p>
          </table:table-cell>
          <table:table-cell table:style-name="ce301" office:value-type="string">
            <text:p>Ability </text:p>
          </table:table-cell>
          <table:table-cell table:style-name="ce301" office:value-type="string">
            <text:p>Cost</text:p>
          </table:table-cell>
          <table:table-cell table:style-name="ce301" office:value-type="string">
            <text:p>RNG</text:p>
          </table:table-cell>
          <table:table-cell table:style-name="ce301" office:value-type="string">
            <text:p>DMG</text:p>
          </table:table-cell>
          <table:table-cell table:style-name="ce301" office:value-type="string">
            <text:p>RAD</text:p>
          </table:table-cell>
          <table:table-cell table:style-name="ce301" office:value-type="string">
            <text:p>Targeting</text:p>
          </table:table-cell>
          <table:table-cell table:style-name="ce301" office:value-type="string">
            <text:p>Effects</text:p>
          </table:table-cell>
          <table:table-cell table:style-name="ce301" office:value-type="string">
            <text:p>Note</text:p>
          </table:table-cell>
          <table:table-cell table:style-name="ce301" table:number-columns-repeated="1014"/>
          <table:table-cell/>
        </table:table-row>
        <table:table-row table:style-name="ro1">
          <table:table-cell table:style-name="ce302" office:value-type="string">
            <text:p>Yeti Mountain Sloth Beast</text:p>
          </table:table-cell>
          <table:table-cell table:style-name="ce306" table:number-columns-repeated="2"/>
          <table:table-cell table:style-name="ce307" table:number-columns-repeated="4"/>
          <table:table-cell table:style-name="ce306" table:number-columns-repeated="1016"/>
          <table:table-cell table:style-name="ce312"/>
        </table:table-row>
        <table:table-row table:style-name="ro1">
          <table:table-cell table:style-name="ce303" office:value-type="string">
            <text:p>HP:50 / DEF:0</text:p>
          </table:table-cell>
          <table:table-cell office:value-type="string">
            <text:p>Attack (Claw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303" office:value-type="string">
            <text:p>IN:2 / SP:3</text:p>
          </table:table-cell>
          <table:table-cell table:number-columns-repeated="1023"/>
        </table:table-row>
        <table:table-row table:style-name="ro1">
          <table:table-cell table:style-name="ce303" office:value-type="string">
            <text:p>GND</text:p>
          </table:table-cell>
          <table:table-cell table:style-name="ce303" office:value-type="string">
            <text:p>Create Grizzly</text:p>
          </table:table-cell>
          <table:table-cell table:style-name="ce303" office:value-type="string">
            <text:p>AP:1</text:p>
          </table:table-cell>
          <table:table-cell table:style-name="ce309" office:value-type="float" office:value="1">
            <text:p>1</text:p>
          </table:table-cell>
          <table:table-cell table:style-name="ce309" table:number-columns-repeated="2"/>
          <table:table-cell table:style-name="ce309" office:value-type="string">
            <text:p>MEL</text:p>
          </table:table-cell>
          <table:table-cell table:style-name="ce303" table:number-columns-repeated="2"/>
          <table:table-cell table:number-columns-repeated="1015"/>
        </table:table-row>
        <table:table-row table:style-name="ro1">
          <table:table-cell table:style-name="ce303"/>
          <table:table-cell table:style-name="ce303" office:value-type="string">
            <text:p>Create Owl</text:p>
          </table:table-cell>
          <table:table-cell table:style-name="ce303" office:value-type="string">
            <text:p>AP:2</text:p>
          </table:table-cell>
          <table:table-cell table:style-name="ce309" office:value-type="float" office:value="1">
            <text:p>1</text:p>
          </table:table-cell>
          <table:table-cell table:style-name="ce309" table:number-columns-repeated="2"/>
          <table:table-cell table:style-name="ce309" office:value-type="string">
            <text:p>MEL</text:p>
          </table:table-cell>
          <table:table-cell table:style-name="ce303" table:number-columns-repeated="2"/>
          <table:table-cell table:number-columns-repeated="1015"/>
        </table:table-row>
        <table:table-row table:style-name="ro1">
          <table:table-cell table:style-name="ce303"/>
          <table:table-cell table:style-name="ce303" office:value-type="string">
            <text:p>Create Golent</text:p>
          </table:table-cell>
          <table:table-cell table:style-name="ce303" office:value-type="string">
            <text:p>AP:1/FP:2/DO</text:p>
          </table:table-cell>
          <table:table-cell table:style-name="ce309" office:value-type="float" office:value="1">
            <text:p>1</text:p>
          </table:table-cell>
          <table:table-cell table:style-name="ce309" table:number-columns-repeated="2"/>
          <table:table-cell table:style-name="ce309" office:value-type="string">
            <text:p>MEL</text:p>
          </table:table-cell>
          <table:table-cell table:style-name="ce303"/>
          <table:table-cell table:style-name="ce303" office:value-type="string">
            <text:p>Corpse cannot be used as DO</text:p>
          </table:table-cell>
          <table:table-cell table:number-columns-repeated="1015"/>
        </table:table-row>
        <table:table-row table:style-name="ro3">
          <table:table-cell table:style-name="ce303"/>
          <table:table-cell table:number-columns-repeated="1023"/>
        </table:table-row>
        <table:table-row table:style-name="ro2">
          <table:table-cell table:style-name="ce303"/>
          <table:table-cell office:value-type="string">
            <text:p>Stampede</text:p>
          </table:table-cell>
          <table:table-cell office:value-type="string">
            <text:p>AP:2/FP:1</text:p>
          </table:table-cell>
          <table:table-cell table:style-name="ce310" office:value-type="float" office:value="5">
            <text:p>5</text:p>
          </table:table-cell>
          <table:table-cell office:value-type="string">
            <text:p>Attack Power</text:p>
          </table:table-cell>
          <table:table-cell office:value-type="float" office:value="2">
            <text:p>2</text:p>
          </table:table-cell>
          <table:table-cell office:value-type="string">
            <text:p>AUR</text:p>
          </table:table-cell>
          <table:table-cell office:value-type="string">
            <text:p>Allies +TRM, move in one direction and deal damage.</text:p>
          </table:table-cell>
          <table:table-cell office:value-type="string">
            <text:p>No stopping early</text:p>
          </table:table-cell>
          <table:table-cell table:number-columns-repeated="1015"/>
        </table:table-row>
        <table:table-row table:style-name="ro2">
          <table:table-cell table:style-name="ce303"/>
          <table:table-cell office:value-type="string">
            <text:p>Aural Discharge</text:p>
          </table:table-cell>
          <table:table-cell office:value-type="string">
            <text:p>AP:1/FP:2</text:p>
          </table:table-cell>
          <table:table-cell table:number-columns-repeated="3"/>
          <table:table-cell office:value-type="string">
            <text:p>GLB</text:p>
          </table:table-cell>
          <table:table-cell office:value-type="string">
            <text:p>All allies deal 1/2 Attack DMG (PRC) in RAD1 and take 3DMG.</text:p>
          </table:table-cell>
          <table:table-cell table:number-columns-repeated="1016"/>
        </table:table-row>
        <table:table-row table:style-name="ro1">
          <table:table-cell table:style-name="ce303"/>
          <table:table-cell office:value-type="string">
            <text:p>Torch of Thaw</text:p>
          </table:table-cell>
          <table:table-cell office:value-type="string">
            <text:p>FP:2</text:p>
          </table:table-cell>
          <table:table-cell table:number-columns-repeated="3"/>
          <table:table-cell office:value-type="string">
            <text:p>GLB</text:p>
          </table:table-cell>
          <table:table-cell office:value-type="string">
            <text:p>Allies +1IN, +1SP</text:p>
          </table:table-cell>
          <table:table-cell office:value-type="string">
            <text:p>Reset on next tur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305" office:value-type="string">
            <text:p>Grizzly Elder</text:p>
          </table:table-cell>
          <table:table-cell table:style-name="ce306" table:number-columns-repeated="2"/>
          <table:table-cell table:style-name="ce307" table:number-columns-repeated="4"/>
          <table:table-cell table:style-name="ce306" table:number-columns-repeated="1016"/>
          <table:table-cell table:style-name="ce312"/>
        </table:table-row>
        <table:table-row table:style-name="ro1">
          <table:table-cell table:style-name="ce303" office:value-type="string">
            <text:p>HP:11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303" office:value-type="string">
            <text:p>IN:2 / SP:2 </text:p>
          </table:table-cell>
          <table:table-cell office:value-type="string">
            <text:p>Conjure Terrain</text:p>
          </table:table-cell>
          <table:table-cell office:value-type="string">
            <text:p>AP:1/FP: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EL</text:p>
          </table:table-cell>
          <table:table-cell office:value-type="string">
            <text:p>Create non-corpse DO</text:p>
          </table:table-cell>
          <table:table-cell table:number-columns-repeated="1016"/>
        </table:table-row>
        <table:table-row table:style-name="ro1">
          <table:table-cell table:style-name="ce303" office:value-type="string">
            <text:p>GND</text:p>
          </table:table-cell>
          <table:table-cell office:value-type="string">
            <text:p>Burial</text:p>
          </table:table-cell>
          <table:table-cell office:value-type="string">
            <text:p>AP:1/Corpse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8HP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302" office:value-type="string">
            <text:p>Laughing Owl</text:p>
          </table:table-cell>
          <table:table-cell table:style-name="ce306" table:number-columns-repeated="2"/>
          <table:table-cell table:style-name="ce307" office:value-type="float" office:value="6">
            <text:p>6</text:p>
          </table:table-cell>
          <table:table-cell table:style-name="ce307" table:number-columns-repeated="3"/>
          <table:table-cell table:style-name="ce306" table:number-columns-repeated="1016"/>
          <table:table-cell table:style-name="ce312"/>
        </table:table-row>
        <table:table-row table:style-name="ro1">
          <table:table-cell table:style-name="ce303" office:value-type="string">
            <text:p>HP:16 / DEF:0</text:p>
          </table:table-cell>
          <table:table-cell office:value-type="string">
            <text:p>Attack (Claw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303" office:value-type="string">
            <text:p>IN:2 / SP:6</text:p>
          </table:table-cell>
          <table:table-cell office:value-type="string">
            <text:p>Transport Enemy</text:p>
          </table:table-cell>
          <table:table-cell office:value-type="string">
            <text:p>AP:1/FP: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LOS</text:p>
          </table:table-cell>
          <table:table-cell office:value-type="string">
            <text:p>Empty space for drop, Owl returns</text:p>
          </table:table-cell>
          <table:table-cell table:number-columns-repeated="1016"/>
        </table:table-row>
        <table:table-row table:style-name="ro1">
          <table:table-cell table:style-name="ce303" office:value-type="string">
            <text:p>F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302" office:value-type="string">
            <text:p>Golent</text:p>
          </table:table-cell>
          <table:table-cell table:style-name="ce306" table:number-columns-repeated="2"/>
          <table:table-cell table:style-name="ce307" table:number-columns-repeated="4"/>
          <table:table-cell table:style-name="ce306" table:number-columns-repeated="1016"/>
          <table:table-cell table:style-name="ce312"/>
        </table:table-row>
        <table:table-row table:style-name="ro1">
          <table:table-cell table:style-name="ce303" office:value-type="string">
            <text:p>HP:40 / DEF:0</text:p>
          </table:table-cell>
          <table:table-cell office:value-type="string">
            <text:p>Attack (Punch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303" office:value-type="string">
            <text:p>IN:1 / SP:2 </text:p>
          </table:table-cell>
          <table:table-cell office:value-type="string">
            <text:p>Consume Terrain</text:p>
          </table:table-cell>
          <table:table-cell office:value-type="string">
            <text:p>AP:1/FP:1/DO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8HP</text:p>
          </table:table-cell>
          <table:table-cell office:value-type="string">
            <text:p>Corpse cannot be used as DO</text:p>
          </table:table-cell>
          <table:table-cell table:number-columns-repeated="1015"/>
        </table:table-row>
        <table:table-row table:style-name="ro17">
          <table:table-cell table:style-name="ce303" office:value-type="string">
            <text:p>TRM</text:p>
          </table:table-cell>
          <table:table-cell table:number-columns-repeated="1023"/>
        </table:table-row>
        <table:table-row table:style-name="ro17" table:number-rows-repeated="65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hrono" table:style-name="ta6" table:print="false">
        <table:table-column table:style-name="co3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5"/>
        <table:table-column table:style-name="co35" table:default-cell-style-name="ce101"/>
        <table:table-column table:style-name="co36" table:default-cell-style-name="ce101"/>
        <table:table-column table:style-name="co5" table:number-columns-repeated="1015" table:default-cell-style-name="ce101"/>
        <table:table-row table:style-name="ro6">
          <table:table-cell table:style-name="ce97" office:value-type="string">
            <text:p>The Chrononistas</text:p>
          </table:table-cell>
          <table:table-cell table:style-name="ce98" table:number-columns-repeated="8"/>
          <table:table-cell table:style-name="ce105" table:number-columns-repeated="1015"/>
        </table:table-row>
        <table:table-row table:style-name="ro3">
          <table:table-cell table:style-name="ce98" office:value-type="string">
            <text:p>Unit Name</text:p>
          </table:table-cell>
          <table:table-cell table:style-name="ce98" office:value-type="string">
            <text:p>Ability </text:p>
          </table:table-cell>
          <table:table-cell table:style-name="ce98" office:value-type="string">
            <text:p>Cost</text:p>
          </table:table-cell>
          <table:table-cell table:style-name="ce98" office:value-type="string">
            <text:p>RNG</text:p>
          </table:table-cell>
          <table:table-cell table:style-name="ce98" office:value-type="string">
            <text:p>DMG</text:p>
          </table:table-cell>
          <table:table-cell table:style-name="ce98" office:value-type="string">
            <text:p>RAD</text:p>
          </table:table-cell>
          <table:table-cell table:style-name="ce98" office:value-type="string">
            <text:p>Targeting</text:p>
          </table:table-cell>
          <table:table-cell table:style-name="ce98" office:value-type="string">
            <text:p>Effects</text:p>
          </table:table-cell>
          <table:table-cell table:style-name="ce98" office:value-type="string">
            <text:p>Note</text:p>
          </table:table-cell>
          <table:table-cell table:style-name="ce105" table:number-columns-repeated="1015"/>
        </table:table-row>
        <table:table-row table:style-name="ro1">
          <table:table-cell table:style-name="ce99" office:value-type="string">
            <text:p>Old Grand Dad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57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100" office:value-type="string">
            <text:p>IN:2 / SP:2</text:p>
          </table:table-cell>
          <table:table-cell table:number-columns-repeated="2"/>
          <table:table-cell table:style-name="ce105" table:number-columns-repeated="3"/>
          <table:table-cell table:number-columns-repeated="1018"/>
        </table:table-row>
        <table:table-row table:style-name="ro3">
          <table:table-cell table:style-name="ce100" office:value-type="string">
            <text:p>GND</text:p>
          </table:table-cell>
          <table:table-cell table:style-name="ce100" office:value-type="string">
            <text:p>Create Gunslinger</text:p>
          </table:table-cell>
          <table:table-cell table:style-name="ce100" office:value-type="string">
            <text:p>AP:1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1">
          <table:table-cell table:style-name="ce100"/>
          <table:table-cell table:style-name="ce100" office:value-type="string">
            <text:p>Create Piecemaker</text:p>
          </table:table-cell>
          <table:table-cell table:style-name="ce100" office:value-type="string">
            <text:p>AP:1/FP:1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1">
          <table:table-cell table:style-name="ce100"/>
          <table:table-cell table:style-name="ce100" office:value-type="string">
            <text:p>Create Chieftomaton</text:p>
          </table:table-cell>
          <table:table-cell table:style-name="ce100" office:value-type="string">
            <text:p>AP:1/FP:2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3">
          <table:table-cell table:style-name="ce100"/>
          <table:table-cell table:number-columns-repeated="2"/>
          <table:table-cell table:style-name="ce105" table:number-columns-repeated="3"/>
          <table:table-cell table:number-columns-repeated="1018"/>
        </table:table-row>
        <table:table-row table:style-name="ro1">
          <table:table-cell table:style-name="ce100"/>
          <table:table-cell office:value-type="string">
            <text:p>Hour Savior</text:p>
          </table:table-cell>
          <table:table-cell office:value-type="string">
            <text:p>AP:1</text:p>
          </table:table-cell>
          <table:table-cell table:style-name="ce107"/>
          <table:table-cell table:style-name="ce105" table:number-columns-repeated="2"/>
          <table:table-cell office:value-type="string">
            <text:p>GLB</text:p>
          </table:table-cell>
          <table:table-cell table:style-name="ce108" office:value-type="string">
            <text:p>All allies advance one in queue.</text:p>
          </table:table-cell>
          <table:table-cell office:value-type="string">
            <text:p>No double skips.</text:p>
          </table:table-cell>
          <table:table-cell table:number-columns-repeated="1015"/>
        </table:table-row>
        <table:table-row table:style-name="ro3">
          <table:table-cell table:style-name="ce100"/>
          <table:table-cell office:value-type="string">
            <text:p>Marksman</text:p>
          </table:table-cell>
          <table:table-cell office:value-type="string">
            <text:p>AP:1/FP:1</text:p>
          </table:table-cell>
          <table:table-cell table:style-name="ce107" office:value-type="float" office:value="4">
            <text:p>4</text:p>
          </table:table-cell>
          <table:table-cell table:style-name="ce105" office:value-type="float" office:value="15">
            <text:p>15</text:p>
          </table:table-cell>
          <table:table-cell table:style-name="ce105"/>
          <table:table-cell office:value-type="string">
            <text:p>ARC</text:p>
          </table:table-cell>
          <table:table-cell table:style-name="ce108"/>
          <table:table-cell office:value-type="string">
            <text:p>Linear</text:p>
          </table:table-cell>
          <table:table-cell table:number-columns-repeated="1015"/>
        </table:table-row>
        <table:table-row table:style-name="ro3">
          <table:table-cell table:style-name="ce100"/>
          <table:table-cell office:value-type="string">
            <text:p>Second in Command</text:p>
          </table:table-cell>
          <table:table-cell office:value-type="string">
            <text:p>AP:1/FP:2</text:p>
          </table:table-cell>
          <table:table-cell table:style-name="ce105" office:value-type="string">
            <text:p>∞</text:p>
          </table:table-cell>
          <table:table-cell table:style-name="ce105" table:number-columns-repeated="2"/>
          <table:table-cell office:value-type="string">
            <text:p>ARC</text:p>
          </table:table-cell>
          <table:table-cell office:value-type="string">
            <text:p>Target unit moves to top of queue.</text:p>
          </table:table-cell>
          <table:table-cell office:value-type="string">
            <text:p>Target gets -1AP next turn.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3">
          <table:table-cell table:style-name="ce102" office:value-type="string">
            <text:p>Gunslinger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11/ DEF:0</text:p>
          </table:table-cell>
          <table:table-cell office:value-type="string">
            <text:p>Attack (Pistol)</text:p>
          </table:table-cell>
          <table:table-cell office:value-type="string">
            <text:p>AP:1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8">
            <text:p>8</text:p>
          </table:table-cell>
          <table:table-cell table:style-name="ce105"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100" office:value-type="string">
            <text:p>IN:2 / SP:3 </text:p>
          </table:table-cell>
          <table:table-cell office:value-type="string">
            <text:p>Load</text:p>
          </table:table-cell>
          <table:table-cell office:value-type="string">
            <text:p>FP: 1</text:p>
          </table:table-cell>
          <table:table-cell table:style-name="ce105" table:number-columns-repeated="3"/>
          <table:table-cell office:value-type="string">
            <text:p>PWR</text:p>
          </table:table-cell>
          <table:table-cell office:value-type="string">
            <text:p>Add 1 bullet (max 5)</text:p>
          </table:table-cell>
          <table:table-cell table:number-columns-repeated="1016"/>
        </table:table-row>
        <table:table-row table:style-name="ro3">
          <table:table-cell table:style-name="ce100" office:value-type="string">
            <text:p>GND</text:p>
          </table:table-cell>
          <table:table-cell office:value-type="string">
            <text:p>Quick Draw</text:p>
          </table:table-cell>
          <table:table-cell office:value-type="string">
            <text:p>AP:1/FP:1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office:value-type="string">
            <text:p>Attack X+1 targets (x=bullets)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1">
          <table:table-cell table:style-name="ce102" office:value-type="string">
            <text:p>Piecemaker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17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5">
            <text:p>5</text:p>
          </table:table-cell>
          <table:table-cell table:style-name="ce105"/>
          <table:table-cell office:value-type="string">
            <text:p>MEL</text:p>
          </table:table-cell>
          <table:table-cell table:number-columns-repeated="1017"/>
        </table:table-row>
        <table:table-row table:style-name="ro2">
          <table:table-cell table:style-name="ce100" office:value-type="string">
            <text:p>IN:1 / SP:4</text:p>
          </table:table-cell>
          <table:table-cell office:value-type="string">
            <text:p>Create Portal Gate</text:p>
          </table:table-cell>
          <table:table-cell office:value-type="string">
            <text:p>AP:1/FP:1</text:p>
          </table:table-cell>
          <table:table-cell table:style-name="ce105" office:value-type="float" office:value="2">
            <text:p>2</text:p>
          </table:table-cell>
          <table:table-cell table:style-name="ce105" table:number-columns-repeated="2"/>
          <table:table-cell office:value-type="string">
            <text:p>ARC</text:p>
          </table:table-cell>
          <table:table-cell table:style-name="ce108" office:value-type="string">
            <text:p>Create two to open portal</text:p>
          </table:table-cell>
          <table:table-cell table:style-name="ce108" office:value-type="string">
            <text:p>All players may pass through. Only two gates at once.</text:p>
          </table:table-cell>
          <table:table-cell table:number-columns-repeated="1015"/>
        </table:table-row>
        <table:table-row table:style-name="ro3">
          <table:table-cell table:style-name="ce100" office:value-type="string">
            <text:p>GND</text:p>
          </table:table-cell>
          <table:table-cell office:value-type="string">
            <text:p>Patience</text:p>
          </table:table-cell>
          <table:table-cell office:value-type="string">
            <text:p>AP:1/FP:1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office:value-type="string">
            <text:p>AUR</text:p>
          </table:table-cell>
          <table:table-cell office:value-type="string">
            <text:p>Allies +6HP</text:p>
          </table:table-cell>
          <table:table-cell office:value-type="string">
            <text:p>Does not heal caster.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1">
          <table:table-cell table:style-name="ce102" office:value-type="string">
            <text:p>Chieftomaton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20 / DEF:0</text:p>
          </table:table-cell>
          <table:table-cell office:value-type="string">
            <text:p>Attack (Time-a-hawk)</text:p>
          </table:table-cell>
          <table:table-cell office:value-type="string">
            <text:p>AP:1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office:value-type="string">
            <text:p>Target -1FP</text:p>
          </table:table-cell>
          <table:table-cell table:number-columns-repeated="1016"/>
        </table:table-row>
        <table:table-row table:style-name="ro2">
          <table:table-cell table:style-name="ce100" office:value-type="string">
            <text:p>IN:1 / SP:3</text:p>
          </table:table-cell>
          <table:table-cell office:value-type="string">
            <text:p>Spirit Time Bomb</text:p>
          </table:table-cell>
          <table:table-cell office:value-type="string">
            <text:p>AP:1/FP:1</text:p>
          </table:table-cell>
          <table:table-cell table:style-name="ce105" office:value-type="string">
            <text:p>3 to 5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">
            <text:p>1</text:p>
          </table:table-cell>
          <table:table-cell office:value-type="string">
            <text:p>ARC</text:p>
          </table:table-cell>
          <table:table-cell table:style-name="ce108" office:value-type="string">
            <text:p>+2IN (Target), +1IN (Rad1) Negative on enemies.</text:p>
          </table:table-cell>
          <table:table-cell office:value-type="string">
            <text:p>Til next turn</text:p>
          </table:table-cell>
          <table:table-cell table:number-columns-repeated="1015"/>
        </table:table-row>
        <table:table-row table:style-name="ro3">
          <table:table-cell table:style-name="ce100" office:value-type="string">
            <text:p>GND</text:p>
          </table:table-cell>
          <table:table-cell table:number-columns-repeated="2"/>
          <table:table-cell table:style-name="ce105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T." table:style-name="ta24" table:print="false">
        <table:table-column table:style-name="co145" table:default-cell-style-name="ce317"/>
        <table:table-column table:style-name="co146" table:default-cell-style-name="ce317"/>
        <table:table-column table:style-name="co147" table:default-cell-style-name="ce317"/>
        <table:table-column table:style-name="co148" table:default-cell-style-name="ce317"/>
        <table:table-column table:style-name="co149" table:default-cell-style-name="ce317"/>
        <table:table-column table:style-name="co42" table:default-cell-style-name="ce317"/>
        <table:table-column table:style-name="co150" table:default-cell-style-name="ce322"/>
        <table:table-column table:style-name="co151" table:default-cell-style-name="ce317"/>
        <table:table-column table:style-name="co36" table:default-cell-style-name="ce317"/>
        <table:table-column table:style-name="co5" table:number-columns-repeated="1015" table:default-cell-style-name="ce317"/>
        <table:table-row table:style-name="ro28">
          <table:table-cell table:style-name="ce313" office:value-type="string">
            <text:p>The Psycho Tropics</text:p>
          </table:table-cell>
          <table:table-cell table:style-name="ce314" table:number-columns-repeated="8"/>
          <table:table-cell table:style-name="ce322" table:number-columns-repeated="1015"/>
        </table:table-row>
        <table:table-row table:style-name="ro1">
          <table:table-cell table:style-name="ce314" office:value-type="string">
            <text:p>Unit Name</text:p>
          </table:table-cell>
          <table:table-cell table:style-name="ce314" office:value-type="string">
            <text:p>Ability </text:p>
          </table:table-cell>
          <table:table-cell table:style-name="ce314" office:value-type="string">
            <text:p>Cost</text:p>
          </table:table-cell>
          <table:table-cell table:style-name="ce314" office:value-type="string">
            <text:p>RNG</text:p>
          </table:table-cell>
          <table:table-cell table:style-name="ce314" office:value-type="string">
            <text:p>DMG</text:p>
          </table:table-cell>
          <table:table-cell table:style-name="ce314" office:value-type="string">
            <text:p>RAD</text:p>
          </table:table-cell>
          <table:table-cell table:style-name="ce314" office:value-type="string">
            <text:p>Targeting</text:p>
          </table:table-cell>
          <table:table-cell table:style-name="ce314" office:value-type="string">
            <text:p>Effects</text:p>
          </table:table-cell>
          <table:table-cell table:style-name="ce314" office:value-type="string">
            <text:p>Note</text:p>
          </table:table-cell>
          <table:table-cell table:style-name="ce322" table:number-columns-repeated="1015"/>
        </table:table-row>
        <table:table-row table:style-name="ro1">
          <table:table-cell table:style-name="ce315" office:value-type="string">
            <text:p>Spider Necro Queen</text:p>
          </table:table-cell>
          <table:table-cell table:style-name="ce319" table:number-columns-repeated="2"/>
          <table:table-cell table:style-name="ce321" table:number-columns-repeated="4"/>
          <table:table-cell table:style-name="ce319" table:number-columns-repeated="1017"/>
        </table:table-row>
        <table:table-row table:style-name="ro1">
          <table:table-cell table:style-name="ce316" office:value-type="string">
            <text:p>HP:42 / DEF:0</text:p>
          </table:table-cell>
          <table:table-cell office:value-type="string">
            <text:p>Attack (Bite)</text:p>
          </table:table-cell>
          <table:table-cell office:value-type="string">
            <text:p>AP:1</text:p>
          </table:table-cell>
          <table:table-cell table:style-name="ce322" office:value-type="float" office:value="1">
            <text:p>1</text:p>
          </table:table-cell>
          <table:table-cell table:style-name="ce322" office:value-type="float" office:value="10">
            <text:p>10</text:p>
          </table:table-cell>
          <table:table-cell table:style-name="ce322"/>
          <table:table-cell office:value-type="string">
            <text:p>MEL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IN:2 / SP:3</text:p>
          </table:table-cell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1">
          <table:table-cell table:style-name="ce316" office:value-type="string">
            <text:p>GND</text:p>
          </table:table-cell>
          <table:table-cell table:style-name="ce320" office:value-type="string">
            <text:p>Create Larva</text:p>
          </table:table-cell>
          <table:table-cell table:style-name="ce320"/>
          <table:table-cell table:style-name="ce323" office:value-type="float" office:value="1">
            <text:p>1</text:p>
          </table:table-cell>
          <table:table-cell table:style-name="ce323" table:number-columns-repeated="2"/>
          <table:table-cell table:style-name="ce323" office:value-type="string">
            <text:p>MEL</text:p>
          </table:table-cell>
          <table:table-cell table:style-name="ce320" table:number-columns-repeated="2"/>
          <table:table-cell table:number-columns-repeated="1015"/>
        </table:table-row>
        <table:table-row table:style-name="ro3">
          <table:table-cell table:style-name="ce316"/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1">
          <table:table-cell table:style-name="ce316"/>
          <table:table-cell office:value-type="string">
            <text:p>Webshot</text:p>
          </table:table-cell>
          <table:table-cell office:value-type="string">
            <text:p>AP:1/FP:1</text:p>
          </table:table-cell>
          <table:table-cell table:style-name="ce324" office:value-type="float" office:value="3">
            <text:p>3</text:p>
          </table:table-cell>
          <table:table-cell table:style-name="ce322" office:value-type="float" office:value="12">
            <text:p>12</text:p>
          </table:table-cell>
          <table:table-cell table:style-name="ce322" office:value-type="float" office:value="1">
            <text:p>1</text:p>
          </table:table-cell>
          <table:table-cell office:value-type="string">
            <text:p>(LOS or ARC)</text:p>
          </table:table-cell>
          <table:table-cell office:value-type="string">
            <text:p>-2SP (Target), -1SP &amp; 50% DMG (RAD1)</text:p>
          </table:table-cell>
          <table:table-cell table:style-name="ce325" office:value-type="string">
            <text:p>Reset on next turn.</text:p>
          </table:table-cell>
          <table:table-cell table:number-columns-repeated="1015"/>
        </table:table-row>
        <table:table-row table:style-name="ro29">
          <table:table-cell table:style-name="ce316"/>
          <table:table-cell office:value-type="string">
            <text:p>Swarm</text:p>
          </table:table-cell>
          <table:table-cell office:value-type="string">
            <text:p>AP:1/FP:2</text:p>
          </table:table-cell>
          <table:table-cell table:style-name="ce322" table:number-columns-repeated="3"/>
          <table:table-cell office:value-type="string">
            <text:p>GLB</text:p>
          </table:table-cell>
          <table:table-cell office:value-type="string">
            <text:p>Allies get +1 Attack DMG per ally. <text:s/>Larva excluded.</text:p>
          </table:table-cell>
          <table:table-cell office:value-type="string">
            <text:p>Reset on next turn.</text:p>
          </table:table-cell>
          <table:table-cell table:number-columns-repeated="1015"/>
        </table:table-row>
        <table:table-row table:style-name="ro2">
          <table:table-cell table:style-name="ce316"/>
          <table:table-cell office:value-type="string">
            <text:p>Megadearth</text:p>
          </table:table-cell>
          <table:table-cell office:value-type="string">
            <text:p>AP:2/FP:2</text:p>
          </table:table-cell>
          <table:table-cell table:style-name="ce322"/>
          <table:table-cell table:style-name="ce322" office:value-type="string">
            <text:p>2 per unit on target team</text:p>
          </table:table-cell>
          <table:table-cell table:style-name="ce322"/>
          <table:table-cell office:value-type="string">
            <text:p>GLB</text:p>
          </table:table-cell>
          <table:table-cell office:value-type="string">
            <text:p>PSN</text:p>
          </table:table-cell>
          <table:table-cell office:value-type="string">
            <text:p>Effects all units of target team. (No mines.)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22" table:number-columns-repeated="3"/>
          <table:table-cell table:number-columns-repeated="1018"/>
        </table:table-row>
        <table:table-row table:style-name="ro1">
          <table:table-cell table:style-name="ce315" office:value-type="string">
            <text:p>Larva</text:p>
          </table:table-cell>
          <table:table-cell table:style-name="ce319"/>
          <table:table-cell table:style-name="ce321" table:number-columns-repeated="5"/>
          <table:table-cell table:style-name="ce319" table:number-columns-repeated="1017"/>
        </table:table-row>
        <table:table-row table:style-name="ro1">
          <table:table-cell table:style-name="ce316" office:value-type="string">
            <text:p>HP:10 / DEF:2</text:p>
          </table:table-cell>
          <table:table-cell office:value-type="string">
            <text:p>Attack (Leech Life)</text:p>
          </table:table-cell>
          <table:table-cell office:value-type="string">
            <text:p>AP:1</text:p>
          </table:table-cell>
          <table:table-cell table:style-name="ce322" office:value-type="float" office:value="1">
            <text:p>1</text:p>
          </table:table-cell>
          <table:table-cell table:style-name="ce322" office:value-type="float" office:value="5">
            <text:p>5</text:p>
          </table:table-cell>
          <table:table-cell table:style-name="ce322"/>
          <table:table-cell office:value-type="string">
            <text:p>MEL</text:p>
          </table:table-cell>
          <table:table-cell office:value-type="string">
            <text:p>+1HP per DMG dealt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IN:2 / SP:0 </text:p>
          </table:table-cell>
          <table:table-cell table:style-name="ce320" office:value-type="string">
            <text:p>Evolve: Bee</text:p>
          </table:table-cell>
          <table:table-cell table:style-name="ce320" office:value-type="string">
            <text:p>AP:1</text:p>
          </table:table-cell>
          <table:table-cell table:style-name="ce323" table:number-columns-repeated="3"/>
          <table:table-cell table:style-name="ce323" office:value-type="string">
            <text:p>PWR</text:p>
          </table:table-cell>
          <table:table-cell table:style-name="ce320" table:number-columns-repeated="2"/>
          <table:table-cell table:number-columns-repeated="1015"/>
        </table:table-row>
        <table:table-row table:style-name="ro1">
          <table:table-cell table:style-name="ce318" office:value-type="string">
            <text:p>GND</text:p>
          </table:table-cell>
          <table:table-cell table:style-name="ce320" office:value-type="string">
            <text:p>Evolve: Shrooman</text:p>
          </table:table-cell>
          <table:table-cell table:style-name="ce320" office:value-type="string">
            <text:p>AP:2/FP:1</text:p>
          </table:table-cell>
          <table:table-cell table:style-name="ce323" table:number-columns-repeated="3"/>
          <table:table-cell table:style-name="ce323" office:value-type="string">
            <text:p>PWR</text:p>
          </table:table-cell>
          <table:table-cell table:style-name="ce320" table:number-columns-repeated="2"/>
          <table:table-cell table:number-columns-repeated="1015"/>
        </table:table-row>
        <table:table-row table:style-name="ro1">
          <table:table-cell table:style-name="ce316"/>
          <table:table-cell table:style-name="ce320" office:value-type="string">
            <text:p>Evolve: Serpent</text:p>
          </table:table-cell>
          <table:table-cell table:style-name="ce320" office:value-type="string">
            <text:p>FP:3</text:p>
          </table:table-cell>
          <table:table-cell table:style-name="ce320" table:number-columns-repeated="3"/>
          <table:table-cell table:style-name="ce323" office:value-type="string">
            <text:p>PWR</text:p>
          </table:table-cell>
          <table:table-cell table:style-name="ce320" table:number-columns-repeated="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315" office:value-type="string">
            <text:p>Butterfly Bee Assassin</text:p>
          </table:table-cell>
          <table:table-cell table:style-name="ce319" table:number-columns-repeated="2"/>
          <table:table-cell table:style-name="ce321" table:number-columns-repeated="4"/>
          <table:table-cell table:style-name="ce319" table:number-columns-repeated="1017"/>
        </table:table-row>
        <table:table-row table:style-name="ro1">
          <table:table-cell table:style-name="ce316" office:value-type="string">
            <text:p>HP:9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322" office:value-type="float" office:value="1">
            <text:p>1</text:p>
          </table:table-cell>
          <table:table-cell table:style-name="ce322" office:value-type="float" office:value="6">
            <text:p>6</text:p>
          </table:table-cell>
          <table:table-cell table:style-name="ce322"/>
          <table:table-cell office:value-type="string">
            <text:p>MEL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IN:3 / SP:5</text:p>
          </table:table-cell>
          <table:table-cell office:value-type="string">
            <text:p>Death Sting</text:p>
          </table:table-cell>
          <table:table-cell office:value-type="string">
            <text:p>AP:1/FP:1/Suicide</text:p>
          </table:table-cell>
          <table:table-cell table:style-name="ce322" office:value-type="float" office:value="1">
            <text:p>1</text:p>
          </table:table-cell>
          <table:table-cell table:style-name="ce322" office:value-type="float" office:value="12">
            <text:p>12</text:p>
          </table:table-cell>
          <table:table-cell table:style-name="ce322"/>
          <table:table-cell office:value-type="string">
            <text:p>MEL</text:p>
          </table:table-cell>
          <table:table-cell office:value-type="string">
            <text:p>PSN, Repeated 50% decay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FLY</text:p>
          </table:table-cell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322" table:number-columns-repeated="3"/>
          <table:table-cell table:number-columns-repeated="1018"/>
        </table:table-row>
        <table:table-row table:style-name="ro1">
          <table:table-cell table:style-name="ce315" office:value-type="string">
            <text:p>Fungal Farmer Shrooman</text:p>
          </table:table-cell>
          <table:table-cell table:style-name="ce319" table:number-columns-repeated="2"/>
          <table:table-cell table:style-name="ce321" table:number-columns-repeated="4"/>
          <table:table-cell table:style-name="ce319" table:number-columns-repeated="1017"/>
        </table:table-row>
        <table:table-row table:style-name="ro1">
          <table:table-cell table:style-name="ce316" office:value-type="string">
            <text:p>HP:15 / DEF:0</text:p>
          </table:table-cell>
          <table:table-cell office:value-type="string">
            <text:p>Attack (Spores)</text:p>
          </table:table-cell>
          <table:table-cell office:value-type="string">
            <text:p>AP:1</text:p>
          </table:table-cell>
          <table:table-cell table:style-name="ce322" office:value-type="float" office:value="2">
            <text:p>2</text:p>
          </table:table-cell>
          <table:table-cell table:style-name="ce322" office:value-type="float" office:value="9">
            <text:p>9</text:p>
          </table:table-cell>
          <table:table-cell table:style-name="ce322"/>
          <table:table-cell office:value-type="string">
            <text:p>(LOS or ARC)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IN:2 / SP:2</text:p>
          </table:table-cell>
          <table:table-cell office:value-type="string">
            <text:p>Infest Corpse</text:p>
          </table:table-cell>
          <table:table-cell office:value-type="string">
            <text:p>AP:1</text:p>
          </table:table-cell>
          <table:table-cell table:style-name="ce322" office:value-type="float" office:value="2">
            <text:p>2</text:p>
          </table:table-cell>
          <table:table-cell table:style-name="ce322" table:number-columns-repeated="2"/>
          <table:table-cell office:value-type="string">
            <text:p>(LOS or ARC)</text:p>
          </table:table-cell>
          <table:table-cell office:value-type="string">
            <text:p>Turn corpse into larva</text:p>
          </table:table-cell>
          <table:table-cell table:number-columns-repeated="1016"/>
        </table:table-row>
        <table:table-row table:style-name="ro1">
          <table:table-cell table:style-name="ce316" office:value-type="string">
            <text:p>GND</text:p>
          </table:table-cell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15" office:value-type="string">
            <text:p>Itza Trap</text:p>
          </table:table-cell>
          <table:table-cell table:style-name="ce319" table:number-columns-repeated="2"/>
          <table:table-cell table:style-name="ce321" table:number-columns-repeated="4"/>
          <table:table-cell table:style-name="ce319" table:number-columns-repeated="1017"/>
        </table:table-row>
        <table:table-row table:style-name="ro17">
          <table:table-cell table:style-name="ce316" office:value-type="string">
            <text:p>HP:30 / DEF:0</text:p>
          </table:table-cell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17">
          <table:table-cell table:style-name="ce316" office:value-type="string">
            <text:p>IN:3 / SP:1</text:p>
          </table:table-cell>
          <table:table-cell table:number-columns-repeated="2"/>
          <table:table-cell table:style-name="ce322" table:number-columns-repeated="3"/>
          <table:table-cell table:number-columns-repeated="1018"/>
        </table:table-row>
        <table:table-row table:style-name="ro17">
          <table:table-cell table:style-name="ce316" office:value-type="string">
            <text:p>TRM</text:p>
          </table:table-cell>
          <table:table-cell table:number-columns-repeated="1023"/>
        </table:table-row>
        <table:table-row table:style-name="ro3">
          <table:table-cell table:style-name="ce316"/>
          <table:table-cell table:number-columns-repeated="1023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si." table:style-name="ta25" table:print="false">
        <table:table-column table:style-name="co152" table:default-cell-style-name="ce330"/>
        <table:table-column table:style-name="co153" table:default-cell-style-name="ce330"/>
        <table:table-column table:style-name="co5" table:default-cell-style-name="ce330"/>
        <table:table-column table:style-name="co47" table:default-cell-style-name="ce330"/>
        <table:table-column table:style-name="co154" table:default-cell-style-name="ce330"/>
        <table:table-column table:style-name="co155" table:default-cell-style-name="ce330"/>
        <table:table-column table:style-name="co5" table:default-cell-style-name="ce337"/>
        <table:table-column table:style-name="co156" table:default-cell-style-name="ce330"/>
        <table:table-column table:style-name="co157" table:default-cell-style-name="ce330"/>
        <table:table-column table:style-name="co5" table:number-columns-repeated="1015" table:default-cell-style-name="ce330"/>
        <table:table-row table:style-name="ro28">
          <table:table-cell table:style-name="ce326" office:value-type="string">
            <text:p>The Psilent Aureators</text:p>
          </table:table-cell>
          <table:table-cell table:style-name="ce327" table:number-columns-repeated="8"/>
          <table:table-cell table:style-name="ce333" table:number-columns-repeated="1015"/>
        </table:table-row>
        <table:table-row table:style-name="ro1">
          <table:table-cell table:style-name="ce327" office:value-type="string">
            <text:p>Unit Name</text:p>
          </table:table-cell>
          <table:table-cell table:style-name="ce327" office:value-type="string">
            <text:p>Ability </text:p>
          </table:table-cell>
          <table:table-cell table:style-name="ce327" office:value-type="string">
            <text:p>Cost</text:p>
          </table:table-cell>
          <table:table-cell table:style-name="ce327" office:value-type="string">
            <text:p>RNG</text:p>
          </table:table-cell>
          <table:table-cell table:style-name="ce327" office:value-type="string">
            <text:p>DMG</text:p>
          </table:table-cell>
          <table:table-cell table:style-name="ce327" office:value-type="string">
            <text:p>RAD</text:p>
          </table:table-cell>
          <table:table-cell table:style-name="ce327" office:value-type="string">
            <text:p>Targeting</text:p>
          </table:table-cell>
          <table:table-cell table:style-name="ce327" office:value-type="string">
            <text:p>Effects</text:p>
          </table:table-cell>
          <table:table-cell table:style-name="ce327" office:value-type="string">
            <text:p>Note</text:p>
          </table:table-cell>
          <table:table-cell table:style-name="ce333" table:number-columns-repeated="1015"/>
        </table:table-row>
        <table:table-row table:style-name="ro1">
          <table:table-cell table:style-name="ce328" office:value-type="string">
            <text:p>Cyborg Super Sultan</text:p>
          </table:table-cell>
          <table:table-cell table:style-name="ce331" table:number-columns-repeated="2"/>
          <table:table-cell table:style-name="ce332" table:number-columns-repeated="3"/>
          <table:table-cell table:style-name="ce336"/>
          <table:table-cell table:style-name="ce331" table:number-columns-repeated="1017"/>
        </table:table-row>
        <table:table-row table:style-name="ro1">
          <table:table-cell table:style-name="ce329" office:value-type="string">
            <text:p>HP:55 / DEF:2</text:p>
          </table:table-cell>
          <table:table-cell office:value-type="string">
            <text:p>Attack (Psi Beam)</text:p>
          </table:table-cell>
          <table:table-cell office:value-type="string">
            <text:p>AP:1</text:p>
          </table:table-cell>
          <table:table-cell table:style-name="ce333" office:value-type="float" office:value="3">
            <text:p>3</text:p>
          </table:table-cell>
          <table:table-cell table:style-name="ce333" office:value-type="float" office:value="9">
            <text:p>9</text:p>
          </table:table-cell>
          <table:table-cell table:style-name="ce333"/>
          <table:table-cell office:value-type="string">
            <text:p>LOS</text:p>
          </table:table-cell>
          <table:table-cell table:number-columns-repeated="1017"/>
        </table:table-row>
        <table:table-row table:style-name="ro1">
          <table:table-cell table:style-name="ce329" office:value-type="string">
            <text:p>IN:2 / SP:4 </text:p>
          </table:table-cell>
          <table:table-cell table:number-columns-repeated="2"/>
          <table:table-cell table:style-name="ce333" table:number-columns-repeated="3"/>
          <table:table-cell table:number-columns-repeated="1018"/>
        </table:table-row>
        <table:table-row table:style-name="ro1">
          <table:table-cell table:style-name="ce329" office:value-type="string">
            <text:p>FLY</text:p>
          </table:table-cell>
          <table:table-cell table:style-name="ce329" office:value-type="string">
            <text:p>Create Scarabot</text:p>
          </table:table-cell>
          <table:table-cell table:style-name="ce329" office:value-type="string">
            <text:p>AP:1</text:p>
          </table:table-cell>
          <table:table-cell table:style-name="ce334" office:value-type="float" office:value="1">
            <text:p>1</text:p>
          </table:table-cell>
          <table:table-cell table:style-name="ce334" table:number-columns-repeated="2"/>
          <table:table-cell table:style-name="ce338" office:value-type="string">
            <text:p>MEL</text:p>
          </table:table-cell>
          <table:table-cell table:style-name="ce329" table:number-columns-repeated="2"/>
          <table:table-cell table:number-columns-repeated="1015"/>
        </table:table-row>
        <table:table-row table:style-name="ro1">
          <table:table-cell table:style-name="ce329"/>
          <table:table-cell table:style-name="ce329" office:value-type="string">
            <text:p>Create Haze</text:p>
          </table:table-cell>
          <table:table-cell table:style-name="ce329" office:value-type="string">
            <text:p>AP:1/FP:1</text:p>
          </table:table-cell>
          <table:table-cell table:style-name="ce334" office:value-type="float" office:value="1">
            <text:p>1</text:p>
          </table:table-cell>
          <table:table-cell table:style-name="ce334" table:number-columns-repeated="2"/>
          <table:table-cell table:style-name="ce338" office:value-type="string">
            <text:p>MEL</text:p>
          </table:table-cell>
          <table:table-cell table:style-name="ce329" table:number-columns-repeated="2"/>
          <table:table-cell table:number-columns-repeated="1015"/>
        </table:table-row>
        <table:table-row table:style-name="ro1">
          <table:table-cell table:style-name="ce329"/>
          <table:table-cell table:style-name="ce329" office:value-type="string">
            <text:p>Create Priest</text:p>
          </table:table-cell>
          <table:table-cell table:style-name="ce329" office:value-type="string">
            <text:p>AP:1/FP:2</text:p>
          </table:table-cell>
          <table:table-cell table:style-name="ce334" office:value-type="float" office:value="1">
            <text:p>1</text:p>
          </table:table-cell>
          <table:table-cell table:style-name="ce334" table:number-columns-repeated="2"/>
          <table:table-cell table:style-name="ce338" office:value-type="string">
            <text:p>MEL</text:p>
          </table:table-cell>
          <table:table-cell table:style-name="ce329" table:number-columns-repeated="2"/>
          <table:table-cell table:number-columns-repeated="1015"/>
        </table:table-row>
        <table:table-row table:style-name="ro3">
          <table:table-cell table:style-name="ce329"/>
          <table:table-cell table:number-columns-repeated="2"/>
          <table:table-cell table:style-name="ce333" table:number-columns-repeated="3"/>
          <table:table-cell table:number-columns-repeated="1018"/>
        </table:table-row>
        <table:table-row table:style-name="ro1">
          <table:table-cell table:style-name="ce329"/>
          <table:table-cell office:value-type="string">
            <text:p>Restortation</text:p>
          </table:table-cell>
          <table:table-cell office:value-type="string">
            <text:p>AP:1/FP:1</text:p>
          </table:table-cell>
          <table:table-cell table:style-name="ce335" office:value-type="float" office:value="7">
            <text:p>7</text:p>
          </table:table-cell>
          <table:table-cell table:style-name="ce333" table:number-columns-repeated="2"/>
          <table:table-cell office:value-type="string">
            <text:p>ARC</text:p>
          </table:table-cell>
          <table:table-cell office:value-type="string">
            <text:p>Heal any unit 50% of MHP</text:p>
          </table:table-cell>
          <table:table-cell table:number-columns-repeated="1016"/>
        </table:table-row>
        <table:table-row table:style-name="ro1">
          <table:table-cell table:style-name="ce329"/>
          <table:table-cell office:value-type="string">
            <text:p>Teleport Enemy</text:p>
          </table:table-cell>
          <table:table-cell office:value-type="string">
            <text:p>AP:1/FP:1</text:p>
          </table:table-cell>
          <table:table-cell table:style-name="ce333" office:value-type="float" office:value="3">
            <text:p>3</text:p>
          </table:table-cell>
          <table:table-cell table:style-name="ce333" table:number-columns-repeated="2"/>
          <table:table-cell office:value-type="string">
            <text:p>ARC</text:p>
          </table:table-cell>
          <table:table-cell office:value-type="string">
            <text:p>Drop in any vacant space.</text:p>
          </table:table-cell>
          <table:table-cell table:number-columns-repeated="1016"/>
        </table:table-row>
        <table:table-row table:style-name="ro2">
          <table:table-cell table:style-name="ce329"/>
          <table:table-cell office:value-type="string">
            <text:p>Lightning Storm</text:p>
          </table:table-cell>
          <table:table-cell office:value-type="string">
            <text:p>AP:2/FP:2</text:p>
          </table:table-cell>
          <table:table-cell table:style-name="ce333" office:value-type="float" office:value="5">
            <text:p>5</text:p>
          </table:table-cell>
          <table:table-cell table:style-name="ce333" office:value-type="float" office:value="15">
            <text:p>15</text:p>
          </table:table-cell>
          <table:table-cell table:style-name="ce333" office:value-type="float" office:value="1">
            <text:p>1</text:p>
          </table:table-cell>
          <table:table-cell office:value-type="string">
            <text:p>ARC</text:p>
          </table:table-cell>
          <table:table-cell office:value-type="string">
            <text:p>Repeat for each cloud hit. (50% decay per hit)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33" table:number-columns-repeated="3"/>
          <table:table-cell table:number-columns-repeated="1018"/>
        </table:table-row>
        <table:table-row table:style-name="ro1">
          <table:table-cell table:style-name="ce328" office:value-type="string">
            <text:p>Scarabot</text:p>
          </table:table-cell>
          <table:table-cell table:style-name="ce331" table:number-columns-repeated="2"/>
          <table:table-cell table:style-name="ce332" table:number-columns-repeated="3"/>
          <table:table-cell table:style-name="ce336"/>
          <table:table-cell table:style-name="ce331" table:number-columns-repeated="1017"/>
        </table:table-row>
        <table:table-row table:style-name="ro1">
          <table:table-cell table:style-name="ce329" office:value-type="string">
            <text:p>HP:12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333" office:value-type="float" office:value="2">
            <text:p>2</text:p>
          </table:table-cell>
          <table:table-cell table:style-name="ce333" office:value-type="float" office:value="6">
            <text:p>6</text:p>
          </table:table-cell>
          <table:table-cell table:style-name="ce333"/>
          <table:table-cell office:value-type="string">
            <text:p>LOS</text:p>
          </table:table-cell>
          <table:table-cell table:number-columns-repeated="1017"/>
        </table:table-row>
        <table:table-row table:style-name="ro1">
          <table:table-cell table:style-name="ce329" office:value-type="string">
            <text:p>IN:2 / SP:3</text:p>
          </table:table-cell>
          <table:table-cell office:value-type="string">
            <text:p>Prism Cannon</text:p>
          </table:table-cell>
          <table:table-cell office:value-type="string">
            <text:p>AP:1/FP:1</text:p>
          </table:table-cell>
          <table:table-cell table:style-name="ce333" office:value-type="float" office:value="4">
            <text:p>4</text:p>
          </table:table-cell>
          <table:table-cell table:style-name="ce333" office:value-type="float" office:value="10">
            <text:p>10</text:p>
          </table:table-cell>
          <table:table-cell table:style-name="ce333"/>
          <table:table-cell office:value-type="string">
            <text:p>LOS</text:p>
          </table:table-cell>
          <table:table-cell office:value-type="string">
            <text:p>LSR, PRC</text:p>
          </table:table-cell>
          <table:table-cell table:number-columns-repeated="1016"/>
        </table:table-row>
        <table:table-row table:style-name="ro17">
          <table:table-cell table:style-name="ce329" office:value-type="string">
            <text:p>TRM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333" table:number-columns-repeated="3"/>
          <table:table-cell table:number-columns-repeated="1018"/>
        </table:table-row>
        <table:table-row table:style-name="ro30">
          <table:table-cell table:style-name="ce328" office:value-type="string">
            <text:p>Psychotropic Haze</text:p>
          </table:table-cell>
          <table:table-cell table:style-name="ce331" table:number-columns-repeated="2"/>
          <table:table-cell table:style-name="ce332" table:number-columns-repeated="3"/>
          <table:table-cell table:style-name="ce336"/>
          <table:table-cell table:style-name="ce331" table:number-columns-repeated="1017"/>
        </table:table-row>
        <table:table-row table:style-name="ro1">
          <table:table-cell table:style-name="ce329" office:value-type="string">
            <text:p>HP:22 / DEF:1</text:p>
          </table:table-cell>
          <table:table-cell office:value-type="string">
            <text:p>Mnemonic Plague</text:p>
          </table:table-cell>
          <table:table-cell office:value-type="string">
            <text:p>AP:1</text:p>
          </table:table-cell>
          <table:table-cell table:style-name="ce333" office:value-type="float" office:value="0">
            <text:p>0</text:p>
          </table:table-cell>
          <table:table-cell table:style-name="ce333" office:value-type="float" office:value="7">
            <text:p>7</text:p>
          </table:table-cell>
          <table:table-cell table:style-name="ce333"/>
          <table:table-cell office:value-type="string">
            <text:p>MEL</text:p>
          </table:table-cell>
          <table:table-cell office:value-type="string">
            <text:p>Heals friendly units, 50% heal on self.</text:p>
          </table:table-cell>
          <table:table-cell table:number-columns-repeated="1016"/>
        </table:table-row>
        <table:table-row table:style-name="ro31">
          <table:table-cell table:style-name="ce329" office:value-type="string">
            <text:p>IN:1 / SP:2</text:p>
          </table:table-cell>
          <table:table-cell office:value-type="string">
            <text:p>Accumulation</text:p>
          </table:table-cell>
          <table:table-cell office:value-type="string">
            <text:p>AP:1/FP:1</text:p>
          </table:table-cell>
          <table:table-cell table:style-name="ce333" office:value-type="float" office:value="1">
            <text:p>1</text:p>
          </table:table-cell>
          <table:table-cell table:style-name="ce333" table:number-columns-repeated="2"/>
          <table:table-cell office:value-type="string">
            <text:p>PWR</text:p>
          </table:table-cell>
          <table:table-cell office:value-type="string">
            <text:p>Merge with adjacent Haze</text:p>
          </table:table-cell>
          <table:table-cell table:style-name="ce339" office:value-type="string">
            <text:p>HP &amp; MHP +11, FP &amp; DEF accumulate. Size of cloud increases 1. Max 2</text:p>
          </table:table-cell>
          <table:table-cell table:number-columns-repeated="1015"/>
        </table:table-row>
        <table:table-row table:style-name="ro32">
          <table:table-cell table:style-name="ce329" office:value-type="string">
            <text:p>GAS</text:p>
          </table:table-cell>
          <table:table-cell office:value-type="string">
            <text:p>Mirage</text:p>
          </table:table-cell>
          <table:table-cell office:value-type="string">
            <text:p>(Constant)</text:p>
          </table:table-cell>
          <table:table-cell table:style-name="ce333" table:number-columns-repeated="3"/>
          <table:table-cell/>
          <table:table-cell office:value-type="string">
            <text:p>25% Dodge rate to all allies sharing a space with Haze.</text:p>
          </table:table-cell>
          <table:table-cell table:style-name="ce339"/>
          <table:table-cell table:number-columns-repeated="1015"/>
        </table:table-row>
        <table:table-row table:style-name="ro1">
          <table:table-cell/>
          <table:table-cell office:value-type="string">
            <text:p>Tractor Gust</text:p>
          </table:table-cell>
          <table:table-cell office:value-type="string">
            <text:p>FP:1</text:p>
          </table:table-cell>
          <table:table-cell table:style-name="ce333" office:value-type="float" office:value="2">
            <text:p>2</text:p>
          </table:table-cell>
          <table:table-cell table:style-name="ce333" table:number-columns-repeated="2"/>
          <table:table-cell office:value-type="string">
            <text:p>MEL</text:p>
          </table:table-cell>
          <table:table-cell office:value-type="string">
            <text:p>Pull any unit into haze.</text:p>
          </table:table-cell>
          <table:table-cell table:style-name="ce339"/>
          <table:table-cell table:number-columns-repeated="1015"/>
        </table:table-row>
        <table:table-row table:style-name="ro1">
          <table:table-cell table:style-name="ce328" office:value-type="string">
            <text:p>Priest of Naja</text:p>
          </table:table-cell>
          <table:table-cell table:style-name="ce331" table:number-columns-repeated="2"/>
          <table:table-cell table:style-name="ce332" table:number-columns-repeated="3"/>
          <table:table-cell table:style-name="ce336"/>
          <table:table-cell table:style-name="ce331" table:number-columns-repeated="5"/>
          <table:table-cell table:number-columns-repeated="1012"/>
        </table:table-row>
        <table:table-row table:style-name="ro1">
          <table:table-cell table:style-name="ce329" office:value-type="string">
            <text:p>HP:28 / DEF:1</text:p>
          </table:table-cell>
          <table:table-cell office:value-type="string">
            <text:p>Attack (Staff Hit)</text:p>
          </table:table-cell>
          <table:table-cell office:value-type="string">
            <text:p>AP:1</text:p>
          </table:table-cell>
          <table:table-cell table:style-name="ce333" office:value-type="float" office:value="1">
            <text:p>1</text:p>
          </table:table-cell>
          <table:table-cell table:style-name="ce333" office:value-type="float" office:value="9">
            <text:p>9</text:p>
          </table:table-cell>
          <table:table-cell table:style-name="ce333"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329" office:value-type="string">
            <text:p>IN:3 / SP:4 </text:p>
          </table:table-cell>
          <table:table-cell office:value-type="string">
            <text:p>Force Shove</text:p>
          </table:table-cell>
          <table:table-cell office:value-type="string">
            <text:p>AP:1/FP:1</text:p>
          </table:table-cell>
          <table:table-cell table:style-name="ce333" office:value-type="float" office:value="1">
            <text:p>1</text:p>
          </table:table-cell>
          <table:table-cell table:style-name="ce333" office:value-type="float" office:value="10">
            <text:p>10</text:p>
          </table:table-cell>
          <table:table-cell table:style-name="ce333"/>
          <table:table-cell office:value-type="string">
            <text:p>MEL</text:p>
          </table:table-cell>
          <table:table-cell office:value-type="string">
            <text:p>KB2, +2 DMG on collision</text:p>
          </table:table-cell>
          <table:table-cell table:number-columns-repeated="4"/>
          <table:table-cell table:style-name="ce331" table:number-columns-repeated="1012"/>
        </table:table-row>
        <table:table-row table:style-name="ro1">
          <table:table-cell table:style-name="ce329" office:value-type="string">
            <text:p>GND</text:p>
          </table:table-cell>
          <table:table-cell office:value-type="string">
            <text:p>Super Shove</text:p>
          </table:table-cell>
          <table:table-cell office:value-type="string">
            <text:p>AP:1/FP:2</text:p>
          </table:table-cell>
          <table:table-cell table:style-name="ce333" office:value-type="float" office:value="1">
            <text:p>1</text:p>
          </table:table-cell>
          <table:table-cell table:style-name="ce333" office:value-type="float" office:value="12">
            <text:p>12</text:p>
          </table:table-cell>
          <table:table-cell table:style-name="ce333"/>
          <table:table-cell office:value-type="string">
            <text:p>MEL</text:p>
          </table:table-cell>
          <table:table-cell office:value-type="string">
            <text:p>KB6 (+2DMG/space, 5DMG to unit hit)</text:p>
          </table:table-cell>
          <table:table-cell table:number-columns-repeated="1016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d" table:style-name="ta26" table:print="false">
        <table:table-column table:style-name="co52" table:default-cell-style-name="ce344"/>
        <table:table-column table:style-name="co158" table:default-cell-style-name="ce344"/>
        <table:table-column table:style-name="co54" table:default-cell-style-name="ce344"/>
        <table:table-column table:style-name="co42" table:default-cell-style-name="ce344"/>
        <table:table-column table:style-name="co47" table:default-cell-style-name="ce344"/>
        <table:table-column table:style-name="co29" table:default-cell-style-name="ce344"/>
        <table:table-column table:style-name="co55" table:default-cell-style-name="ce348"/>
        <table:table-column table:style-name="co56" table:default-cell-style-name="ce344"/>
        <table:table-column table:style-name="co159" table:default-cell-style-name="ce344"/>
        <table:table-column table:style-name="co5" table:number-columns-repeated="1015" table:default-cell-style-name="ce344"/>
        <table:table-row table:style-name="ro6">
          <table:table-cell table:style-name="ce340" office:value-type="string">
            <text:p>The Voidoids</text:p>
          </table:table-cell>
          <table:table-cell table:style-name="ce341" table:number-columns-repeated="8"/>
          <table:table-cell table:style-name="ce348" table:number-columns-repeated="1015"/>
        </table:table-row>
        <table:table-row table:style-name="ro1">
          <table:table-cell table:style-name="ce341" office:value-type="string">
            <text:p>Unit Name</text:p>
          </table:table-cell>
          <table:table-cell table:style-name="ce341" office:value-type="string">
            <text:p>Ability </text:p>
          </table:table-cell>
          <table:table-cell table:style-name="ce341" office:value-type="string">
            <text:p>Cost</text:p>
          </table:table-cell>
          <table:table-cell table:style-name="ce341" office:value-type="string">
            <text:p>RNG</text:p>
          </table:table-cell>
          <table:table-cell table:style-name="ce341" office:value-type="string">
            <text:p>DMG</text:p>
          </table:table-cell>
          <table:table-cell table:style-name="ce341" office:value-type="string">
            <text:p>RAD</text:p>
          </table:table-cell>
          <table:table-cell table:style-name="ce341" office:value-type="string">
            <text:p>Targeting</text:p>
          </table:table-cell>
          <table:table-cell table:style-name="ce341" office:value-type="string">
            <text:p>Effects</text:p>
          </table:table-cell>
          <table:table-cell table:style-name="ce341" office:value-type="string">
            <text:p>Note</text:p>
          </table:table-cell>
          <table:table-cell table:style-name="ce348" table:number-columns-repeated="1015"/>
        </table:table-row>
        <table:table-row table:style-name="ro1">
          <table:table-cell table:style-name="ce342" office:value-type="string">
            <text:p>Cthuloid</text:p>
          </table:table-cell>
          <table:table-cell table:style-name="ce346" table:number-columns-repeated="2"/>
          <table:table-cell table:style-name="ce347" table:number-columns-repeated="4"/>
          <table:table-cell table:style-name="ce346" table:number-columns-repeated="1017"/>
        </table:table-row>
        <table:table-row table:style-name="ro1">
          <table:table-cell table:style-name="ce343" office:value-type="string">
            <text:p>HP:60 / DEF:0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15">
            <text:p>15</text:p>
          </table:table-cell>
          <table:table-cell table:style-name="ce348"/>
          <table:table-cell office:value-type="string">
            <text:p>MEL</text:p>
          </table:table-cell>
          <table:table-cell office:value-type="string">
            <text:p>5DMG to self</text:p>
          </table:table-cell>
          <table:table-cell table:number-columns-repeated="1016"/>
        </table:table-row>
        <table:table-row table:style-name="ro1">
          <table:table-cell table:style-name="ce343" office:value-type="string">
            <text:p>IN:3/ SP:4</text:p>
          </table:table-cell>
          <table:table-cell table:number-columns-repeated="2"/>
          <table:table-cell table:style-name="ce348" table:number-columns-repeated="3"/>
          <table:table-cell table:number-columns-repeated="1018"/>
        </table:table-row>
        <table:table-row table:style-name="ro1">
          <table:table-cell table:style-name="ce343" office:value-type="string">
            <text:p>?</text:p>
          </table:table-cell>
          <table:table-cell table:style-name="ce343" office:value-type="string">
            <text:p>Create Zombie</text:p>
          </table:table-cell>
          <table:table-cell table:style-name="ce343" office:value-type="string">
            <text:p>AP:1/(FP:1 or corpse)</text:p>
          </table:table-cell>
          <table:table-cell table:style-name="ce349" office:value-type="float" office:value="1">
            <text:p>1</text:p>
          </table:table-cell>
          <table:table-cell table:style-name="ce349" table:number-columns-repeated="2"/>
          <table:table-cell table:style-name="ce349" office:value-type="string">
            <text:p>MEL</text:p>
          </table:table-cell>
          <table:table-cell table:style-name="ce343" table:number-columns-repeated="2"/>
          <table:table-cell table:number-columns-repeated="1015"/>
        </table:table-row>
        <table:table-row table:style-name="ro15">
          <table:table-cell table:style-name="ce343"/>
          <table:table-cell table:style-name="ce343" office:value-type="string">
            <text:p>Create Satyr</text:p>
          </table:table-cell>
          <table:table-cell table:style-name="ce343" office:value-type="string">
            <text:p>AP:2</text:p>
          </table:table-cell>
          <table:table-cell table:style-name="ce349" office:value-type="float" office:value="1">
            <text:p>1</text:p>
          </table:table-cell>
          <table:table-cell table:style-name="ce349" table:number-columns-repeated="2"/>
          <table:table-cell table:style-name="ce349" office:value-type="string">
            <text:p>MEL</text:p>
          </table:table-cell>
          <table:table-cell table:style-name="ce343" table:number-columns-repeated="2"/>
          <table:table-cell table:number-columns-repeated="1015"/>
        </table:table-row>
        <table:table-row table:style-name="ro1">
          <table:table-cell table:style-name="ce343"/>
          <table:table-cell table:style-name="ce343" office:value-type="string">
            <text:p>Create Magman</text:p>
          </table:table-cell>
          <table:table-cell table:style-name="ce343" office:value-type="string">
            <text:p>AP:2/FP:1</text:p>
          </table:table-cell>
          <table:table-cell table:style-name="ce349" office:value-type="float" office:value="1">
            <text:p>1</text:p>
          </table:table-cell>
          <table:table-cell table:style-name="ce349" table:number-columns-repeated="2"/>
          <table:table-cell table:style-name="ce349" office:value-type="string">
            <text:p>MEL</text:p>
          </table:table-cell>
          <table:table-cell table:style-name="ce343" table:number-columns-repeated="2"/>
          <table:table-cell table:number-columns-repeated="1015"/>
        </table:table-row>
        <table:table-row table:style-name="ro3">
          <table:table-cell table:style-name="ce343"/>
          <table:table-cell table:number-columns-repeated="2"/>
          <table:table-cell table:style-name="ce348" table:number-columns-repeated="3"/>
          <table:table-cell table:number-columns-repeated="1018"/>
        </table:table-row>
        <table:table-row table:style-name="ro1">
          <table:table-cell table:style-name="ce343"/>
          <table:table-cell office:value-type="string">
            <text:p>Eternal Flame</text:p>
          </table:table-cell>
          <table:table-cell office:value-type="string">
            <text:p>AP:1/FP:2</text:p>
          </table:table-cell>
          <table:table-cell table:style-name="ce350" office:value-type="float" office:value="2">
            <text:p>2</text:p>
          </table:table-cell>
          <table:table-cell table:style-name="ce348" office:value-type="float" office:value="12">
            <text:p>12</text:p>
          </table:table-cell>
          <table:table-cell table:style-name="ce348"/>
          <table:table-cell office:value-type="string">
            <text:p>LOS</text:p>
          </table:table-cell>
          <table:table-cell office:value-type="string">
            <text:p>FIR</text:p>
          </table:table-cell>
          <table:table-cell office:value-type="string">
            <text:p>No decay.</text:p>
          </table:table-cell>
          <table:table-cell table:number-columns-repeated="1015"/>
        </table:table-row>
        <table:table-row table:style-name="ro1">
          <table:table-cell table:style-name="ce343"/>
          <table:table-cell office:value-type="string">
            <text:p>Sacrifize</text:p>
          </table:table-cell>
          <table:table-cell office:value-type="string">
            <text:p>AP:1/Sacrifice unit</text:p>
          </table:table-cell>
          <table:table-cell table:style-name="ce348" office:value-type="float" office:value="1">
            <text:p>1</text:p>
          </table:table-cell>
          <table:table-cell table:style-name="ce348" table:number-columns-repeated="2"/>
          <table:table-cell office:value-type="string">
            <text:p>MEL</text:p>
          </table:table-cell>
          <table:table-cell office:value-type="string">
            <text:p>+1DEF, +1FP</text:p>
          </table:table-cell>
          <table:table-cell office:value-type="string">
            <text:p>Only target ally.</text:p>
          </table:table-cell>
          <table:table-cell table:number-columns-repeated="1015"/>
        </table:table-row>
        <table:table-row table:style-name="ro1">
          <table:table-cell table:style-name="ce343"/>
          <table:table-cell office:value-type="string">
            <text:p>Devour</text:p>
          </table:table-cell>
          <table:table-cell office:value-type="string">
            <text:p>AP:1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10">
            <text:p>10</text:p>
          </table:table-cell>
          <table:table-cell table:style-name="ce348"/>
          <table:table-cell office:value-type="string">
            <text:p>MEL</text:p>
          </table:table-cell>
          <table:table-cell office:value-type="string">
            <text:p>Gain life equal to damage dealt</text:p>
          </table:table-cell>
          <table:table-cell office:value-type="string">
            <text:p>Only target enemy.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48" table:number-columns-repeated="3"/>
          <table:table-cell table:number-columns-repeated="1018"/>
        </table:table-row>
        <table:table-row table:style-name="ro1">
          <table:table-cell table:style-name="ce342" office:value-type="string">
            <text:p>Corpse Fiend</text:p>
          </table:table-cell>
          <table:table-cell table:style-name="ce346" table:number-columns-repeated="2"/>
          <table:table-cell table:style-name="ce347" table:number-columns-repeated="4"/>
          <table:table-cell table:style-name="ce346"/>
          <table:table-cell table:style-name="ce346" office:value-type="string">
            <text:p>Counts as corpse</text:p>
          </table:table-cell>
          <table:table-cell table:style-name="ce346" table:number-columns-repeated="1015"/>
        </table:table-row>
        <table:table-row table:style-name="ro1">
          <table:table-cell table:style-name="ce343" office:value-type="string">
            <text:p>HP:15 / DEF:0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10">
            <text:p>10</text:p>
          </table:table-cell>
          <table:table-cell table:style-name="ce348"/>
          <table:table-cell office:value-type="string">
            <text:p>MEL</text:p>
          </table:table-cell>
          <table:table-cell office:value-type="string">
            <text:p>3DMG to self</text:p>
          </table:table-cell>
          <table:table-cell table:number-columns-repeated="1016"/>
        </table:table-row>
        <table:table-row table:style-name="ro1">
          <table:table-cell table:style-name="ce343" office:value-type="string">
            <text:p>IN:2 / SP:2</text:p>
          </table:table-cell>
          <table:table-cell office:value-type="string">
            <text:p>Cannibalize</text:p>
          </table:table-cell>
          <table:table-cell office:value-type="string">
            <text:p>AP:1/Corpse</text:p>
          </table:table-cell>
          <table:table-cell table:style-name="ce348" office:value-type="float" office:value="1">
            <text:p>1</text:p>
          </table:table-cell>
          <table:table-cell table:style-name="ce348" table:number-columns-repeated="2"/>
          <table:table-cell office:value-type="string">
            <text:p>MEL</text:p>
          </table:table-cell>
          <table:table-cell office:value-type="string">
            <text:p>+5MHP, +2 Attack DMG</text:p>
          </table:table-cell>
          <table:table-cell table:number-columns-repeated="1016"/>
        </table:table-row>
        <table:table-row table:style-name="ro1">
          <table:table-cell table:style-name="ce343" office:value-type="string">
            <text:p>GND</text:p>
          </table:table-cell>
          <table:table-cell office:value-type="string">
            <text:p>Explode</text:p>
          </table:table-cell>
          <table:table-cell office:value-type="string">
            <text:p>AP:1/FP:1</text:p>
          </table:table-cell>
          <table:table-cell table:style-name="ce348" office:value-type="float" office:value="0">
            <text:p>0</text:p>
          </table:table-cell>
          <table:table-cell table:style-name="ce348" office:value-type="float" office:value="15">
            <text:p>15</text:p>
          </table:table-cell>
          <table:table-cell table:style-name="ce348" office:value-type="float" office:value="1">
            <text:p>1</text:p>
          </table:table-cell>
          <table:table-cell office:value-type="string">
            <text:p>MEL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48" table:number-columns-repeated="3"/>
          <table:table-cell table:number-columns-repeated="1018"/>
        </table:table-row>
        <table:table-row table:style-name="ro1">
          <table:table-cell table:style-name="ce342" office:value-type="string">
            <text:p>Satyr-o-Mancer</text:p>
          </table:table-cell>
          <table:table-cell table:style-name="ce346" table:number-columns-repeated="2"/>
          <table:table-cell table:style-name="ce347" table:number-columns-repeated="4"/>
          <table:table-cell table:style-name="ce346" table:number-columns-repeated="2"/>
          <table:table-cell table:number-columns-repeated="1015"/>
        </table:table-row>
        <table:table-row table:style-name="ro1">
          <table:table-cell table:style-name="ce343" office:value-type="string">
            <text:p>HP:17 / DEF:2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6">
            <text:p>6</text:p>
          </table:table-cell>
          <table:table-cell table:style-name="ce348"/>
          <table:table-cell office:value-type="string">
            <text:p>MEL</text:p>
          </table:table-cell>
          <table:table-cell table:number-columns-repeated="2"/>
          <table:table-cell table:style-name="ce346" table:number-columns-repeated="1015"/>
        </table:table-row>
        <table:table-row table:style-name="ro1">
          <table:table-cell table:style-name="ce343" office:value-type="string">
            <text:p>IN:2 / SP:3</text:p>
          </table:table-cell>
          <table:table-cell office:value-type="string">
            <text:p>Move Corpse</text:p>
          </table:table-cell>
          <table:table-cell office:value-type="string">
            <text:p>AP:1 FP:1</text:p>
          </table:table-cell>
          <table:table-cell table:style-name="ce348" office:value-type="float" office:value="1">
            <text:p>1</text:p>
          </table:table-cell>
          <table:table-cell table:style-name="ce348" table:number-columns-repeated="2"/>
          <table:table-cell office:value-type="string">
            <text:p>MEL</text:p>
          </table:table-cell>
          <table:table-cell/>
          <table:table-cell office:value-type="string">
            <text:p>Move to any empty space</text:p>
          </table:table-cell>
          <table:table-cell table:number-columns-repeated="1015"/>
        </table:table-row>
        <table:table-row table:style-name="ro1">
          <table:table-cell table:style-name="ce343" office:value-type="string">
            <text:p>GND</text:p>
          </table:table-cell>
          <table:table-cell office:value-type="string">
            <text:p>Contagion</text:p>
          </table:table-cell>
          <table:table-cell office:value-type="string">
            <text:p>AP:2 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15">
            <text:p>15</text:p>
          </table:table-cell>
          <table:table-cell table:style-name="ce348" office:value-type="float" office:value="1">
            <text:p>1</text:p>
          </table:table-cell>
          <table:table-cell office:value-type="string">
            <text:p>MEL</text:p>
          </table:table-cell>
          <table:table-cell office:value-type="string">
            <text:p>+7HP</text:p>
          </table:table-cell>
          <table:table-cell office:value-type="string">
            <text:p>Only target corpses.</text:p>
          </table:table-cell>
          <table:table-cell table:number-columns-repeated="1015"/>
        </table:table-row>
        <table:table-row table:style-name="ro33">
          <table:table-cell table:style-name="ce343"/>
          <table:table-cell office:value-type="string">
            <text:p>Open Void Gate</text:p>
          </table:table-cell>
          <table:table-cell office:value-type="string">
            <text:p>AP:1/FP:2</text:p>
          </table:table-cell>
          <table:table-cell table:style-name="ce348" office:value-type="float" office:value="1">
            <text:p>1</text:p>
          </table:table-cell>
          <table:table-cell table:style-name="ce348" table:number-columns-repeated="2"/>
          <table:table-cell office:value-type="string">
            <text:p>MEL</text:p>
          </table:table-cell>
          <table:table-cell/>
          <table:table-cell office:value-type="string">
            <text:p>Mini Corpse Fiend comes out once a day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48" table:number-columns-repeated="3"/>
          <table:table-cell table:number-columns-repeated="1018"/>
        </table:table-row>
        <table:table-row table:style-name="ro1">
          <table:table-cell table:style-name="ce342" office:value-type="string">
            <text:p>Magman</text:p>
          </table:table-cell>
          <table:table-cell table:style-name="ce346" table:number-columns-repeated="2"/>
          <table:table-cell table:style-name="ce347" table:number-columns-repeated="4"/>
          <table:table-cell table:style-name="ce346" table:number-columns-repeated="2"/>
          <table:table-cell table:number-columns-repeated="1015"/>
        </table:table-row>
        <table:table-row table:style-name="ro1">
          <table:table-cell table:style-name="ce343" office:value-type="string">
            <text:p>HP:25 / DEF:0</text:p>
          </table:table-cell>
          <table:table-cell office:value-type="string">
            <text:p>Magma Fist</text:p>
          </table:table-cell>
          <table:table-cell office:value-type="string">
            <text:p>AP:2</text:p>
          </table:table-cell>
          <table:table-cell table:style-name="ce348" office:value-type="float" office:value="2">
            <text:p>2</text:p>
          </table:table-cell>
          <table:table-cell table:style-name="ce348" office:value-type="float" office:value="20">
            <text:p>20</text:p>
          </table:table-cell>
          <table:table-cell table:style-name="ce348"/>
          <table:table-cell office:value-type="string">
            <text:p>LOS</text:p>
          </table:table-cell>
          <table:table-cell office:value-type="string">
            <text:p>FIR</text:p>
          </table:table-cell>
          <table:table-cell office:value-type="string">
            <text:p>Melted only</text:p>
          </table:table-cell>
          <table:table-cell table:style-name="ce346" table:number-columns-repeated="1015"/>
        </table:table-row>
        <table:table-row table:style-name="ro16">
          <table:table-cell table:style-name="ce343" office:value-type="string">
            <text:p>IN:1 / SP:3</text:p>
          </table:table-cell>
          <table:table-cell office:value-type="string">
            <text:p>Rock Fist</text:p>
          </table:table-cell>
          <table:table-cell office:value-type="string">
            <text:p>AP:1</text:p>
          </table:table-cell>
          <table:table-cell table:style-name="ce348" office:value-type="float" office:value="1">
            <text:p>1</text:p>
          </table:table-cell>
          <table:table-cell table:style-name="ce348" office:value-type="float" office:value="13">
            <text:p>13</text:p>
          </table:table-cell>
          <table:table-cell table:style-name="ce348"/>
          <table:table-cell office:value-type="string">
            <text:p>MEL</text:p>
          </table:table-cell>
          <table:table-cell/>
          <table:table-cell office:value-type="string">
            <text:p>Solid only</text:p>
          </table:table-cell>
          <table:table-cell table:number-columns-repeated="1015"/>
        </table:table-row>
        <table:table-row table:style-name="ro1">
          <table:table-cell table:style-name="ce345" office:value-type="string">
            <text:p>TRM</text:p>
          </table:table-cell>
          <table:table-cell office:value-type="string">
            <text:p>Solidify</text:p>
          </table:table-cell>
          <table:table-cell office:value-type="string">
            <text:p>AP:1/FP:1</text:p>
          </table:table-cell>
          <table:table-cell table:style-name="ce348" table:number-columns-repeated="3"/>
          <table:table-cell office:value-type="string">
            <text:p>PWR</text:p>
          </table:table-cell>
          <table:table-cell office:value-type="string">
            <text:p>+15HP, -1SP, -CNT</text:p>
          </table:table-cell>
          <table:table-cell office:value-type="string">
            <text:p>Melted only</text:p>
          </table:table-cell>
          <table:table-cell table:number-columns-repeated="1015"/>
        </table:table-row>
        <table:table-row table:style-name="ro1">
          <table:table-cell table:style-name="ce343"/>
          <table:table-cell office:value-type="string">
            <text:p>Melt</text:p>
          </table:table-cell>
          <table:table-cell office:value-type="string">
            <text:p>AP:2/FP:1</text:p>
          </table:table-cell>
          <table:table-cell table:style-name="ce348" table:number-columns-repeated="3"/>
          <table:table-cell office:value-type="string">
            <text:p>PWR</text:p>
          </table:table-cell>
          <table:table-cell office:value-type="string">
            <text:p>-15HP, +1SP, +CNT(FIR)</text:p>
          </table:table-cell>
          <table:table-cell office:value-type="string">
            <text:p>Solid only</text:p>
          </table:table-cell>
          <table:table-cell table:number-columns-repeated="1015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6"/>
          <table:table-cell table:style-name="ce322"/>
          <table:table-cell table:number-columns-repeated="1017"/>
        </table:table-row>
      </table:table>
      <table:table table:name="TS" table:style-name="ta10" table:print="false">
        <table:table-column table:style-name="co58" table:default-cell-style-name="ce150"/>
        <table:table-column table:style-name="co59" table:default-cell-style-name="ce151"/>
        <table:table-column table:style-name="co60" table:default-cell-style-name="ce151"/>
        <table:table-column table:style-name="co61" table:default-cell-style-name="ce155"/>
        <table:table-column table:style-name="co62" table:default-cell-style-name="ce155"/>
        <table:table-column table:style-name="co63" table:default-cell-style-name="ce155"/>
        <table:table-column table:style-name="co64" table:default-cell-style-name="ce155"/>
        <table:table-column table:style-name="co65" table:default-cell-style-name="ce151"/>
        <table:table-column table:style-name="co66" table:default-cell-style-name="ce151"/>
        <table:table-column table:style-name="co5" table:default-cell-style-name="Default"/>
        <table:table-column table:style-name="co67" table:default-cell-style-name="Default"/>
        <table:table-column table:style-name="co68" table:default-cell-style-name="Default"/>
        <table:table-row table:style-name="ro6">
          <table:table-cell table:style-name="ce147" office:value-type="string">
            <text:p>[TOP SECRET]</text:p>
          </table:table-cell>
          <table:table-cell table:style-name="ce148" table:number-columns-repeated="8"/>
          <table:table-cell table:number-columns-repeated="3"/>
        </table:table-row>
        <table:table-row table:style-name="ro1">
          <table:table-cell table:style-name="ce148" office:value-type="string">
            <text:p>Unit Name</text:p>
          </table:table-cell>
          <table:table-cell table:style-name="ce148" office:value-type="string">
            <text:p>Ability </text:p>
          </table:table-cell>
          <table:table-cell table:style-name="ce148" office:value-type="string">
            <text:p>Cost</text:p>
          </table:table-cell>
          <table:table-cell table:style-name="ce148" office:value-type="string">
            <text:p>RNG</text:p>
          </table:table-cell>
          <table:table-cell table:style-name="ce148" office:value-type="string">
            <text:p>DMG</text:p>
          </table:table-cell>
          <table:table-cell table:style-name="ce148" office:value-type="string">
            <text:p>RAD</text:p>
          </table:table-cell>
          <table:table-cell table:style-name="ce148" office:value-type="string">
            <text:p>Targeting</text:p>
          </table:table-cell>
          <table:table-cell table:style-name="ce148" office:value-type="string">
            <text:p>Effects</text:p>
          </table:table-cell>
          <table:table-cell table:style-name="ce148" office:value-type="string">
            <text:p>Note</text:p>
          </table:table-cell>
          <table:table-cell table:number-columns-repeated="3"/>
        </table:table-row>
        <table:table-row table:style-name="ro1">
          <table:table-cell table:style-name="ce149" office:value-type="string">
            <text:p>Brainframe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FLY</text:p>
          </table:table-cell>
          <table:table-cell table:style-name="ce150" office:value-type="string">
            <text:p>Create Nerve Agent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1">
          <table:table-cell/>
          <table:table-cell table:style-name="ce150" office:value-type="string">
            <text:p>Create Holo-Man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1">
          <table:table-cell/>
          <table:table-cell table:style-name="ce150" office:value-type="string">
            <text:p>Create AAA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table:style-name="ce157"/>
          <table:table-cell table:number-columns-repeated="8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style-name="ce151"/>
          <table:table-cell table:number-columns-repeated="11"/>
        </table:table-row>
        <table:table-row table:style-name="ro1">
          <table:table-cell table:style-name="ce149" office:value-type="string">
            <text:p>Nerve Agent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GND</text:p>
          </table:table-cell>
          <table:table-cell table:number-columns-repeated="11"/>
        </table:table-row>
        <table:table-row table:style-name="ro3">
          <table:table-cell table:style-name="ce151"/>
          <table:table-cell table:number-columns-repeated="11"/>
        </table:table-row>
        <table:table-row table:style-name="ro1">
          <table:table-cell table:style-name="ce149" office:value-type="string">
            <text:p>Holo-Man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lash</text:p>
          </table:table-cell>
          <table:table-cell table:number-columns-repeated="5"/>
          <table:table-cell office:value-type="string">
            <text:p>Target forgets a move</text:p>
          </table:table-cell>
          <table:table-cell table:number-columns-repeated="4"/>
        </table:table-row>
        <table:table-row table:style-name="ro1">
          <table:table-cell office:value-type="string">
            <text:p>GND</text:p>
          </table:table-cell>
          <table:table-cell table:number-columns-repeated="11"/>
        </table:table-row>
        <table:table-row table:style-name="ro3">
          <table:table-cell table:style-name="ce151"/>
          <table:table-cell table:number-columns-repeated="11"/>
        </table:table-row>
        <table:table-row table:style-name="ro2">
          <table:table-cell table:style-name="ce149" office:value-type="string">
            <text:p>Ambiguous Airborne Artifact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table:style-name="ce152" office:value-type="string">
            <text:p>FLY</text:p>
          </table:table-cell>
          <table:table-cell table:number-columns-repeated="11"/>
        </table:table-row>
        <table:table-row table:style-name="ro3">
          <table:table-cell table:number-columns-repeated="12"/>
        </table:table-row>
      </table:table>
      <table:table table:name="Anc." table:style-name="ta11" table:print="false">
        <table:table-column table:style-name="co69" table:default-cell-style-name="ce160"/>
        <table:table-column table:style-name="co70" table:default-cell-style-name="ce162"/>
        <table:table-column table:style-name="co5" table:default-cell-style-name="ce162"/>
        <table:table-column table:style-name="co71" table:default-cell-style-name="ce164"/>
        <table:table-column table:style-name="co72" table:default-cell-style-name="ce164"/>
        <table:table-column table:style-name="co71" table:default-cell-style-name="ce164"/>
        <table:table-column table:style-name="co73" table:default-cell-style-name="ce164"/>
        <table:table-column table:style-name="co74" table:default-cell-style-name="ce165"/>
        <table:table-column table:style-name="co75" table:default-cell-style-name="ce165"/>
        <table:table-row table:style-name="ro1">
          <table:table-cell table:style-name="ce158" office:value-type="string">
            <text:p>Unit</text:p>
          </table:table-cell>
          <table:table-cell table:style-name="ce158" office:value-type="string">
            <text:p>Action</text:p>
          </table:table-cell>
          <table:table-cell table:style-name="ce158" office:value-type="string">
            <text:p>Cost</text:p>
          </table:table-cell>
          <table:table-cell table:style-name="ce158" office:value-type="string">
            <text:p>Rng</text:p>
          </table:table-cell>
          <table:table-cell table:style-name="ce158" office:value-type="string">
            <text:p>Dmg</text:p>
          </table:table-cell>
          <table:table-cell table:style-name="ce158" office:value-type="string">
            <text:p>Rad</text:p>
          </table:table-cell>
          <table:table-cell table:style-name="ce158" office:value-type="string">
            <text:p>Target</text:p>
          </table:table-cell>
          <table:table-cell table:style-name="ce158" office:value-type="string">
            <text:p>Effect</text:p>
          </table:table-cell>
          <table:table-cell table:style-name="ce158" office:value-type="string">
            <text:p>Notes</text:p>
          </table:table-cell>
        </table:table-row>
        <table:table-row table:style-name="ro3">
          <table:table-cell table:style-name="ce159" office:value-type="string">
            <text:p>Totem Fac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/>
          <table:table-cell office:value-type="string">
            <text:p>Create Peasant Tree</text:p>
          </table:table-cell>
          <table:table-cell table:number-columns-repeated="7"/>
        </table:table-row>
        <table:table-row table:style-name="ro3">
          <table:table-cell office:value-type="string">
            <text:p>GND</text:p>
          </table:table-cell>
          <table:table-cell office:value-type="string">
            <text:p>Create Chimera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reate Valkyrie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Valkyri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FLY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Chimera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office:value-type="string">
            <text:p>HP:20 / DEF:0</text:p>
          </table:table-cell>
          <table:table-cell office:value-type="string">
            <text:p>Attack (Maul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L</text:p>
          </table:table-cell>
          <table:table-cell table:style-name="ce162" table:number-columns-repeated="2"/>
        </table:table-row>
        <table:table-row table:style-name="ro4">
          <table:table-cell office:value-type="string">
            <text:p>IN:2 / SP:6 </text:p>
          </table:table-cell>
          <table:table-cell office:value-type="string">
            <text:p>Corpse Drop</text:p>
          </table:table-cell>
          <table:table-cell office:value-type="string">
            <text:p>AP:1/FP: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 office:value-type="string">
            <text:p>Corpse destroyed if space occupied</text:p>
          </table:table-cell>
          <table:table-cell office:value-type="string">
            <text:p>Chimera flies over corpse, picks up, and drops in one line.</text:p>
          </table:table-cell>
        </table:table-row>
        <table:table-row table:style-name="ro2">
          <table:table-cell office:value-type="string">
            <text:p>FLY</text:p>
          </table:table-cell>
          <table:table-cell office:value-type="string">
            <text:p>Peon Transport</text:p>
          </table:table-cell>
          <table:table-cell office:value-type="string">
            <text:p>AP:1/FP: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LOS</text:p>
          </table:table-cell>
          <table:table-cell office:value-type="string">
            <text:p>Peon must land in empty space</text:p>
          </table:table-cell>
          <table:table-cell office:value-type="string">
            <text:p>Chimera flies over Peon, picks up, and drops in one line.</text:p>
          </table:table-cell>
        </table:table-row>
        <table:table-row table:style-name="ro2">
          <table:table-cell/>
          <table:table-cell office:value-type="string">
            <text:p>Rally</text:p>
          </table:table-cell>
          <table:table-cell office:value-type="string">
            <text:p>FP: 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RC</text:p>
          </table:table-cell>
          <table:table-cell office:value-type="string">
            <text:p>Target gets +5 Attack DMG</text:p>
          </table:table-cell>
          <table:table-cell table:style-name="ce162" office:value-type="string">
            <text:p>Resets on next turn</text:p>
          </table:table-cell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Peasant Tre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/>
          <table:table-cell office:value-type="string">
            <text:p>Create Peasant</text:p>
          </table:table-cell>
          <table:table-cell table:number-columns-repeated="7"/>
        </table:table-row>
        <table:table-row table:style-name="ro3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Peasant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162"/>
        </table:table-row>
      </table:table>
      <table:table table:name="Steampunk" table:style-name="ta12" table:print="false">
        <table:table-column table:style-name="co76" table:default-cell-style-name="ce169"/>
        <table:table-column table:style-name="co77" table:default-cell-style-name="ce170"/>
        <table:table-column table:style-name="co64" table:default-cell-style-name="ce170"/>
        <table:table-column table:style-name="co78" table:default-cell-style-name="ce174"/>
        <table:table-column table:style-name="co79" table:number-columns-repeated="2" table:default-cell-style-name="ce174"/>
        <table:table-column table:style-name="co80" table:default-cell-style-name="ce174"/>
        <table:table-column table:style-name="co81" table:default-cell-style-name="ce170"/>
        <table:table-column table:style-name="co82" table:default-cell-style-name="ce170"/>
        <table:table-row table:style-name="ro6">
          <table:table-cell table:style-name="ce166" office:value-type="string">
            <text:p>[steam punk]</text:p>
          </table:table-cell>
          <table:table-cell table:style-name="ce167" table:number-columns-repeated="8"/>
        </table:table-row>
        <table:table-row table:style-name="ro1">
          <table:table-cell table:style-name="ce167" office:value-type="string">
            <text:p>Unit Name</text:p>
          </table:table-cell>
          <table:table-cell table:style-name="ce167" office:value-type="string">
            <text:p>Ability </text:p>
          </table:table-cell>
          <table:table-cell table:style-name="ce167" office:value-type="string">
            <text:p>Cost</text:p>
          </table:table-cell>
          <table:table-cell table:style-name="ce167" office:value-type="string">
            <text:p>RNG</text:p>
          </table:table-cell>
          <table:table-cell table:style-name="ce167" office:value-type="string">
            <text:p>DMG</text:p>
          </table:table-cell>
          <table:table-cell table:style-name="ce167" office:value-type="string">
            <text:p>RAD</text:p>
          </table:table-cell>
          <table:table-cell table:style-name="ce167" office:value-type="string">
            <text:p>Targeting</text:p>
          </table:table-cell>
          <table:table-cell table:style-name="ce167" office:value-type="string">
            <text:p>Effects</text:p>
          </table:table-cell>
          <table:table-cell table:style-name="ce167" office:value-type="string">
            <text:p>Note</text:p>
          </table:table-cell>
        </table:table-row>
        <table:table-row table:style-name="ro1">
          <table:table-cell table:style-name="ce168" office:value-type="string">
            <text:p>Airshippe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mbe Droppe</text:p>
          </table:table-cell>
          <table:table-cell table:number-columns-repeated="7"/>
        </table:table-row>
        <table:table-row table:style-name="ro1">
          <table:table-cell office:value-type="string">
            <text:p>FLY</text:p>
          </table:table-cell>
          <table:table-cell table:style-name="ce169" office:value-type="string">
            <text:p>Create Saboteur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1">
          <table:table-cell/>
          <table:table-cell table:style-name="ce169" office:value-type="string">
            <text:p>Create Debacleganger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1">
          <table:table-cell/>
          <table:table-cell table:style-name="ce169" office:value-type="string">
            <text:p>Create Steamsmith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3">
          <table:table-cell table:number-columns-repeated="9"/>
        </table:table-row>
        <table:table-row table:style-name="ro17">
          <table:table-cell/>
          <table:table-cell office:value-type="string">
            <text:p>Air vortex trap</text:p>
          </table:table-cell>
          <table:table-cell/>
          <table:table-cell table:style-name="ce176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Saboteur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(Stealth at night)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office:value-type="string">
            <text:p>Steal FP, Give F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vocatate</text:p>
          </table:table-cell>
          <table:table-cell table:number-columns-repeated="7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Debacleganger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mpersonate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Steamsmith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ndom molten weapon</text:p>
          </table:table-cell>
          <table:table-cell table:number-columns-repeated="7"/>
        </table:table-row>
        <table:table-row table:style-name="ro1">
          <table:table-cell table:style-name="ce171" office:value-type="string">
            <text:p>GND</text:p>
          </table:table-cell>
          <table:table-cell office:value-type="string">
            <text:p>Slag sling</text:p>
          </table:table-cell>
          <table:table-cell table:number-columns-repeated="7"/>
        </table:table-row>
        <table:table-row table:style-name="ro3">
          <table:table-cell table:number-columns-repeated="9"/>
        </table:table-row>
      </table:table>
      <table:table table:name="Fair" table:style-name="ta13" table:print="false">
        <table:table-column table:style-name="co83" table:default-cell-style-name="ce180"/>
        <table:table-column table:style-name="co84" table:default-cell-style-name="ce181"/>
        <table:table-column table:style-name="co85" table:default-cell-style-name="ce181"/>
        <table:table-column table:style-name="co86" table:default-cell-style-name="ce185"/>
        <table:table-column table:style-name="co87" table:default-cell-style-name="ce185"/>
        <table:table-column table:style-name="co88" table:default-cell-style-name="ce185"/>
        <table:table-column table:style-name="co89" table:default-cell-style-name="ce185"/>
        <table:table-column table:style-name="co90" table:default-cell-style-name="ce181"/>
        <table:table-column table:style-name="co83" table:default-cell-style-name="ce181"/>
        <table:table-row table:style-name="ro18">
          <table:table-cell table:style-name="ce177" office:value-type="string">
            <text:p>The Laissez Fair</text:p>
          </table:table-cell>
          <table:table-cell table:style-name="ce178" table:number-columns-repeated="8"/>
        </table:table-row>
        <table:table-row table:style-name="ro19">
          <table:table-cell table:style-name="ce178" office:value-type="string">
            <text:p>Unit Name</text:p>
          </table:table-cell>
          <table:table-cell table:style-name="ce178" office:value-type="string">
            <text:p>Ability </text:p>
          </table:table-cell>
          <table:table-cell table:style-name="ce178" office:value-type="string">
            <text:p>Cost</text:p>
          </table:table-cell>
          <table:table-cell table:style-name="ce178" office:value-type="string">
            <text:p>RNG</text:p>
          </table:table-cell>
          <table:table-cell table:style-name="ce178" office:value-type="string">
            <text:p>DMG</text:p>
          </table:table-cell>
          <table:table-cell table:style-name="ce178" office:value-type="string">
            <text:p>RAD</text:p>
          </table:table-cell>
          <table:table-cell table:style-name="ce178" office:value-type="string">
            <text:p>Targeting</text:p>
          </table:table-cell>
          <table:table-cell table:style-name="ce178" office:value-type="string">
            <text:p>Effects</text:p>
          </table:table-cell>
          <table:table-cell table:style-name="ce178" office:value-type="string">
            <text:p>Note</text:p>
          </table:table-cell>
        </table:table-row>
        <table:table-row table:style-name="ro19">
          <table:table-cell table:style-name="ce179" office:value-type="string">
            <text:p>Elephant Caravan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0">
          <table:table-cell table:number-columns-repeated="9"/>
        </table:table-row>
        <table:table-row table:style-name="ro19">
          <table:table-cell office:value-type="string">
            <text:p>TRM</text:p>
          </table:table-cell>
          <table:table-cell table:style-name="ce180" office:value-type="string">
            <text:p>Create Man Tamer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19">
          <table:table-cell/>
          <table:table-cell table:style-name="ce180" office:value-type="string">
            <text:p>Create Clown Tank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19">
          <table:table-cell/>
          <table:table-cell table:style-name="ce180" office:value-type="string">
            <text:p>Create Firous Wheel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19">
          <table:table-cell/>
          <table:table-cell office:value-type="string">
            <text:p>Mystery Box</text:p>
          </table:table-cell>
          <table:table-cell table:number-columns-repeated="4"/>
          <table:table-cell office:value-type="string">
            <text:p>ARC</text:p>
          </table:table-cell>
          <table:table-cell table:number-columns-repeated="2"/>
        </table:table-row>
        <table:table-row table:style-name="ro20">
          <table:table-cell table:number-columns-repeated="3"/>
          <table:table-cell table:style-name="ce187"/>
          <table:table-cell table:number-columns-repeated="5"/>
        </table:table-row>
        <table:table-row table:style-name="ro20" table:number-rows-repeated="2">
          <table:table-cell table:number-columns-repeated="9"/>
        </table:table-row>
        <table:table-row table:style-name="ro20">
          <table:table-cell table:style-name="ce181"/>
          <table:table-cell table:number-columns-repeated="8"/>
        </table:table-row>
        <table:table-row table:style-name="ro19">
          <table:table-cell table:style-name="ce179" office:value-type="string">
            <text:p>Man Tamer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Fear paralysis</text:p>
          </table:table-cell>
          <table:table-cell table:number-columns-repeated="7"/>
        </table:table-row>
        <table:table-row table:style-name="ro19">
          <table:table-cell office:value-type="string">
            <text:p>GND</text:p>
          </table:table-cell>
          <table:table-cell table:number-columns-repeated="8"/>
        </table:table-row>
        <table:table-row table:style-name="ro20">
          <table:table-cell table:style-name="ce181"/>
          <table:table-cell table:number-columns-repeated="8"/>
        </table:table-row>
        <table:table-row table:style-name="ro19">
          <table:table-cell table:style-name="ce179" office:value-type="string">
            <text:p>Clown Tank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Dispatch clown</text:p>
          </table:table-cell>
          <table:table-cell table:number-columns-repeated="7"/>
        </table:table-row>
        <table:table-row table:style-name="ro19">
          <table:table-cell office:value-type="string">
            <text:p>GND</text:p>
          </table:table-cell>
          <table:table-cell table:number-columns-repeated="8"/>
        </table:table-row>
        <table:table-row table:style-name="ro20">
          <table:table-cell table:style-name="ce181"/>
          <table:table-cell table:number-columns-repeated="8"/>
        </table:table-row>
        <table:table-row table:style-name="ro19">
          <table:table-cell table:style-name="ce179" office:value-type="string">
            <text:p>Firous Wheel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Fire damage</text:p>
          </table:table-cell>
          <table:table-cell table:number-columns-repeated="7"/>
        </table:table-row>
        <table:table-row table:style-name="ro19">
          <table:table-cell table:style-name="ce182" office:value-type="string">
            <text:p>TRM</text:p>
          </table:table-cell>
          <table:table-cell office:value-type="string">
            <text:p>Linear move with minimum</text:p>
          </table:table-cell>
          <table:table-cell table:number-columns-repeated="7"/>
        </table:table-row>
        <table:table-row table:style-name="ro20">
          <table:table-cell table:number-columns-repeated="9"/>
        </table:table-row>
      </table:table>
      <table:table table:name="Exp X" table:style-name="ta14" table:print="false">
        <table:table-column table:style-name="co91" table:default-cell-style-name="ce191"/>
        <table:table-column table:style-name="co84" table:default-cell-style-name="ce192"/>
        <table:table-column table:style-name="co92" table:default-cell-style-name="ce192"/>
        <table:table-column table:style-name="co93" table:default-cell-style-name="ce196"/>
        <table:table-column table:style-name="co94" table:default-cell-style-name="ce196"/>
        <table:table-column table:style-name="co95" table:default-cell-style-name="ce196"/>
        <table:table-column table:style-name="co96" table:default-cell-style-name="ce196"/>
        <table:table-column table:style-name="co97" table:number-columns-repeated="2" table:default-cell-style-name="ce192"/>
        <table:table-row table:style-name="ro20">
          <table:table-cell table:style-name="Default" office:value-type="string">
            <text:p>Science Gone Wrong – Uncontrolled slaughter</text:p>
          </table:table-cell>
          <table:table-cell table:style-name="Default" table:number-columns-repeated="8"/>
        </table:table-row>
        <table:table-row table:style-name="ro20">
          <table:table-cell table:style-name="Default" table:number-columns-repeated="9"/>
        </table:table-row>
        <table:table-row table:style-name="ro18">
          <table:table-cell table:style-name="ce188" office:value-type="string">
            <text:p>Experiment X</text:p>
          </table:table-cell>
          <table:table-cell table:style-name="ce189" table:number-columns-repeated="8"/>
        </table:table-row>
        <table:table-row table:style-name="ro19">
          <table:table-cell table:style-name="ce189" office:value-type="string">
            <text:p>Unit Name</text:p>
          </table:table-cell>
          <table:table-cell table:style-name="ce189" office:value-type="string">
            <text:p>Ability </text:p>
          </table:table-cell>
          <table:table-cell table:style-name="ce189" office:value-type="string">
            <text:p>Cost</text:p>
          </table:table-cell>
          <table:table-cell table:style-name="ce189" office:value-type="string">
            <text:p>RNG</text:p>
          </table:table-cell>
          <table:table-cell table:style-name="ce189" office:value-type="string">
            <text:p>DMG</text:p>
          </table:table-cell>
          <table:table-cell table:style-name="ce189" office:value-type="string">
            <text:p>RAD</text:p>
          </table:table-cell>
          <table:table-cell table:style-name="ce189" office:value-type="string">
            <text:p>Targeting</text:p>
          </table:table-cell>
          <table:table-cell table:style-name="ce189" office:value-type="string">
            <text:p>Effects</text:p>
          </table:table-cell>
          <table:table-cell table:style-name="ce189" office:value-type="string">
            <text:p>Note</text:p>
          </table:table-cell>
        </table:table-row>
        <table:table-row table:style-name="ro19">
          <table:table-cell table:style-name="ce190" office:value-type="string">
            <text:p>Sludge Beast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0">
          <table:table-cell table:number-columns-repeated="9"/>
        </table:table-row>
        <table:table-row table:style-name="ro19">
          <table:table-cell office:value-type="string">
            <text:p>GND</text:p>
          </table:table-cell>
          <table:table-cell table:style-name="ce191" office:value-type="string">
            <text:p>Create Scraphound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19">
          <table:table-cell/>
          <table:table-cell table:style-name="ce191" office:value-type="string">
            <text:p>Create Balloonivore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19">
          <table:table-cell/>
          <table:table-cell table:style-name="ce191" office:value-type="string">
            <text:p>Create Cyborg Sauron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19">
          <table:table-cell/>
          <table:table-cell office:value-type="string">
            <text:p>Absorb</text:p>
          </table:table-cell>
          <table:table-cell table:number-columns-repeated="7"/>
        </table:table-row>
        <table:table-row table:style-name="ro19">
          <table:table-cell/>
          <table:table-cell office:value-type="string">
            <text:p>Poison</text:p>
          </table:table-cell>
          <table:table-cell/>
          <table:table-cell table:style-name="ce198"/>
          <table:table-cell table:number-columns-repeated="5"/>
        </table:table-row>
        <table:table-row table:style-name="ro20" table:number-rows-repeated="2">
          <table:table-cell table:number-columns-repeated="9"/>
        </table:table-row>
        <table:table-row table:style-name="ro20">
          <table:table-cell table:style-name="ce192"/>
          <table:table-cell table:number-columns-repeated="8"/>
        </table:table-row>
        <table:table-row table:style-name="ro19">
          <table:table-cell table:style-name="ce190" office:value-type="string">
            <text:p>Scraphound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1">
          <table:table-cell/>
          <table:table-cell office:value-type="string">
            <text:p>(Returns if dead for one turn and corpse not destroyed, once)</text:p>
          </table:table-cell>
          <table:table-cell table:number-columns-repeated="7"/>
        </table:table-row>
        <table:table-row table:style-name="ro19">
          <table:table-cell office:value-type="string">
            <text:p>GND</text:p>
          </table:table-cell>
          <table:table-cell table:number-columns-repeated="8"/>
        </table:table-row>
        <table:table-row table:style-name="ro20">
          <table:table-cell table:style-name="ce192"/>
          <table:table-cell table:number-columns-repeated="8"/>
        </table:table-row>
        <table:table-row table:style-name="ro19">
          <table:table-cell table:style-name="ce190" office:value-type="string">
            <text:p>Balloonivore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Tentacle attack</text:p>
          </table:table-cell>
          <table:table-cell table:number-columns-repeated="7"/>
        </table:table-row>
        <table:table-row table:style-name="ro19">
          <table:table-cell office:value-type="string">
            <text:p>FLY</text:p>
          </table:table-cell>
          <table:table-cell office:value-type="string">
            <text:p>Toxic exhaust trail</text:p>
          </table:table-cell>
          <table:table-cell table:number-columns-repeated="7"/>
        </table:table-row>
        <table:table-row table:style-name="ro20">
          <table:table-cell table:style-name="ce192"/>
          <table:table-cell table:number-columns-repeated="8"/>
        </table:table-row>
        <table:table-row table:style-name="ro19">
          <table:table-cell table:style-name="ce190" office:value-type="string">
            <text:p>Cyborg Sauron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Halving microwave laser</text:p>
          </table:table-cell>
          <table:table-cell table:number-columns-repeated="7"/>
        </table:table-row>
        <table:table-row table:style-name="ro22">
          <table:table-cell table:style-name="ce193" office:value-type="string">
            <text:p>GND</text:p>
          </table:table-cell>
          <table:table-cell office:value-type="string">
            <text:p>Powerup when mechanical unit killed</text:p>
          </table:table-cell>
          <table:table-cell table:number-columns-repeated="7"/>
        </table:table-row>
        <table:table-row table:style-name="ro22">
          <table:table-cell/>
          <table:table-cell office:value-type="string">
            <text:p>Damages adjacent units on attack</text:p>
          </table:table-cell>
          <table:table-cell table:number-columns-repeated="7"/>
        </table:table-row>
      </table:table>
      <table:table table:name="N.W." table:style-name="ta15" table:print="false">
        <table:table-column table:style-name="co98" table:default-cell-style-name="ce202"/>
        <table:table-column table:style-name="co98" table:default-cell-style-name="ce203"/>
        <table:table-column table:style-name="co5" table:default-cell-style-name="ce203"/>
        <table:table-column table:style-name="co5" table:number-columns-repeated="4" table:default-cell-style-name="ce207"/>
        <table:table-column table:style-name="co5" table:number-columns-repeated="2" table:default-cell-style-name="ce203"/>
        <table:table-row table:style-name="ro18">
          <table:table-cell table:style-name="ce199" office:value-type="string" table:number-columns-spanned="2" table:number-rows-spanned="1">
            <text:p>The Nuclear Winterers</text:p>
          </table:table-cell>
          <table:covered-table-cell table:style-name="ce200"/>
          <table:table-cell table:style-name="ce200" table:number-columns-repeated="7"/>
        </table:table-row>
        <table:table-row table:style-name="ro19">
          <table:table-cell table:style-name="ce200" office:value-type="string">
            <text:p>Unit Name</text:p>
          </table:table-cell>
          <table:table-cell table:style-name="ce200" office:value-type="string">
            <text:p>Ability </text:p>
          </table:table-cell>
          <table:table-cell table:style-name="ce200" office:value-type="string">
            <text:p>Cost</text:p>
          </table:table-cell>
          <table:table-cell table:style-name="ce200" office:value-type="string">
            <text:p>RNG</text:p>
          </table:table-cell>
          <table:table-cell table:style-name="ce200" office:value-type="string">
            <text:p>DMG</text:p>
          </table:table-cell>
          <table:table-cell table:style-name="ce200" office:value-type="string">
            <text:p>RAD</text:p>
          </table:table-cell>
          <table:table-cell table:style-name="ce200" office:value-type="string">
            <text:p>Targeting</text:p>
          </table:table-cell>
          <table:table-cell table:style-name="ce200" office:value-type="string">
            <text:p>Effects</text:p>
          </table:table-cell>
          <table:table-cell table:style-name="ce200" office:value-type="string">
            <text:p>Note</text:p>
          </table:table-cell>
        </table:table-row>
        <table:table-row table:style-name="ro22">
          <table:table-cell table:style-name="ce201" office:value-type="string">
            <text:p>Mobile Colony Drill Worm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0">
          <table:table-cell table:number-columns-repeated="9"/>
        </table:table-row>
        <table:table-row table:style-name="ro19">
          <table:table-cell office:value-type="string">
            <text:p>TRM</text:p>
          </table:table-cell>
          <table:table-cell table:style-name="ce202" office:value-type="string">
            <text:p>Create Engineer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19">
          <table:table-cell/>
          <table:table-cell table:style-name="ce202" office:value-type="string">
            <text:p>Create Reflector Shield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19">
          <table:table-cell/>
          <table:table-cell table:style-name="ce202" office:value-type="string">
            <text:p>Create Drill Tank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19">
          <table:table-cell/>
          <table:table-cell office:value-type="string">
            <text:p>Core Bore</text:p>
          </table:table-cell>
          <table:table-cell table:number-columns-repeated="7"/>
        </table:table-row>
        <table:table-row table:style-name="ro20">
          <table:table-cell table:number-columns-repeated="3"/>
          <table:table-cell table:style-name="ce209"/>
          <table:table-cell table:number-columns-repeated="5"/>
        </table:table-row>
        <table:table-row table:style-name="ro20" table:number-rows-repeated="2">
          <table:table-cell table:number-columns-repeated="9"/>
        </table:table-row>
        <table:table-row table:style-name="ro20">
          <table:table-cell table:style-name="ce203"/>
          <table:table-cell table:number-columns-repeated="8"/>
        </table:table-row>
        <table:table-row table:style-name="ro19">
          <table:table-cell table:style-name="ce201" office:value-type="string">
            <text:p>Engineer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0">
          <table:table-cell table:number-columns-repeated="9"/>
        </table:table-row>
        <table:table-row table:style-name="ro19">
          <table:table-cell office:value-type="string">
            <text:p>GND</text:p>
          </table:table-cell>
          <table:table-cell table:number-columns-repeated="8"/>
        </table:table-row>
        <table:table-row table:style-name="ro20">
          <table:table-cell table:style-name="ce203"/>
          <table:table-cell table:number-columns-repeated="8"/>
        </table:table-row>
        <table:table-row table:style-name="ro19">
          <table:table-cell table:style-name="ce201" office:value-type="string">
            <text:p>Reflector Shield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Counterattack Aura</text:p>
          </table:table-cell>
          <table:table-cell table:number-columns-repeated="7"/>
        </table:table-row>
        <table:table-row table:style-name="ro19">
          <table:table-cell office:value-type="string">
            <text:p>GND</text:p>
          </table:table-cell>
          <table:table-cell table:number-columns-repeated="8"/>
        </table:table-row>
        <table:table-row table:style-name="ro20">
          <table:table-cell table:style-name="ce203"/>
          <table:table-cell table:number-columns-repeated="8"/>
        </table:table-row>
        <table:table-row table:style-name="ro19">
          <table:table-cell table:style-name="ce201" office:value-type="string">
            <text:p>Drill Tank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9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9">
          <table:table-cell/>
          <table:table-cell office:value-type="string">
            <text:p>(Arc Movement)</text:p>
          </table:table-cell>
          <table:table-cell table:number-columns-repeated="7"/>
        </table:table-row>
        <table:table-row table:style-name="ro20">
          <table:table-cell table:style-name="ce204" office:value-type="string">
            <text:p>TRM</text:p>
          </table:table-cell>
          <table:table-cell table:number-columns-repeated="8"/>
        </table:table-row>
        <table:table-row table:style-name="ro20">
          <table:table-cell table:number-columns-repeated="9"/>
        </table:table-row>
      </table:table>
      <table:table table:name="Guild" table:style-name="ta16" table:print="false">
        <table:table-column table:style-name="co99" table:default-cell-style-name="ce213"/>
        <table:table-column table:style-name="co100" table:default-cell-style-name="ce214"/>
        <table:table-column table:style-name="co34" table:default-cell-style-name="ce214"/>
        <table:table-column table:style-name="co101" table:number-columns-repeated="2" table:default-cell-style-name="ce218"/>
        <table:table-column table:style-name="co79" table:default-cell-style-name="ce218"/>
        <table:table-column table:style-name="co102" table:default-cell-style-name="ce218"/>
        <table:table-column table:style-name="co103" table:default-cell-style-name="ce214"/>
        <table:table-column table:style-name="co104" table:default-cell-style-name="ce214"/>
        <table:table-row table:style-name="ro6">
          <table:table-cell table:style-name="ce210" office:value-type="string" table:number-columns-spanned="2" table:number-rows-spanned="1">
            <text:p>The Aridiated Guild</text:p>
          </table:table-cell>
          <table:covered-table-cell table:style-name="ce211"/>
          <table:table-cell table:style-name="ce211" table:number-columns-repeated="7"/>
        </table:table-row>
        <table:table-row table:style-name="ro1">
          <table:table-cell table:style-name="ce211" office:value-type="string">
            <text:p>Unit Name</text:p>
          </table:table-cell>
          <table:table-cell table:style-name="ce211" office:value-type="string">
            <text:p>Ability </text:p>
          </table:table-cell>
          <table:table-cell table:style-name="ce211" office:value-type="string">
            <text:p>Cost</text:p>
          </table:table-cell>
          <table:table-cell table:style-name="ce211" office:value-type="string">
            <text:p>RNG</text:p>
          </table:table-cell>
          <table:table-cell table:style-name="ce211" office:value-type="string">
            <text:p>DMG</text:p>
          </table:table-cell>
          <table:table-cell table:style-name="ce211" office:value-type="string">
            <text:p>RAD</text:p>
          </table:table-cell>
          <table:table-cell table:style-name="ce211" office:value-type="string">
            <text:p>Targeting</text:p>
          </table:table-cell>
          <table:table-cell table:style-name="ce211" office:value-type="string">
            <text:p>Effects</text:p>
          </table:table-cell>
          <table:table-cell table:style-name="ce211" office:value-type="string">
            <text:p>Note</text:p>
          </table:table-cell>
        </table:table-row>
        <table:table-row table:style-name="ro1">
          <table:table-cell table:style-name="ce212" office:value-type="string">
            <text:p>Nautilus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GND</text:p>
          </table:table-cell>
          <table:table-cell table:style-name="ce213" office:value-type="string">
            <text:p>Create Terranaut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1">
          <table:table-cell/>
          <table:table-cell table:style-name="ce213" office:value-type="string">
            <text:p>Create Crab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1">
          <table:table-cell/>
          <table:table-cell table:style-name="ce213" office:value-type="string">
            <text:p>Create Manowar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2">
          <table:table-cell/>
          <table:table-cell office:value-type="string">
            <text:p>Withdraw Terranauts</text:p>
          </table:table-cell>
          <table:table-cell table:number-columns-repeated="5"/>
          <table:table-cell office:value-type="string">
            <text:p>Terranauts board Nautilus</text:p>
          </table:table-cell>
          <table:table-cell office:value-type="string">
            <text:p>Terranaut turn skipped, damage divided proportionately</text:p>
          </table:table-cell>
        </table:table-row>
        <table:table-row table:style-name="ro3">
          <table:table-cell table:number-columns-repeated="3"/>
          <table:table-cell table:style-name="ce220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14"/>
          <table:table-cell table:number-columns-repeated="8"/>
        </table:table-row>
        <table:table-row table:style-name="ro1">
          <table:table-cell table:style-name="ce212" office:value-type="string">
            <text:p>Terranaut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(High SP, tethered to Nautilus)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214"/>
          <table:table-cell table:number-columns-repeated="8"/>
        </table:table-row>
        <table:table-row table:style-name="ro1">
          <table:table-cell table:style-name="ce212" office:value-type="string">
            <text:p>Hermmetic Crab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rent conversion</text:p>
          </table:table-cell>
          <table:table-cell table:number-columns-repeated="5"/>
          <table:table-cell office:value-type="string">
            <text:p>Auto-attack when radius first breached</text:p>
          </table:table-cell>
          <table:table-cell office:value-type="string">
            <text:p>Permanently immobile</text:p>
          </table:table-cell>
        </table:table-row>
        <table:table-row table:style-name="ro1">
          <table:table-cell office:value-type="string">
            <text:p>TRM</text:p>
          </table:table-cell>
          <table:table-cell table:number-columns-repeated="8"/>
        </table:table-row>
        <table:table-row table:style-name="ro3">
          <table:table-cell table:style-name="ce214"/>
          <table:table-cell table:number-columns-repeated="8"/>
        </table:table-row>
        <table:table-row table:style-name="ro1">
          <table:table-cell table:style-name="ce212" office:value-type="string">
            <text:p>Flying Manowar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hock</text:p>
          </table:table-cell>
          <table:table-cell table:number-columns-repeated="7"/>
        </table:table-row>
        <table:table-row table:style-name="ro1">
          <table:table-cell table:style-name="ce215" office:value-type="string">
            <text:p>FLY</text:p>
          </table:table-cell>
          <table:table-cell office:value-type="string">
            <text:p>Poiso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1">
          <table:table-cell table:style-name="Default" office:value-type="string">
            <text:p>Landaoxilotl</text:p>
          </table:table-cell>
          <table:table-cell table:style-name="Default" table:number-columns-repeated="8"/>
        </table:table-row>
      </table:table>
      <table:table table:name="Cute" table:style-name="ta17" table:print="false">
        <table:table-column table:style-name="co52" table:default-cell-style-name="ce227"/>
        <table:table-column table:style-name="co105" table:default-cell-style-name="ce227"/>
        <table:table-column table:style-name="co54" table:default-cell-style-name="ce227"/>
        <table:table-column table:style-name="co42" table:default-cell-style-name="ce227"/>
        <table:table-column table:style-name="co47" table:default-cell-style-name="ce227"/>
        <table:table-column table:style-name="co29" table:default-cell-style-name="ce227"/>
        <table:table-column table:style-name="co55" table:default-cell-style-name="ce227"/>
        <table:table-column table:style-name="co56" table:default-cell-style-name="ce227"/>
        <table:table-column table:style-name="co106" table:default-cell-style-name="ce227"/>
        <table:table-column table:style-name="co5" table:number-columns-repeated="1015" table:default-cell-style-name="ce227"/>
        <table:table-row table:style-name="ro18">
          <table:table-cell table:style-name="ce221" office:value-type="string">
            <text:p>[cute]</text:p>
          </table:table-cell>
          <table:table-cell table:style-name="ce222" table:number-columns-repeated="8"/>
          <table:table-cell table:style-name="ce230" table:number-columns-repeated="1015"/>
        </table:table-row>
        <table:table-row table:style-name="ro23">
          <table:table-cell table:style-name="ce222" office:value-type="string">
            <text:p>Unit Name</text:p>
          </table:table-cell>
          <table:table-cell table:style-name="ce222" office:value-type="string">
            <text:p>Ability </text:p>
          </table:table-cell>
          <table:table-cell table:style-name="ce222" office:value-type="string">
            <text:p>Cost</text:p>
          </table:table-cell>
          <table:table-cell table:style-name="ce222" office:value-type="string">
            <text:p>RNG</text:p>
          </table:table-cell>
          <table:table-cell table:style-name="ce222" office:value-type="string">
            <text:p>DMG</text:p>
          </table:table-cell>
          <table:table-cell table:style-name="ce222" office:value-type="string">
            <text:p>RAD</text:p>
          </table:table-cell>
          <table:table-cell table:style-name="ce222" office:value-type="string">
            <text:p>Targeting</text:p>
          </table:table-cell>
          <table:table-cell table:style-name="ce222" office:value-type="string">
            <text:p>Effects</text:p>
          </table:table-cell>
          <table:table-cell table:style-name="ce222" office:value-type="string">
            <text:p>Note</text:p>
          </table:table-cell>
          <table:table-cell table:style-name="ce230" table:number-columns-repeated="1015"/>
        </table:table-row>
        <table:table-row table:style-name="ro23">
          <table:table-cell table:style-name="ce223" office:value-type="string">
            <text:p>Batcoon</text:p>
          </table:table-cell>
          <table:table-cell table:style-name="ce228" table:number-columns-repeated="2"/>
          <table:table-cell table:style-name="ce229" table:number-columns-repeated="4"/>
          <table:table-cell table:style-name="ce228" table:number-columns-repeated="1017"/>
        </table:table-row>
        <table:table-row table:style-name="ro23">
          <table:table-cell table:style-name="ce224"/>
          <table:table-cell table:style-name="ce225" office:value-type="string">
            <text:p>Attack</text:p>
          </table:table-cell>
          <table:table-cell table:style-name="ce225" office:value-type="string">
            <text:p>AP:1</text:p>
          </table:table-cell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3">
          <table:table-cell table:style-name="ce224" office:value-type="string">
            <text:p>FLY</text:p>
          </table:table-cell>
          <table:table-cell table:style-name="ce224" office:value-type="string">
            <text:p>Create Kirby</text:p>
          </table:table-cell>
          <table:table-cell table:style-name="ce224"/>
          <table:table-cell table:style-name="ce231" table:number-columns-repeated="4"/>
          <table:table-cell table:style-name="ce224" table:number-columns-repeated="2"/>
          <table:table-cell table:style-name="ce225" table:number-columns-repeated="1015"/>
        </table:table-row>
        <table:table-row table:style-name="ro15">
          <table:table-cell table:style-name="ce224"/>
          <table:table-cell table:style-name="ce224" office:value-type="string">
            <text:p>Create Hypnokitten</text:p>
          </table:table-cell>
          <table:table-cell table:style-name="ce224"/>
          <table:table-cell table:style-name="ce231" table:number-columns-repeated="4"/>
          <table:table-cell table:style-name="ce224" table:number-columns-repeated="2"/>
          <table:table-cell table:style-name="ce225" table:number-columns-repeated="1015"/>
        </table:table-row>
        <table:table-row table:style-name="ro23">
          <table:table-cell table:style-name="ce224"/>
          <table:table-cell table:style-name="ce224" office:value-type="string">
            <text:p>Create Unicorn</text:p>
          </table:table-cell>
          <table:table-cell table:style-name="ce224"/>
          <table:table-cell table:style-name="ce231" table:number-columns-repeated="4"/>
          <table:table-cell table:style-name="ce224" table:number-columns-repeated="2"/>
          <table:table-cell table:style-name="ce225" table:number-columns-repeated="1015"/>
        </table:table-row>
        <table:table-row table:style-name="ro20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4"/>
          <table:table-cell table:style-name="ce225" table:number-columns-repeated="2"/>
          <table:table-cell table:style-name="ce232"/>
          <table:table-cell table:style-name="ce230" table:number-columns-repeated="3"/>
          <table:table-cell table:style-name="ce225" table:number-columns-repeated="1017"/>
        </table:table-row>
        <table:table-row table:style-name="ro20" table:number-rows-repeated="2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5" table:number-columns-repeated="3"/>
          <table:table-cell table:style-name="ce230" table:number-columns-repeated="4"/>
          <table:table-cell table:style-name="ce225" table:number-columns-repeated="1017"/>
        </table:table-row>
        <table:table-row table:style-name="ro23">
          <table:table-cell table:style-name="ce223" office:value-type="string">
            <text:p>Kirby</text:p>
          </table:table-cell>
          <table:table-cell table:style-name="ce228" office:value-type="string">
            <text:p>Suction powers</text:p>
          </table:table-cell>
          <table:table-cell table:style-name="ce228"/>
          <table:table-cell table:style-name="ce229" table:number-columns-repeated="4"/>
          <table:table-cell table:style-name="ce228" table:number-columns-repeated="1017"/>
        </table:table-row>
        <table:table-row table:style-name="ro23">
          <table:table-cell table:style-name="ce224"/>
          <table:table-cell table:style-name="ce225" office:value-type="string">
            <text:p>Attack</text:p>
          </table:table-cell>
          <table:table-cell table:style-name="ce225" office:value-type="string">
            <text:p>AP:1 </text:p>
          </table:table-cell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3">
          <table:table-cell table:style-name="ce224" office:value-type="string">
            <text:p>GND</text:p>
          </table:table-cell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5" table:number-columns-repeated="3"/>
          <table:table-cell table:style-name="ce230" table:number-columns-repeated="4"/>
          <table:table-cell table:style-name="ce225" table:number-columns-repeated="1017"/>
        </table:table-row>
        <table:table-row table:style-name="ro23">
          <table:table-cell table:style-name="ce223" office:value-type="string">
            <text:p>Hypno Kitten Serpent</text:p>
          </table:table-cell>
          <table:table-cell table:style-name="ce228" office:value-type="string">
            <text:p>Charm/Lure power</text:p>
          </table:table-cell>
          <table:table-cell table:style-name="ce228"/>
          <table:table-cell table:style-name="ce229" table:number-columns-repeated="4"/>
          <table:table-cell table:style-name="ce228" table:number-columns-repeated="1017"/>
        </table:table-row>
        <table:table-row table:style-name="ro23">
          <table:table-cell table:style-name="ce224" office:value-type="string">
            <text:p>HP:24 / DEF:0</text:p>
          </table:table-cell>
          <table:table-cell table:style-name="ce225" office:value-type="string">
            <text:p>Attack</text:p>
          </table:table-cell>
          <table:table-cell table:style-name="ce225" office:value-type="string">
            <text:p>AP: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2">
            <text:p>12</text:p>
          </table:table-cell>
          <table:table-cell table:style-name="ce230"/>
          <table:table-cell table:style-name="ce230" office:value-type="string">
            <text:p>MEL</text:p>
          </table:table-cell>
          <table:table-cell table:style-name="ce225" table:number-columns-repeated="1017"/>
        </table:table-row>
        <table:table-row table:style-name="ro24">
          <table:table-cell table:style-name="ce224" office:value-type="string">
            <text:p>IN:2 / SP:3</text:p>
          </table:table-cell>
          <table:table-cell table:style-name="ce225" office:value-type="string">
            <text:p>Strangle</text:p>
          </table:table-cell>
          <table:table-cell table:style-name="ce225" office:value-type="string">
            <text:p>AP:1/FP:1</text:p>
          </table:table-cell>
          <table:table-cell table:style-name="ce230" office:value-type="float" office:value="1">
            <text:p>1</text:p>
          </table:table-cell>
          <table:table-cell table:style-name="ce230" office:value-type="string">
            <text:p>10 per turn</text:p>
          </table:table-cell>
          <table:table-cell table:style-name="ce230"/>
          <table:table-cell table:style-name="ce230" office:value-type="string">
            <text:p>MEL</text:p>
          </table:table-cell>
          <table:table-cell table:style-name="ce225" office:value-type="string">
            <text:p>Immobilize &amp; neutralize self &amp; target.</text:p>
          </table:table-cell>
          <table:table-cell table:style-name="ce225" office:value-type="string">
            <text:p>No AP when active. 50% damage to victim if attacked.</text:p>
          </table:table-cell>
          <table:table-cell table:style-name="ce225" table:number-columns-repeated="1015"/>
        </table:table-row>
        <table:table-row table:style-name="ro23">
          <table:table-cell table:style-name="ce224" office:value-type="string">
            <text:p>GND</text:p>
          </table:table-cell>
          <table:table-cell table:style-name="ce225" office:value-type="string">
            <text:p>Abandon Prey</text:p>
          </table:table-cell>
          <table:table-cell table:style-name="ce225" office:value-type="string">
            <text:p>AP:1/FP:1</text:p>
          </table:table-cell>
          <table:table-cell table:style-name="ce225" table:number-columns-repeated="3"/>
          <table:table-cell table:style-name="ce230"/>
          <table:table-cell table:style-name="ce225" office:value-type="string">
            <text:p>End strangle effect </text:p>
          </table:table-cell>
          <table:table-cell table:style-name="ce225" table:number-columns-repeated="1016"/>
        </table:table-row>
        <table:table-row table:style-name="ro24">
          <table:table-cell table:style-name="ce225"/>
          <table:table-cell table:style-name="ce225" office:value-type="string">
            <text:p>Grow</text:p>
          </table:table-cell>
          <table:table-cell table:style-name="ce225" table:number-columns-repeated="4"/>
          <table:table-cell table:style-name="ce230"/>
          <table:table-cell table:style-name="ce225" office:value-type="string">
            <text:p>+5MHP, +1 Size</text:p>
          </table:table-cell>
          <table:table-cell table:style-name="ce225" office:value-type="string">
            <text:p>Automatic upon direct kill. <text:s/>(Not PSN kills.)</text:p>
          </table:table-cell>
          <table:table-cell table:style-name="ce225" table:number-columns-repeated="1015"/>
        </table:table-row>
        <table:table-row table:style-name="ro23">
          <table:table-cell table:style-name="ce223" office:value-type="string">
            <text:p>Unicorn</text:p>
          </table:table-cell>
          <table:table-cell table:style-name="ce228" table:number-columns-repeated="2"/>
          <table:table-cell table:style-name="ce229" table:number-columns-repeated="4"/>
          <table:table-cell table:style-name="ce228" table:number-columns-repeated="1017"/>
        </table:table-row>
        <table:table-row table:style-name="ro23">
          <table:table-cell table:style-name="ce224"/>
          <table:table-cell table:style-name="ce225" office:value-type="string">
            <text:p>Attack</text:p>
          </table:table-cell>
          <table:table-cell table:style-name="ce225" office:value-type="string">
            <text:p>AP:1</text:p>
          </table:table-cell>
          <table:table-cell table:style-name="ce230" table:number-columns-repeated="4"/>
          <table:table-cell table:style-name="ce225" table:number-columns-repeated="1017"/>
        </table:table-row>
        <table:table-row table:style-name="ro16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3">
          <table:table-cell table:style-name="ce226" office:value-type="string">
            <text:p>GND</text:p>
          </table:table-cell>
          <table:table-cell table:style-name="ce225" office:value-type="string">
            <text:p>Shit a rainbow</text:p>
          </table:table-cell>
          <table:table-cell table:style-name="ce225"/>
          <table:table-cell table:style-name="ce230" table:number-columns-repeated="4"/>
          <table:table-cell table:style-name="ce225" table:number-columns-repeated="1017"/>
        </table:table-row>
        <table:table-row table:style-name="ro20">
          <table:table-cell table:style-name="ce224"/>
          <table:table-cell table:style-name="ce225" table:number-columns-repeated="2"/>
          <table:table-cell table:style-name="ce230" table:number-columns-repeated="4"/>
          <table:table-cell table:style-name="ce225" table:number-columns-repeated="1017"/>
        </table:table-row>
        <table:table-row table:style-name="ro20" table:number-rows-repeated="65509">
          <table:table-cell table:style-name="ce225" table:number-columns-repeated="6"/>
          <table:table-cell table:style-name="ce230"/>
          <table:table-cell table:style-name="ce225" table:number-columns-repeated="1017"/>
        </table:table-row>
        <table:table-row table:style-name="ro20" table:number-rows-repeated="983038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New Levels" table:style-name="ta18" table:print="false">
        <table:table-column table:style-name="co107" table:default-cell-style-name="ce39"/>
        <table:table-column table:style-name="co108" table:default-cell-style-name="ce39"/>
        <table:table-column table:style-name="co109" table:default-cell-style-name="ce39"/>
        <table:table-column table:style-name="co5" table:number-columns-repeated="2" table:default-cell-style-name="ce39"/>
        <table:table-column table:style-name="co110" table:default-cell-style-name="ce39"/>
        <table:table-column table:style-name="co111" table:default-cell-style-name="ce39"/>
        <table:table-column table:style-name="co5" table:number-columns-repeated="1017" table:default-cell-style-name="ce39"/>
        <table:table-row table:style-name="ro19">
          <table:table-cell table:style-name="ce233" office:value-type="string">
            <text:p>#</text:p>
          </table:table-cell>
          <table:table-cell table:style-name="ce233" office:value-type="string">
            <text:p>Map</text:p>
          </table:table-cell>
          <table:table-cell table:style-name="ce233" office:value-type="string">
            <text:p>Affiliated teams</text:p>
          </table:table-cell>
          <table:table-cell table:style-name="ce233" office:value-type="string">
            <text:p>Type</text:p>
          </table:table-cell>
          <table:table-cell table:style-name="ce233" office:value-type="string">
            <text:p>Size</text:p>
          </table:table-cell>
          <table:table-cell table:style-name="ce233" office:value-type="string">
            <text:p>Description</text:p>
          </table:table-cell>
          <table:table-cell table:style-name="ce233" office:value-type="string">
            <text:p>Features</text:p>
          </table:table-cell>
          <table:table-cell table:style-name="ce233" table:number-columns-repeated="1017"/>
        </table:table-row>
        <table:table-row table:style-name="ro21">
          <table:table-cell office:value-type="float" office:value="1">
            <text:p>1</text:p>
          </table:table-cell>
          <table:table-cell office:value-type="string">
            <text:p>Ice Mountain</text:p>
          </table:table-cell>
          <table:table-cell office:value-type="string">
            <text:p>Forgotten Grove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Blizzard, avalanche, melting ice, mutual knockback on ice, reduced SP, bonus for holding peak</text:p>
          </table:table-cell>
          <table:table-cell table:number-columns-repeated="1017"/>
        </table:table-row>
        <table:table-row table:style-name="ro22">
          <table:table-cell office:value-type="float" office:value="2">
            <text:p>2</text:p>
          </table:table-cell>
          <table:table-cell office:value-type="string">
            <text:p>Terrorarium</text:p>
          </table:table-cell>
          <table:table-cell office:value-type="string">
            <text:p>Psycho Tropic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Vines (game of life), quicksand, fly traps, powerup shrooms</text:p>
          </table:table-cell>
          <table:table-cell table:number-columns-repeated="1017"/>
        </table:table-row>
        <table:table-row table:style-name="ro22">
          <table:table-cell office:value-type="float" office:value="3">
            <text:p>3</text:p>
          </table:table-cell>
          <table:table-cell office:value-type="string">
            <text:p>Paradise</text:p>
          </table:table-cell>
          <table:table-cell office:value-type="string">
            <text:p>Cute, Forgotten Grove, Psycho Tropics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Flowing rivers, life spring, vengeance against nature destroyed</text:p>
          </table:table-cell>
          <table:table-cell table:number-columns-repeated="1017"/>
        </table:table-row>
        <table:table-row table:style-name="ro20">
          <table:table-cell table:style-name="Default" table:number-columns-repeated="4"/>
          <table:table-cell table:number-columns-repeated="1020"/>
        </table:table-row>
        <table:table-row table:style-name="ro22">
          <table:table-cell office:value-type="float" office:value="4">
            <text:p>4</text:p>
          </table:table-cell>
          <table:table-cell office:value-type="string">
            <text:p>Desert</text:p>
          </table:table-cell>
          <table:table-cell office:value-type="string">
            <text:p>Psilent Aureator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Sandstorms, sarlac pit, shifting dunes, pyramid obstacles</text:p>
          </table:table-cell>
          <table:table-cell table:number-columns-repeated="1017"/>
        </table:table-row>
        <table:table-row table:style-name="ro19">
          <table:table-cell office:value-type="float" office:value="5">
            <text:p>5</text:p>
          </table:table-cell>
          <table:table-cell office:value-type="string">
            <text:p>Cube Keep/Countryside</text:p>
          </table:table-cell>
          <table:table-cell office:value-type="string">
            <text:p>Torridale</text:p>
          </table:table-cell>
          <table:table-cell office:value-type="string">
            <text:p>Homeland</text:p>
          </table:table-cell>
          <table:table-cell table:number-columns-repeated="2"/>
          <table:table-cell table:style-name="Default" office:value-type="string">
            <text:p>Fortified side (no fog), range and visibilty bonus</text:p>
          </table:table-cell>
          <table:table-cell table:number-columns-repeated="1017"/>
        </table:table-row>
        <table:table-row table:style-name="ro19">
          <table:table-cell office:value-type="float" office:value="6">
            <text:p>6</text:p>
          </table:table-cell>
          <table:table-cell office:value-type="string">
            <text:p>Courtyard</text:p>
          </table:table-cell>
          <table:table-cell office:value-type="string">
            <text:p>Chrononistas, Torridale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Queue shifting spaces, battlements</text:p>
          </table:table-cell>
          <table:table-cell table:number-columns-repeated="1017"/>
        </table:table-row>
        <table:table-row table:style-name="ro22">
          <table:table-cell office:value-type="float" office:value="7">
            <text:p>7</text:p>
          </table:table-cell>
          <table:table-cell office:value-type="string">
            <text:p>Battle for Middle-Cube</text:p>
          </table:table-cell>
          <table:table-cell office:value-type="string">
            <text:p>The Ancients, Psilent Aureators, The Voidoids, Torridale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NPC peon slaughter, Evil/Light side, 2 keeps?</text:p>
          </table:table-cell>
          <table:table-cell table:number-columns-repeated="1017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Valhalla</text:p>
          </table:table-cell>
          <table:table-cell office:value-type="string">
            <text:p>The Ancient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NPC's generate, move to ascension fountain, healing</text:p>
          </table:table-cell>
          <table:table-cell table:number-columns-repeated="1017"/>
        </table:table-row>
        <table:table-row table:style-name="ro22">
          <table:table-cell office:value-type="float" office:value="9">
            <text:p>9</text:p>
          </table:table-cell>
          <table:table-cell office:value-type="string">
            <text:p>The Void</text:p>
          </table:table-cell>
          <table:table-cell office:value-type="string">
            <text:p>The Voidoid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NPC's generate, move to grinder, corpses flung; Volcanoes, magma cools to stone, fire jets</text:p>
          </table:table-cell>
          <table:table-cell table:number-columns-repeated="1017"/>
        </table:table-row>
        <table:table-row table:style-name="ro20">
          <table:table-cell table:number-columns-repeated="1024"/>
        </table:table-row>
        <table:table-row table:style-name="ro19">
          <table:table-cell office:value-type="float" office:value="10">
            <text:p>10</text:p>
          </table:table-cell>
          <table:table-cell office:value-type="string">
            <text:p>Bizarre Bazaar</text:p>
          </table:table-cell>
          <table:table-cell office:value-type="string">
            <text:p>Psilent Aureators, Laissez Fair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Destrucible carts &amp; shops, item drops, thieves</text:p>
          </table:table-cell>
          <table:table-cell table:number-columns-repeated="1017"/>
        </table:table-row>
        <table:table-row table:style-name="ro19">
          <table:table-cell office:value-type="float" office:value="11">
            <text:p>11</text:p>
          </table:table-cell>
          <table:table-cell office:value-type="string">
            <text:p>Badlands</text:p>
          </table:table-cell>
          <table:table-cell office:value-type="string">
            <text:p>Chrononistas</text:p>
          </table:table-cell>
          <table:table-cell office:value-type="string">
            <text:p>Homeland</text:p>
          </table:table-cell>
          <table:table-cell table:number-columns-repeated="1020"/>
        </table:table-row>
        <table:table-row table:style-name="ro19">
          <table:table-cell office:value-type="float" office:value="12">
            <text:p>12</text:p>
          </table:table-cell>
          <table:table-cell office:value-type="string">
            <text:p>Cubeberg</text:p>
          </table:table-cell>
          <table:table-cell office:value-type="string">
            <text:p>Steampunk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Steam valves, destructible buildings</text:p>
          </table:table-cell>
          <table:table-cell table:number-columns-repeated="1017"/>
        </table:table-row>
        <table:table-row table:style-name="ro19">
          <table:table-cell office:value-type="float" office:value="13">
            <text:p>13</text:p>
          </table:table-cell>
          <table:table-cell office:value-type="string">
            <text:p>Circus</text:p>
          </table:table-cell>
          <table:table-cell office:value-type="string">
            <text:p>Laissez Fair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Trapeze, roller coaster</text:p>
          </table:table-cell>
          <table:table-cell table:number-columns-repeated="1017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Polluted Paradise</text:p>
          </table:table-cell>
          <table:table-cell office:value-type="string">
            <text:p>Forgotten Grove, Psycho Tropics, Aridiated Guild, Steampunk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Toxic river, </text:p>
          </table:table-cell>
          <table:table-cell table:number-columns-repeated="1017"/>
        </table:table-row>
        <table:table-row table:style-name="ro20">
          <table:table-cell table:number-columns-repeated="1024"/>
        </table:table-row>
        <table:table-row table:style-name="ro19">
          <table:table-cell office:value-type="float" office:value="15">
            <text:p>15</text:p>
          </table:table-cell>
          <table:table-cell office:value-type="string">
            <text:p>Nuketown</text:p>
          </table:table-cell>
          <table:table-cell office:value-type="string">
            <text:p>TOP SECRET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Air raid sirens, nuclear tests</text:p>
          </table:table-cell>
          <table:table-cell table:number-columns-repeated="1017"/>
        </table:table-row>
        <table:table-row table:style-name="ro19">
          <table:table-cell office:value-type="float" office:value="16">
            <text:p>16</text:p>
          </table:table-cell>
          <table:table-cell office:value-type="string">
            <text:p>Lab/Sewers</text:p>
          </table:table-cell>
          <table:table-cell office:value-type="string">
            <text:p>TOP SECRET, Experiment X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19">
          <table:table-cell office:value-type="float" office:value="17">
            <text:p>17</text:p>
          </table:table-cell>
          <table:table-cell office:value-type="string">
            <text:p>Junkyard</text:p>
          </table:table-cell>
          <table:table-cell office:value-type="string">
            <text:p>Experiment X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Conveyor belts, crusher side, magentic crane</text:p>
          </table:table-cell>
          <table:table-cell table:number-columns-repeated="1017"/>
        </table:table-row>
        <table:table-row table:style-name="ro19">
          <table:table-cell office:value-type="float" office:value="18">
            <text:p>18</text:p>
          </table:table-cell>
          <table:table-cell office:value-type="string">
            <text:p>Flood Basin</text:p>
          </table:table-cell>
          <table:table-cell office:value-type="string">
            <text:p>The Aridiated Guild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High ground, fluctuating water level</text:p>
          </table:table-cell>
          <table:table-cell table:number-columns-repeated="1017"/>
        </table:table-row>
        <table:table-row table:style-name="ro19">
          <table:table-cell office:value-type="float" office:value="19">
            <text:p>19</text:p>
          </table:table-cell>
          <table:table-cell office:value-type="string">
            <text:p>Wasted Cube City</text:p>
          </table:table-cell>
          <table:table-cell office:value-type="string">
            <text:p>Nuclear Winterer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Irradiated edges, destructible buildings</text:p>
          </table:table-cell>
          <table:table-cell table:number-columns-repeated="1017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Wasted Badlands</text:p>
          </table:table-cell>
          <table:table-cell office:value-type="string">
            <text:p>Nuclear Winterers, Aridiated Guild, New Republic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Irradiated zones, minefields, bunkers</text:p>
          </table:table-cell>
          <table:table-cell table:number-columns-repeated="1017"/>
        </table:table-row>
        <table:table-row table:style-name="ro19">
          <table:table-cell office:value-type="float" office:value="21">
            <text:p>21</text:p>
          </table:table-cell>
          <table:table-cell office:value-type="string">
            <text:p>New Cube City</text:p>
          </table:table-cell>
          <table:table-cell office:value-type="string">
            <text:p>New Republic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Malfunctioning AI security, destructible buildings</text:p>
          </table:table-cell>
          <table:table-cell table:number-columns-repeated="1017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Asteroid Mining Platform</text:p>
          </table:table-cell>
          <table:table-cell office:value-type="string">
            <text:p>GEARP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Tunnels to opposing faces, meteors (create crater OB), solar wind</text:p>
          </table:table-cell>
          <table:table-cell table:number-columns-repeated="1017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Invasion of Cute Homeworld</text:p>
          </table:table-cell>
          <table:table-cell office:value-type="string">
            <text:p>GEARP, Cute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table:style-name="Default" table:number-columns-repeated="3"/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2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22" table:number-rows-repeated="1048541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Old Levels" table:style-name="ta18" table:print="false">
        <table:table-column table:style-name="co112" table:default-cell-style-name="ce39"/>
        <table:table-column table:style-name="co113" table:default-cell-style-name="ce39"/>
        <table:table-column table:style-name="co114" table:default-cell-style-name="ce39"/>
        <table:table-column table:style-name="co115" table:default-cell-style-name="ce39"/>
        <table:table-column table:style-name="co94" table:default-cell-style-name="ce39"/>
        <table:table-column table:style-name="co116" table:default-cell-style-name="ce39"/>
        <table:table-column table:style-name="co5" table:number-columns-repeated="1018" table:default-cell-style-name="ce39"/>
        <table:table-row table:style-name="ro19">
          <table:table-cell table:style-name="ce35" office:value-type="string">
            <text:p>Home team</text:p>
          </table:table-cell>
          <table:table-cell table:style-name="ce35" office:value-type="string">
            <text:p>Level</text:p>
          </table:table-cell>
          <table:table-cell table:style-name="ce35"/>
          <table:table-cell table:style-name="ce35" office:value-type="string">
            <text:p>Unlock</text:p>
          </table:table-cell>
          <table:table-cell table:style-name="ce35" office:value-type="string">
            <text:p>Size</text:p>
          </table:table-cell>
          <table:table-cell table:style-name="ce35" office:value-type="string">
            <text:p>Features</text:p>
          </table:table-cell>
          <table:table-cell table:number-columns-repeated="1018"/>
        </table:table-row>
        <table:table-row table:style-name="ro22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9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19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22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9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22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1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22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22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9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22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25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22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9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9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9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9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9" table:number-rows-repeated="104855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O.R." table:style-name="ta3" table:print="false">
        <table:table-column table:style-name="co13" table:number-columns-repeated="2" table:default-cell-style-name="ce55"/>
        <table:table-column table:style-name="co5" table:default-cell-style-name="ce55"/>
        <table:table-column table:style-name="co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55"/>
        <table:table-column table:style-name="co18" table:default-cell-style-name="ce55"/>
        <table:table-column table:style-name="co5" table:number-columns-repeated="1015" table:default-cell-style-name="ce55"/>
        <table:table-row table:style-name="ro18">
          <table:table-cell table:style-name="ce234" office:value-type="string">
            <text:p>The Old Republic</text:p>
          </table:table-cell>
          <table:table-cell table:style-name="ce239" office:value-type="string">
            <text:p>chemical warfare (mustard gas, napalm, fission bomb)</text:p>
          </table:table-cell>
          <table:table-cell table:style-name="ce235" table:number-columns-repeated="7"/>
          <table:table-cell table:style-name="ce52" table:number-columns-repeated="1015"/>
        </table:table-row>
        <table:table-row table:style-name="ro20">
          <table:table-cell table:style-name="ce235" office:value-type="string">
            <text:p>Unit Name</text:p>
          </table:table-cell>
          <table:table-cell table:style-name="ce235" office:value-type="string">
            <text:p>Ability </text:p>
          </table:table-cell>
          <table:table-cell table:style-name="ce235" office:value-type="string">
            <text:p>Cost</text:p>
          </table:table-cell>
          <table:table-cell table:style-name="ce235" office:value-type="string">
            <text:p>RNG</text:p>
          </table:table-cell>
          <table:table-cell table:style-name="ce235" office:value-type="string">
            <text:p>DMG</text:p>
          </table:table-cell>
          <table:table-cell table:style-name="ce235" office:value-type="string">
            <text:p>RAD</text:p>
          </table:table-cell>
          <table:table-cell table:style-name="ce235" office:value-type="string">
            <text:p>Targeting</text:p>
          </table:table-cell>
          <table:table-cell table:style-name="ce235" office:value-type="string">
            <text:p>Effects</text:p>
          </table:table-cell>
          <table:table-cell table:style-name="ce235" office:value-type="string">
            <text:p>Note</text:p>
          </table:table-cell>
          <table:table-cell table:style-name="ce52" table:number-columns-repeated="1015"/>
        </table:table-row>
        <table:table-row table:style-name="ro20">
          <table:table-cell table:style-name="ce236" office:value-type="string">
            <text:p>Dictator/Big Brother</text:p>
          </table:table-cell>
          <table:table-cell table:style-name="ce240" table:number-columns-repeated="2"/>
          <table:table-cell table:style-name="ce241" table:number-columns-repeated="4"/>
          <table:table-cell table:style-name="ce240" table:number-columns-repeated="2"/>
          <table:table-cell table:style-name="ce58" table:number-columns-repeated="1015"/>
        </table:table-row>
        <table:table-row table:style-name="ro20" table:number-rows-repeated="3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 table:number-rows-repeated="3">
          <table:table-cell table:style-name="ce237" table:number-columns-repeated="3"/>
          <table:table-cell table:style-name="ce243" table:number-columns-repeated="4"/>
          <table:table-cell table:style-name="ce237" table:number-columns-repeated="2"/>
          <table:table-cell table:number-columns-repeated="1015"/>
        </table:table-row>
        <table:table-row table:style-name="ro20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7"/>
          <table:table-cell table:style-name="ce238" table:number-columns-repeated="2"/>
          <table:table-cell table:style-name="ce244"/>
          <table:table-cell table:style-name="ce242" table:number-columns-repeated="3"/>
          <table:table-cell table:style-name="ce238" table:number-columns-repeated="2"/>
          <table:table-cell table:number-columns-repeated="1015"/>
        </table:table-row>
        <table:table-row table:style-name="ro20" table:number-rows-repeated="3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8" table:number-columns-repeated="3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6" office:value-type="string">
            <text:p>Infantry</text:p>
          </table:table-cell>
          <table:table-cell table:style-name="ce240" table:number-columns-repeated="2"/>
          <table:table-cell table:style-name="ce241" table:number-columns-repeated="4"/>
          <table:table-cell table:style-name="ce240" table:number-columns-repeated="2"/>
          <table:table-cell table:style-name="ce58" table:number-columns-repeated="1015"/>
        </table:table-row>
        <table:table-row table:style-name="ro20" table:number-rows-repeated="3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8" table:number-columns-repeated="3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6" office:value-type="string">
            <text:p>Tank</text:p>
          </table:table-cell>
          <table:table-cell table:style-name="ce240" table:number-columns-repeated="2"/>
          <table:table-cell table:style-name="ce241" table:number-columns-repeated="4"/>
          <table:table-cell table:style-name="ce240" table:number-columns-repeated="2"/>
          <table:table-cell table:style-name="ce58" table:number-columns-repeated="1015"/>
        </table:table-row>
        <table:table-row table:style-name="ro20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7" table:number-columns-repeated="3"/>
          <table:table-cell table:style-name="ce243" table:number-columns-repeated="4"/>
          <table:table-cell table:style-name="ce237" table:number-columns-repeated="2"/>
          <table:table-cell table:number-columns-repeated="1015"/>
        </table:table-row>
        <table:table-row table:style-name="ro20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8" table:number-columns-repeated="3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>
          <table:table-cell table:style-name="ce236" office:value-type="string">
            <text:p>Bomber Plane</text:p>
          </table:table-cell>
          <table:table-cell table:style-name="ce240" table:number-columns-repeated="2"/>
          <table:table-cell table:style-name="ce241" table:number-columns-repeated="4"/>
          <table:table-cell table:style-name="ce240" table:number-columns-repeated="2"/>
          <table:table-cell table:style-name="ce58" table:number-columns-repeated="1015"/>
        </table:table-row>
        <table:table-row table:style-name="ro20" table:number-rows-repeated="3">
          <table:table-cell table:style-name="ce237"/>
          <table:table-cell table:style-name="ce238" table:number-columns-repeated="2"/>
          <table:table-cell table:style-name="ce242" table:number-columns-repeated="4"/>
          <table:table-cell table:style-name="ce238" table:number-columns-repeated="2"/>
          <table:table-cell table:number-columns-repeated="1015"/>
        </table:table-row>
        <table:table-row table:style-name="ro20" table:number-rows-repeated="6550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errorist" table:style-name="ta19" table:print="false">
        <table:table-column table:style-name="co58" table:default-cell-style-name="ce250"/>
        <table:table-column table:style-name="co59" table:default-cell-style-name="ce250"/>
        <table:table-column table:style-name="co60" table:default-cell-style-name="ce250"/>
        <table:table-column table:style-name="co61" table:default-cell-style-name="ce250"/>
        <table:table-column table:style-name="co62" table:default-cell-style-name="ce250"/>
        <table:table-column table:style-name="co63" table:default-cell-style-name="ce250"/>
        <table:table-column table:style-name="co64" table:default-cell-style-name="ce250"/>
        <table:table-column table:style-name="co65" table:default-cell-style-name="ce250"/>
        <table:table-column table:style-name="co66" table:default-cell-style-name="ce250"/>
        <table:table-column table:style-name="co5" table:default-cell-style-name="ce250"/>
        <table:table-column table:style-name="co67" table:default-cell-style-name="ce250"/>
        <table:table-column table:style-name="co68" table:default-cell-style-name="ce250"/>
        <table:table-column table:style-name="co5" table:number-columns-repeated="1012" table:default-cell-style-name="ce250"/>
        <table:table-row table:style-name="ro18">
          <table:table-cell table:style-name="ce245" office:value-type="string">
            <text:p>[terrorist]</text:p>
          </table:table-cell>
          <table:table-cell table:style-name="ce246" office:value-type="string">
            <text:p>guerrilla tactics</text:p>
          </table:table-cell>
          <table:table-cell table:style-name="ce246" table:number-columns-repeated="7"/>
          <table:table-cell table:number-columns-repeated="1015"/>
        </table:table-row>
        <table:table-row table:style-name="ro23">
          <table:table-cell table:style-name="ce246" office:value-type="string">
            <text:p>Unit Name</text:p>
          </table:table-cell>
          <table:table-cell table:style-name="ce246" office:value-type="string">
            <text:p>Ability </text:p>
          </table:table-cell>
          <table:table-cell table:style-name="ce246" office:value-type="string">
            <text:p>Cost</text:p>
          </table:table-cell>
          <table:table-cell table:style-name="ce246" office:value-type="string">
            <text:p>RNG</text:p>
          </table:table-cell>
          <table:table-cell table:style-name="ce246" office:value-type="string">
            <text:p>DMG</text:p>
          </table:table-cell>
          <table:table-cell table:style-name="ce246" office:value-type="string">
            <text:p>RAD</text:p>
          </table:table-cell>
          <table:table-cell table:style-name="ce246" office:value-type="string">
            <text:p>Targeting</text:p>
          </table:table-cell>
          <table:table-cell table:style-name="ce246" office:value-type="string">
            <text:p>Effects</text:p>
          </table:table-cell>
          <table:table-cell table:style-name="ce246" office:value-type="string">
            <text:p>Note</text:p>
          </table:table-cell>
          <table:table-cell table:number-columns-repeated="1015"/>
        </table:table-row>
        <table:table-row table:style-name="ro20">
          <table:table-cell table:style-name="ce247"/>
          <table:table-cell table:style-name="ce251" table:number-columns-repeated="2"/>
          <table:table-cell table:style-name="ce252" table:number-columns-repeated="4"/>
          <table:table-cell table:style-name="ce251" table:number-columns-repeated="2"/>
          <table:table-cell table:number-columns-repeated="1015"/>
        </table:table-row>
        <table:table-row table:style-name="ro20" table:number-rows-repeated="2">
          <table:table-cell table:style-name="ce248"/>
          <table:table-cell table:style-name="ce249" table:number-columns-repeated="2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 table:number-rows-repeated="3">
          <table:table-cell table:style-name="ce248" table:number-columns-repeated="3"/>
          <table:table-cell table:style-name="ce254" table:number-columns-repeated="4"/>
          <table:table-cell table:style-name="ce248" table:number-columns-repeated="2"/>
          <table:table-cell table:number-columns-repeated="1015"/>
        </table:table-row>
        <table:table-row table:style-name="ro20">
          <table:table-cell table:style-name="ce248"/>
          <table:table-cell table:style-name="ce249" table:number-columns-repeated="2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>
          <table:table-cell table:style-name="ce248"/>
          <table:table-cell table:style-name="ce249" table:number-columns-repeated="2"/>
          <table:table-cell table:style-name="ce255"/>
          <table:table-cell table:style-name="ce253" table:number-columns-repeated="3"/>
          <table:table-cell table:style-name="ce249" table:number-columns-repeated="2"/>
          <table:table-cell table:number-columns-repeated="1015"/>
        </table:table-row>
        <table:table-row table:style-name="ro20" table:number-rows-repeated="2">
          <table:table-cell table:style-name="ce248"/>
          <table:table-cell table:style-name="ce249" table:number-columns-repeated="2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>
          <table:table-cell table:style-name="ce249" table:number-columns-repeated="3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3">
          <table:table-cell table:style-name="ce247" office:value-type="string">
            <text:p>suicide infantry</text:p>
          </table:table-cell>
          <table:table-cell table:style-name="ce251" table:number-columns-repeated="2"/>
          <table:table-cell table:style-name="ce252" table:number-columns-repeated="4"/>
          <table:table-cell table:style-name="ce251" table:number-columns-repeated="2"/>
          <table:table-cell table:number-columns-repeated="1015"/>
        </table:table-row>
        <table:table-row table:style-name="ro23">
          <table:table-cell table:style-name="ce248"/>
          <table:table-cell table:style-name="ce249" office:value-type="string">
            <text:p>hijack other unit/kamikaze</text:p>
          </table:table-cell>
          <table:table-cell table:style-name="ce249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 table:number-rows-repeated="2">
          <table:table-cell table:style-name="ce248"/>
          <table:table-cell table:style-name="ce249" table:number-columns-repeated="2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>
          <table:table-cell table:style-name="ce249" table:number-columns-repeated="3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>
          <table:table-cell table:style-name="ce247"/>
          <table:table-cell table:style-name="ce251" table:number-columns-repeated="2"/>
          <table:table-cell table:style-name="ce252" table:number-columns-repeated="4"/>
          <table:table-cell table:style-name="ce251" table:number-columns-repeated="2"/>
          <table:table-cell table:number-columns-repeated="1015"/>
        </table:table-row>
        <table:table-row table:style-name="ro20" table:number-rows-repeated="3">
          <table:table-cell table:style-name="ce248"/>
          <table:table-cell table:style-name="ce249" table:number-columns-repeated="2"/>
          <table:table-cell table:style-name="ce253" table:number-columns-repeated="4"/>
          <table:table-cell table:style-name="ce249" table:number-columns-repeated="2"/>
          <table:table-cell table:number-columns-repeated="1015"/>
        </table:table-row>
        <table:table-row table:style-name="ro20" table:number-rows-repeated="104855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Kriegwood" table:style-name="ta20" table:print="false">
        <table:table-column table:style-name="co117" table:default-cell-style-name="ce259"/>
        <table:table-column table:style-name="co118" table:default-cell-style-name="ce260"/>
        <table:table-column table:style-name="co119" table:default-cell-style-name="ce260"/>
        <table:table-column table:style-name="co72" table:default-cell-style-name="ce264"/>
        <table:table-column table:style-name="co120" table:default-cell-style-name="ce264"/>
        <table:table-column table:style-name="co78" table:default-cell-style-name="ce264"/>
        <table:table-column table:style-name="co121" table:default-cell-style-name="ce264"/>
        <table:table-column table:style-name="co122" table:default-cell-style-name="ce260"/>
        <table:table-column table:style-name="co123" table:default-cell-style-name="ce260"/>
        <table:table-row table:style-name="ro18">
          <table:table-cell table:style-name="ce256" office:value-type="string">
            <text:p>Kriegwood</text:p>
          </table:table-cell>
          <table:table-cell table:style-name="ce257" table:number-columns-repeated="8"/>
        </table:table-row>
        <table:table-row table:style-name="ro24">
          <table:table-cell table:style-name="ce257" office:value-type="string">
            <text:p>Unit Name</text:p>
          </table:table-cell>
          <table:table-cell table:style-name="ce257" office:value-type="string">
            <text:p>Ability </text:p>
          </table:table-cell>
          <table:table-cell table:style-name="ce257" office:value-type="string">
            <text:p>Cost</text:p>
          </table:table-cell>
          <table:table-cell table:style-name="ce257" office:value-type="string">
            <text:p>RNG</text:p>
          </table:table-cell>
          <table:table-cell table:style-name="ce257" office:value-type="string">
            <text:p>DMG</text:p>
          </table:table-cell>
          <table:table-cell table:style-name="ce257" office:value-type="string">
            <text:p>RAD</text:p>
          </table:table-cell>
          <table:table-cell table:style-name="ce257" office:value-type="string">
            <text:p>Targeting</text:p>
          </table:table-cell>
          <table:table-cell table:style-name="ce257" office:value-type="string">
            <text:p>Effects</text:p>
          </table:table-cell>
          <table:table-cell table:style-name="ce257" office:value-type="string">
            <text:p>Note</text:p>
          </table:table-cell>
        </table:table-row>
        <table:table-row table:style-name="ro20">
          <table:table-cell table:style-name="ce258"/>
          <table:table-cell table:style-name="ce262" table:number-columns-repeated="2"/>
          <table:table-cell table:style-name="ce263" table:number-columns-repeated="4"/>
          <table:table-cell table:style-name="ce262" table:number-columns-repeated="2"/>
        </table:table-row>
        <table:table-row table:style-name="ro20" table:number-rows-repeated="2">
          <table:table-cell table:number-columns-repeated="9"/>
        </table:table-row>
        <table:table-row table:style-name="ro20" table:number-rows-repeated="3">
          <table:table-cell/>
          <table:table-cell table:style-name="ce259" table:number-columns-repeated="2"/>
          <table:table-cell table:style-name="ce265" table:number-columns-repeated="4"/>
          <table:table-cell table:style-name="ce259" table:number-columns-repeated="2"/>
        </table:table-row>
        <table:table-row table:style-name="ro20">
          <table:table-cell table:number-columns-repeated="9"/>
        </table:table-row>
        <table:table-row table:style-name="ro20">
          <table:table-cell table:number-columns-repeated="3"/>
          <table:table-cell table:style-name="ce266"/>
          <table:table-cell table:number-columns-repeated="5"/>
        </table:table-row>
        <table:table-row table:style-name="ro20" table:number-rows-repeated="2">
          <table:table-cell table:number-columns-repeated="9"/>
        </table:table-row>
        <table:table-row table:style-name="ro20">
          <table:table-cell table:style-name="ce260"/>
          <table:table-cell table:number-columns-repeated="8"/>
        </table:table-row>
        <table:table-row table:style-name="ro20">
          <table:table-cell table:style-name="ce261"/>
          <table:table-cell table:style-name="ce262" table:number-columns-repeated="2"/>
          <table:table-cell table:style-name="ce263" table:number-columns-repeated="4"/>
          <table:table-cell table:style-name="ce262" table:number-columns-repeated="2"/>
        </table:table-row>
        <table:table-row table:style-name="ro20" table:number-rows-repeated="3">
          <table:table-cell table:number-columns-repeated="9"/>
        </table:table-row>
        <table:table-row table:style-name="ro20">
          <table:table-cell table:style-name="ce260"/>
          <table:table-cell table:number-columns-repeated="8"/>
        </table:table-row>
        <table:table-row table:style-name="ro23">
          <table:table-cell table:style-name="ce258" office:value-type="string">
            <text:p>Ghost Animal/Familiar</text:p>
          </table:table-cell>
          <table:table-cell table:style-name="ce262" table:number-columns-repeated="2"/>
          <table:table-cell table:style-name="ce263" table:number-columns-repeated="4"/>
          <table:table-cell table:style-name="ce262" table:number-columns-repeated="2"/>
        </table:table-row>
        <table:table-row table:style-name="ro20" table:number-rows-repeated="3">
          <table:table-cell table:number-columns-repeated="9"/>
        </table:table-row>
        <table:table-row table:style-name="ro20">
          <table:table-cell table:style-name="ce260"/>
          <table:table-cell table:number-columns-repeated="8"/>
        </table:table-row>
        <table:table-row table:style-name="ro23">
          <table:table-cell table:style-name="ce258" office:value-type="string">
            <text:p>Dead Ent</text:p>
          </table:table-cell>
          <table:table-cell table:style-name="ce262" table:number-columns-repeated="2"/>
          <table:table-cell table:style-name="ce263" table:number-columns-repeated="4"/>
          <table:table-cell table:style-name="ce262" table:number-columns-repeated="2"/>
        </table:table-row>
        <table:table-row table:style-name="ro20" table:number-rows-repeated="2">
          <table:table-cell table:number-columns-repeated="9"/>
        </table:table-row>
        <table:table-row table:style-name="ro20">
          <table:table-cell table:number-columns-repeated="9"/>
        </table:table-row>
      </table:table>
      <table:table table:name="Wizards" table:style-name="ta18" table:print="false">
        <table:table-column table:style-name="co5" table:default-cell-style-name="Default"/>
        <table:table-row table:style-name="ro20">
          <table:table-cell/>
        </table:table-row>
      </table:table>
      <table:table table:name="Whimsical" table:style-name="ta18" table:print="false">
        <table:table-column table:style-name="co5" table:default-cell-style-name="Default"/>
        <table:table-row table:style-name="ro20">
          <table:table-cell/>
        </table:table-row>
      </table:table>
      <table:table table:name="Robots" table:style-name="ta18" table:print="false">
        <table:table-column table:style-name="co5" table:number-columns-repeated="2" table:default-cell-style-name="Default"/>
        <table:table-row table:style-name="ro20">
          <table:table-cell office:value-type="string">
            <text:p>Task Manager</text:p>
          </table:table-cell>
          <table:table-cell/>
        </table:table-row>
        <table:table-row table:style-name="ro20">
          <table:table-cell/>
          <table:table-cell office:value-type="string">
            <text:p>Control</text:p>
          </table:table-cell>
        </table:table-row>
        <table:table-row table:style-name="ro20">
          <table:table-cell/>
          <table:table-cell office:value-type="string">
            <text:p>Alter</text:p>
          </table:table-cell>
        </table:table-row>
        <table:table-row table:style-name="ro20">
          <table:table-cell/>
          <table:table-cell office:value-type="string">
            <text:p>Delete</text:p>
          </table:table-cell>
        </table:table-row>
      </table:table>
      <table:table table:name="notes" table:style-name="ta18" table:print="false">
        <table:table-column table:style-name="co5" table:default-cell-style-name="Default"/>
        <table:table-row table:style-name="ro3">
          <table:table-cell office:value-type="string">
            <text:p>expandible team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03/17/2012</text:date>, <text:time>08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3-17T08:06:49.87</dc:date>
    <meta:editing-duration>P4DT15H53M2S</meta:editing-duration>
    <meta:editing-cycles>306</meta:editing-cycles>
    <meta:generator>OpenOffice.org/3.3$Win32 OpenOffice.org_project/330m20$Build-9567</meta:generator>
    <meta:document-statistic meta:table-count="26" meta:cell-count="1498" meta:object-count="0"/>
  </office:meta>
</office:document-meta>
</file>